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NormalWeb" style:master-page-name="MP0" style:family="paragraph">
      <style:paragraph-properties fo:break-before="page" style:writing-mode="rl-tb"/>
    </style:style>
    <style:style style:name="T2" style:parent-style-name="DefaultParagraphFont" style:family="text">
      <style:text-properties style:font-name="Taamey Ashkenaz" style:font-name-complex="Taamey Ashkenaz" fo:font-size="8pt" style:font-size-asian="8pt" style:font-size-complex="8pt"/>
    </style:style>
    <style:style style:name="T3" style:parent-style-name="DefaultParagraphFont" style:family="text">
      <style:text-properties style:font-name="Taamey Ashkenaz" style:font-name-complex="Taamey Ashkenaz" fo:font-size="8pt" style:font-size-asian="8pt" style:font-size-complex="8pt"/>
    </style:style>
    <style:style style:name="T4" style:parent-style-name="DefaultParagraphFont" style:family="text">
      <style:text-properties style:font-name="Taamey Ashkenaz" style:font-name-complex="Taamey Ashkenaz" fo:font-size="8pt" style:font-size-asian="8pt" style:font-size-complex="8pt"/>
    </style:style>
    <style:style style:name="T5" style:parent-style-name="DefaultParagraphFont" style:family="text">
      <style:text-properties style:font-name="Taamey Ashkenaz" style:font-name-complex="Taamey Ashkenaz" fo:font-size="8pt" style:font-size-asian="8pt" style:font-size-complex="8pt"/>
    </style:style>
    <style:style style:name="T6" style:parent-style-name="DefaultParagraphFont" style:family="text">
      <style:text-properties style:font-name="Taamey Ashkenaz" style:font-name-complex="Taamey Ashkenaz" fo:font-size="8pt" style:font-size-asian="8pt" style:font-size-complex="8pt"/>
    </style:style>
    <style:style style:name="P7" style:parent-style-name="NormalWeb" style:family="paragraph">
      <style:paragraph-properties style:writing-mode="rl-tb"/>
    </style:style>
    <style:style style:name="T8" style:parent-style-name="DefaultParagraphFont" style:family="text">
      <style:text-properties style:font-name="Taamey Ashkenaz" style:font-name-complex="Taamey Ashkenaz" fo:font-size="8pt" style:font-size-asian="8pt" style:font-size-complex="8pt"/>
    </style:style>
    <style:style style:name="T9" style:parent-style-name="DefaultParagraphFont" style:family="text">
      <style:text-properties style:font-name="Taamey Ashkenaz" style:font-name-complex="Taamey Ashkenaz" fo:font-size="8pt" style:font-size-asian="8pt" style:font-size-complex="8pt"/>
    </style:style>
    <style:style style:name="T10" style:parent-style-name="DefaultParagraphFont" style:family="text">
      <style:text-properties style:font-name="Taamey Ashkenaz" style:font-name-complex="Taamey Ashkenaz" fo:font-size="8pt" style:font-size-asian="8pt" style:font-size-complex="8pt"/>
    </style:style>
    <style:style style:name="T11" style:parent-style-name="DefaultParagraphFont" style:family="text">
      <style:text-properties style:font-name="Taamey Ashkenaz" style:font-name-complex="Taamey Ashkenaz" fo:font-size="8pt" style:font-size-asian="8pt" style:font-size-complex="8pt"/>
    </style:style>
    <style:style style:name="T12" style:parent-style-name="DefaultParagraphFont" style:family="text">
      <style:text-properties style:font-name="Taamey Ashkenaz" style:font-name-complex="Taamey Ashkenaz" fo:font-size="8pt" style:font-size-asian="8pt" style:font-size-complex="8pt"/>
    </style:style>
    <style:style style:name="T13" style:parent-style-name="DefaultParagraphFont" style:family="text">
      <style:text-properties style:font-name="Taamey Ashkenaz" style:font-name-complex="Taamey Ashkenaz" fo:font-size="8pt" style:font-size-asian="8pt" style:font-size-complex="8pt"/>
    </style:style>
    <style:style style:name="T14" style:parent-style-name="DefaultParagraphFont" style:family="text">
      <style:text-properties style:font-name="Taamey Ashkenaz" style:font-name-complex="Taamey Ashkenaz" fo:font-size="8pt" style:font-size-asian="8pt" style:font-size-complex="8pt"/>
    </style:style>
    <style:style style:name="T15" style:parent-style-name="DefaultParagraphFont" style:family="text">
      <style:text-properties style:font-name="Taamey Ashkenaz" style:font-name-complex="Taamey Ashkenaz" fo:font-size="8pt" style:font-size-asian="8pt" style:font-size-complex="8pt"/>
    </style:style>
    <style:style style:name="T16" style:parent-style-name="DefaultParagraphFont" style:family="text">
      <style:text-properties style:font-name="Taamey Ashkenaz" style:font-name-complex="Taamey Ashkenaz" fo:font-size="8pt" style:font-size-asian="8pt" style:font-size-complex="8pt"/>
    </style:style>
    <style:style style:name="T17" style:parent-style-name="DefaultParagraphFont" style:family="text">
      <style:text-properties style:font-name="Taamey Ashkenaz" style:font-name-complex="Taamey Ashkenaz" fo:font-size="8pt" style:font-size-asian="8pt" style:font-size-complex="8pt"/>
    </style:style>
    <style:style style:name="T18" style:parent-style-name="DefaultParagraphFont" style:family="text">
      <style:text-properties style:font-name="Taamey Ashkenaz" style:font-name-complex="Taamey Ashkenaz" fo:font-size="8pt" style:font-size-asian="8pt" style:font-size-complex="8pt"/>
    </style:style>
    <style:style style:name="T19" style:parent-style-name="DefaultParagraphFont" style:family="text">
      <style:text-properties style:font-name="Taamey Ashkenaz" style:font-name-complex="Taamey Ashkenaz" fo:font-size="8pt" style:font-size-asian="8pt" style:font-size-complex="8pt"/>
    </style:style>
    <style:style style:name="T20" style:parent-style-name="DefaultParagraphFont" style:family="text">
      <style:text-properties style:font-name="Taamey Ashkenaz" style:font-name-complex="Taamey Ashkenaz" fo:font-size="8pt" style:font-size-asian="8pt" style:font-size-complex="8pt"/>
    </style:style>
    <style:style style:name="T21" style:parent-style-name="DefaultParagraphFont" style:family="text">
      <style:text-properties style:font-name="Taamey Ashkenaz" style:font-name-complex="Taamey Ashkenaz" fo:font-size="8pt" style:font-size-asian="8pt" style:font-size-complex="8pt"/>
    </style:style>
    <style:style style:name="T22" style:parent-style-name="DefaultParagraphFont" style:family="text">
      <style:text-properties style:font-name="Taamey Ashkenaz" style:font-name-complex="Taamey Ashkenaz" fo:font-size="8pt" style:font-size-asian="8pt" style:font-size-complex="8pt"/>
    </style:style>
    <style:style style:name="T23" style:parent-style-name="DefaultParagraphFont" style:family="text">
      <style:text-properties style:font-name="Taamey Ashkenaz" style:font-name-complex="Taamey Ashkenaz" fo:font-size="8pt" style:font-size-asian="8pt" style:font-size-complex="8pt"/>
    </style:style>
    <style:style style:name="T24" style:parent-style-name="DefaultParagraphFont" style:family="text">
      <style:text-properties style:font-name="Taamey Ashkenaz" style:font-name-complex="Taamey Ashkenaz" fo:font-size="8pt" style:font-size-asian="8pt" style:font-size-complex="8pt"/>
    </style:style>
    <style:style style:name="T25" style:parent-style-name="DefaultParagraphFont" style:family="text">
      <style:text-properties style:font-name="Taamey Ashkenaz" style:font-name-complex="Taamey Ashkenaz" fo:font-size="8pt" style:font-size-asian="8pt" style:font-size-complex="8pt"/>
    </style:style>
    <style:style style:name="T26" style:parent-style-name="DefaultParagraphFont" style:family="text">
      <style:text-properties style:font-name="Taamey Ashkenaz" style:font-name-complex="Taamey Ashkenaz" fo:font-size="8pt" style:font-size-asian="8pt" style:font-size-complex="8pt"/>
    </style:style>
    <style:style style:name="T27" style:parent-style-name="DefaultParagraphFont" style:family="text">
      <style:text-properties style:font-name="Taamey Ashkenaz" style:font-name-complex="Taamey Ashkenaz" fo:font-size="8pt" style:font-size-asian="8pt" style:font-size-complex="8pt"/>
    </style:style>
    <style:style style:name="T28" style:parent-style-name="DefaultParagraphFont" style:family="text">
      <style:text-properties style:font-name="Taamey Ashkenaz" style:font-name-complex="Taamey Ashkenaz" fo:font-size="8pt" style:font-size-asian="8pt" style:font-size-complex="8pt"/>
    </style:style>
    <style:style style:name="T29" style:parent-style-name="DefaultParagraphFont" style:family="text">
      <style:text-properties style:font-name="Taamey Ashkenaz" style:font-name-complex="Taamey Ashkenaz" fo:font-size="8pt" style:font-size-asian="8pt" style:font-size-complex="8pt"/>
    </style:style>
    <style:style style:name="T30" style:parent-style-name="DefaultParagraphFont" style:family="text">
      <style:text-properties style:font-name="Taamey Ashkenaz" style:font-name-complex="Taamey Ashkenaz" fo:font-size="8pt" style:font-size-asian="8pt" style:font-size-complex="8pt"/>
    </style:style>
    <style:style style:name="T31" style:parent-style-name="DefaultParagraphFont" style:family="text">
      <style:text-properties style:font-name="Taamey Ashkenaz" style:font-name-complex="Taamey Ashkenaz" fo:font-size="8pt" style:font-size-asian="8pt" style:font-size-complex="8pt"/>
    </style:style>
    <style:style style:name="T32" style:parent-style-name="DefaultParagraphFont" style:family="text">
      <style:text-properties style:font-name="Taamey Ashkenaz" style:font-name-complex="Taamey Ashkenaz" fo:font-size="8pt" style:font-size-asian="8pt" style:font-size-complex="8pt"/>
    </style:style>
    <style:style style:name="T33" style:parent-style-name="DefaultParagraphFont" style:family="text">
      <style:text-properties style:font-name="Taamey Ashkenaz" style:font-name-complex="Taamey Ashkenaz" fo:font-size="8pt" style:font-size-asian="8pt" style:font-size-complex="8pt"/>
    </style:style>
    <style:style style:name="T34" style:parent-style-name="DefaultParagraphFont" style:family="text">
      <style:text-properties style:font-name="Taamey Ashkenaz" style:font-name-complex="Taamey Ashkenaz" fo:font-size="8pt" style:font-size-asian="8pt" style:font-size-complex="8pt"/>
    </style:style>
    <style:style style:name="T35" style:parent-style-name="DefaultParagraphFont" style:family="text">
      <style:text-properties style:font-name="Taamey Ashkenaz" style:font-name-complex="Taamey Ashkenaz" fo:font-size="8pt" style:font-size-asian="8pt" style:font-size-complex="8pt"/>
    </style:style>
    <style:style style:name="T36" style:parent-style-name="DefaultParagraphFont" style:family="text">
      <style:text-properties style:font-name="Taamey Ashkenaz" style:font-name-complex="Taamey Ashkenaz" fo:font-size="8pt" style:font-size-asian="8pt" style:font-size-complex="8pt"/>
    </style:style>
    <style:style style:name="T37" style:parent-style-name="DefaultParagraphFont" style:family="text">
      <style:text-properties style:font-name="Taamey Ashkenaz" style:font-name-complex="Taamey Ashkenaz" fo:font-size="8pt" style:font-size-asian="8pt" style:font-size-complex="8pt"/>
    </style:style>
    <style:style style:name="T38" style:parent-style-name="DefaultParagraphFont" style:family="text">
      <style:text-properties style:font-name="Taamey Ashkenaz" style:font-name-complex="Taamey Ashkenaz" fo:font-size="8pt" style:font-size-asian="8pt" style:font-size-complex="8pt"/>
    </style:style>
    <style:style style:name="T39" style:parent-style-name="DefaultParagraphFont" style:family="text">
      <style:text-properties style:font-name="Taamey Ashkenaz" style:font-name-complex="Taamey Ashkenaz" fo:font-size="8pt" style:font-size-asian="8pt" style:font-size-complex="8pt"/>
    </style:style>
    <style:style style:name="P40" style:parent-style-name="NormalWeb" style:family="paragraph">
      <style:paragraph-properties style:writing-mode="rl-tb"/>
    </style:style>
    <style:style style:name="T41" style:parent-style-name="DefaultParagraphFont" style:family="text">
      <style:text-properties style:font-name="Taamey Ashkenaz" style:font-name-complex="Taamey Ashkenaz" fo:font-size="8pt" style:font-size-asian="8pt" style:font-size-complex="8pt"/>
    </style:style>
    <style:style style:name="T42" style:parent-style-name="DefaultParagraphFont" style:family="text">
      <style:text-properties style:font-name="Taamey Ashkenaz" style:font-name-complex="Taamey Ashkenaz" fo:font-size="8pt" style:font-size-asian="8pt" style:font-size-complex="8pt"/>
    </style:style>
    <style:style style:name="T43" style:parent-style-name="DefaultParagraphFont" style:family="text">
      <style:text-properties style:font-name="Taamey Ashkenaz" style:font-name-complex="Taamey Ashkenaz" fo:font-size="8pt" style:font-size-asian="8pt" style:font-size-complex="8pt"/>
    </style:style>
    <style:style style:name="T44" style:parent-style-name="DefaultParagraphFont" style:family="text">
      <style:text-properties style:font-name="Taamey Ashkenaz" style:font-name-complex="Taamey Ashkenaz" fo:font-size="8pt" style:font-size-asian="8pt" style:font-size-complex="8pt"/>
    </style:style>
    <style:style style:name="T45" style:parent-style-name="DefaultParagraphFont" style:family="text">
      <style:text-properties style:font-name="Taamey Ashkenaz" style:font-name-complex="Taamey Ashkenaz" fo:font-size="8pt" style:font-size-asian="8pt" style:font-size-complex="8pt"/>
    </style:style>
    <style:style style:name="T46" style:parent-style-name="DefaultParagraphFont" style:family="text">
      <style:text-properties style:font-name="Taamey Ashkenaz" style:font-name-complex="Taamey Ashkenaz" fo:font-size="8pt" style:font-size-asian="8pt" style:font-size-complex="8pt"/>
    </style:style>
    <style:style style:name="T47" style:parent-style-name="DefaultParagraphFont" style:family="text">
      <style:text-properties style:font-name="Taamey Ashkenaz" style:font-name-complex="Taamey Ashkenaz" fo:font-size="8pt" style:font-size-asian="8pt" style:font-size-complex="8pt"/>
    </style:style>
    <style:style style:name="T48" style:parent-style-name="DefaultParagraphFont" style:family="text">
      <style:text-properties style:font-name="Taamey Ashkenaz" style:font-name-complex="Taamey Ashkenaz" fo:font-size="8pt" style:font-size-asian="8pt" style:font-size-complex="8pt"/>
    </style:style>
    <style:style style:name="T49" style:parent-style-name="DefaultParagraphFont" style:family="text">
      <style:text-properties style:font-name="Taamey Ashkenaz" style:font-name-complex="Taamey Ashkenaz" fo:font-size="8pt" style:font-size-asian="8pt" style:font-size-complex="8pt"/>
    </style:style>
    <style:style style:name="T50" style:parent-style-name="DefaultParagraphFont" style:family="text">
      <style:text-properties style:font-name="Taamey Ashkenaz" style:font-name-complex="Taamey Ashkenaz" fo:font-size="8pt" style:font-size-asian="8pt" style:font-size-complex="8pt"/>
    </style:style>
    <style:style style:name="T51" style:parent-style-name="DefaultParagraphFont" style:family="text">
      <style:text-properties style:font-name="Taamey Ashkenaz" style:font-name-complex="Taamey Ashkenaz" fo:font-size="8pt" style:font-size-asian="8pt" style:font-size-complex="8pt"/>
    </style:style>
    <style:style style:name="T52" style:parent-style-name="DefaultParagraphFont" style:family="text">
      <style:text-properties style:font-name="Taamey Ashkenaz" style:font-name-complex="Taamey Ashkenaz" fo:font-size="8pt" style:font-size-asian="8pt" style:font-size-complex="8pt"/>
    </style:style>
    <style:style style:name="T53" style:parent-style-name="DefaultParagraphFont" style:family="text">
      <style:text-properties style:font-name="Taamey Ashkenaz" style:font-name-complex="Taamey Ashkenaz" fo:font-size="8pt" style:font-size-asian="8pt" style:font-size-complex="8pt"/>
    </style:style>
    <style:style style:name="T54" style:parent-style-name="DefaultParagraphFont" style:family="text">
      <style:text-properties style:font-name="Taamey Ashkenaz" style:font-name-complex="Taamey Ashkenaz" fo:font-size="8pt" style:font-size-asian="8pt" style:font-size-complex="8pt"/>
    </style:style>
    <style:style style:name="T55" style:parent-style-name="DefaultParagraphFont" style:family="text">
      <style:text-properties style:font-name="Taamey Ashkenaz" style:font-name-complex="Taamey Ashkenaz" fo:font-size="8pt" style:font-size-asian="8pt" style:font-size-complex="8pt"/>
    </style:style>
    <style:style style:name="T56" style:parent-style-name="DefaultParagraphFont" style:family="text">
      <style:text-properties style:font-name="Taamey Ashkenaz" style:font-name-complex="Taamey Ashkenaz" fo:font-size="8pt" style:font-size-asian="8pt" style:font-size-complex="8pt"/>
    </style:style>
    <style:style style:name="T57" style:parent-style-name="DefaultParagraphFont" style:family="text">
      <style:text-properties style:font-name="Taamey Ashkenaz" style:font-name-complex="Taamey Ashkenaz" fo:font-size="8pt" style:font-size-asian="8pt" style:font-size-complex="8pt"/>
    </style:style>
    <style:style style:name="T58" style:parent-style-name="DefaultParagraphFont" style:family="text">
      <style:text-properties style:font-name="Taamey Ashkenaz" style:font-name-complex="Taamey Ashkenaz" fo:font-size="8pt" style:font-size-asian="8pt" style:font-size-complex="8pt"/>
    </style:style>
    <style:style style:name="T59" style:parent-style-name="DefaultParagraphFont" style:family="text">
      <style:text-properties style:font-name="Taamey Ashkenaz" style:font-name-complex="Taamey Ashkenaz" fo:font-size="8pt" style:font-size-asian="8pt" style:font-size-complex="8pt"/>
    </style:style>
    <style:style style:name="T60" style:parent-style-name="DefaultParagraphFont" style:family="text">
      <style:text-properties style:font-name="Taamey Ashkenaz" style:font-name-complex="Taamey Ashkenaz" fo:font-size="8pt" style:font-size-asian="8pt" style:font-size-complex="8pt"/>
    </style:style>
    <style:style style:name="T61" style:parent-style-name="DefaultParagraphFont" style:family="text">
      <style:text-properties style:font-name="Taamey Ashkenaz" style:font-name-complex="Taamey Ashkenaz" fo:font-size="8pt" style:font-size-asian="8pt" style:font-size-complex="8pt"/>
    </style:style>
    <style:style style:name="T62" style:parent-style-name="DefaultParagraphFont" style:family="text">
      <style:text-properties style:font-name="Taamey Ashkenaz" style:font-name-complex="Taamey Ashkenaz" fo:font-size="8pt" style:font-size-asian="8pt" style:font-size-complex="8pt"/>
    </style:style>
    <style:style style:name="T63" style:parent-style-name="DefaultParagraphFont" style:family="text">
      <style:text-properties style:font-name="Taamey Ashkenaz" style:font-name-complex="Taamey Ashkenaz" fo:font-size="8pt" style:font-size-asian="8pt" style:font-size-complex="8pt"/>
    </style:style>
    <style:style style:name="T64" style:parent-style-name="DefaultParagraphFont" style:family="text">
      <style:text-properties style:font-name="Taamey Ashkenaz" style:font-name-complex="Taamey Ashkenaz" fo:font-size="8pt" style:font-size-asian="8pt" style:font-size-complex="8pt"/>
    </style:style>
    <style:style style:name="T65" style:parent-style-name="DefaultParagraphFont" style:family="text">
      <style:text-properties style:font-name="Taamey Ashkenaz" style:font-name-complex="Taamey Ashkenaz" fo:font-size="8pt" style:font-size-asian="8pt" style:font-size-complex="8pt"/>
    </style:style>
    <style:style style:name="T66" style:parent-style-name="DefaultParagraphFont" style:family="text">
      <style:text-properties style:font-name="Taamey Ashkenaz" style:font-name-complex="Taamey Ashkenaz" fo:font-size="8pt" style:font-size-asian="8pt" style:font-size-complex="8pt"/>
    </style:style>
    <style:style style:name="T67" style:parent-style-name="DefaultParagraphFont" style:family="text">
      <style:text-properties style:font-name="Taamey Ashkenaz" style:font-name-complex="Taamey Ashkenaz" fo:font-size="8pt" style:font-size-asian="8pt" style:font-size-complex="8pt"/>
    </style:style>
    <style:style style:name="T68" style:parent-style-name="DefaultParagraphFont" style:family="text">
      <style:text-properties style:font-name="Taamey Ashkenaz" style:font-name-complex="Taamey Ashkenaz" fo:font-size="8pt" style:font-size-asian="8pt" style:font-size-complex="8pt"/>
    </style:style>
    <style:style style:name="T69" style:parent-style-name="DefaultParagraphFont" style:family="text">
      <style:text-properties style:font-name="Taamey Ashkenaz" style:font-name-complex="Taamey Ashkenaz" fo:font-size="8pt" style:font-size-asian="8pt" style:font-size-complex="8pt"/>
    </style:style>
    <style:style style:name="T70" style:parent-style-name="DefaultParagraphFont" style:family="text">
      <style:text-properties style:font-name="Taamey Ashkenaz" style:font-name-complex="Taamey Ashkenaz" fo:font-size="8pt" style:font-size-asian="8pt" style:font-size-complex="8pt"/>
    </style:style>
    <style:style style:name="T71" style:parent-style-name="DefaultParagraphFont" style:family="text">
      <style:text-properties style:font-name="Taamey Ashkenaz" style:font-name-complex="Taamey Ashkenaz" fo:font-size="8pt" style:font-size-asian="8pt" style:font-size-complex="8pt"/>
    </style:style>
    <style:style style:name="T72" style:parent-style-name="DefaultParagraphFont" style:family="text">
      <style:text-properties style:font-name="Taamey Ashkenaz" style:font-name-complex="Taamey Ashkenaz" fo:font-size="8pt" style:font-size-asian="8pt" style:font-size-complex="8pt"/>
    </style:style>
    <style:style style:name="T73" style:parent-style-name="DefaultParagraphFont" style:family="text">
      <style:text-properties style:font-name="Taamey Ashkenaz" style:font-name-complex="Taamey Ashkenaz" fo:font-size="8pt" style:font-size-asian="8pt" style:font-size-complex="8pt"/>
    </style:style>
    <style:style style:name="T74" style:parent-style-name="DefaultParagraphFont" style:family="text">
      <style:text-properties style:font-name="Taamey Ashkenaz" style:font-name-complex="Taamey Ashkenaz" fo:font-size="8pt" style:font-size-asian="8pt" style:font-size-complex="8pt"/>
    </style:style>
    <style:style style:name="T75" style:parent-style-name="DefaultParagraphFont" style:family="text">
      <style:text-properties style:font-name="Taamey Ashkenaz" style:font-name-complex="Taamey Ashkenaz" fo:font-size="8pt" style:font-size-asian="8pt" style:font-size-complex="8pt"/>
    </style:style>
    <style:style style:name="T76" style:parent-style-name="DefaultParagraphFont" style:family="text">
      <style:text-properties style:font-name="Taamey Ashkenaz" style:font-name-complex="Taamey Ashkenaz" fo:font-size="8pt" style:font-size-asian="8pt" style:font-size-complex="8pt"/>
    </style:style>
    <style:style style:name="T77" style:parent-style-name="DefaultParagraphFont" style:family="text">
      <style:text-properties style:font-name="Taamey Ashkenaz" style:font-name-complex="Taamey Ashkenaz" fo:font-size="8pt" style:font-size-asian="8pt" style:font-size-complex="8pt"/>
    </style:style>
    <style:style style:name="T78" style:parent-style-name="DefaultParagraphFont" style:family="text">
      <style:text-properties style:font-name="Taamey Ashkenaz" style:font-name-complex="Taamey Ashkenaz" fo:font-size="8pt" style:font-size-asian="8pt" style:font-size-complex="8pt"/>
    </style:style>
    <style:style style:name="T79" style:parent-style-name="DefaultParagraphFont" style:family="text">
      <style:text-properties style:font-name="Taamey Ashkenaz" style:font-name-complex="Taamey Ashkenaz" fo:font-size="8pt" style:font-size-asian="8pt" style:font-size-complex="8pt"/>
    </style:style>
    <style:style style:name="T80" style:parent-style-name="DefaultParagraphFont" style:family="text">
      <style:text-properties style:font-name="Taamey Ashkenaz" style:font-name-complex="Taamey Ashkenaz" fo:font-size="8pt" style:font-size-asian="8pt" style:font-size-complex="8pt"/>
    </style:style>
    <style:style style:name="T81" style:parent-style-name="DefaultParagraphFont" style:family="text">
      <style:text-properties style:font-name="Taamey Ashkenaz" style:font-name-complex="Taamey Ashkenaz" fo:font-size="8pt" style:font-size-asian="8pt" style:font-size-complex="8pt"/>
    </style:style>
    <style:style style:name="T82" style:parent-style-name="DefaultParagraphFont" style:family="text">
      <style:text-properties style:font-name="Taamey Ashkenaz" style:font-name-complex="Taamey Ashkenaz" fo:font-size="8pt" style:font-size-asian="8pt" style:font-size-complex="8pt"/>
    </style:style>
    <style:style style:name="T83" style:parent-style-name="DefaultParagraphFont" style:family="text">
      <style:text-properties style:font-name="Taamey Ashkenaz" style:font-name-complex="Taamey Ashkenaz" fo:font-size="8pt" style:font-size-asian="8pt" style:font-size-complex="8pt"/>
    </style:style>
    <style:style style:name="T84" style:parent-style-name="DefaultParagraphFont" style:family="text">
      <style:text-properties style:font-name="Taamey Ashkenaz" style:font-name-complex="Taamey Ashkenaz" fo:font-size="8pt" style:font-size-asian="8pt" style:font-size-complex="8pt"/>
    </style:style>
    <style:style style:name="T85" style:parent-style-name="DefaultParagraphFont" style:family="text">
      <style:text-properties style:font-name="Taamey Ashkenaz" style:font-name-complex="Taamey Ashkenaz" fo:font-size="8pt" style:font-size-asian="8pt" style:font-size-complex="8pt"/>
    </style:style>
    <style:style style:name="T86" style:parent-style-name="DefaultParagraphFont" style:family="text">
      <style:text-properties style:font-name="Taamey Ashkenaz" style:font-name-complex="Taamey Ashkenaz" fo:font-size="8pt" style:font-size-asian="8pt" style:font-size-complex="8pt"/>
    </style:style>
    <style:style style:name="T87" style:parent-style-name="DefaultParagraphFont" style:family="text">
      <style:text-properties style:font-name="Taamey Ashkenaz" style:font-name-complex="Taamey Ashkenaz" fo:font-size="8pt" style:font-size-asian="8pt" style:font-size-complex="8pt"/>
    </style:style>
    <style:style style:name="T88" style:parent-style-name="DefaultParagraphFont" style:family="text">
      <style:text-properties style:font-name="Taamey Ashkenaz" style:font-name-complex="Taamey Ashkenaz" fo:font-size="8pt" style:font-size-asian="8pt" style:font-size-complex="8pt"/>
    </style:style>
    <style:style style:name="T89" style:parent-style-name="DefaultParagraphFont" style:family="text">
      <style:text-properties style:font-name="Taamey Ashkenaz" style:font-name-complex="Taamey Ashkenaz" fo:font-size="8pt" style:font-size-asian="8pt" style:font-size-complex="8pt"/>
    </style:style>
    <style:style style:name="T90" style:parent-style-name="DefaultParagraphFont" style:family="text">
      <style:text-properties style:font-name="Taamey Ashkenaz" style:font-name-complex="Taamey Ashkenaz" fo:font-size="8pt" style:font-size-asian="8pt" style:font-size-complex="8pt"/>
    </style:style>
    <style:style style:name="T91" style:parent-style-name="DefaultParagraphFont" style:family="text">
      <style:text-properties style:font-name="Taamey Ashkenaz" style:font-name-complex="Taamey Ashkenaz" fo:font-size="8pt" style:font-size-asian="8pt" style:font-size-complex="8pt"/>
    </style:style>
    <style:style style:name="T92" style:parent-style-name="DefaultParagraphFont" style:family="text">
      <style:text-properties style:font-name="Taamey Ashkenaz" style:font-name-complex="Taamey Ashkenaz" fo:font-size="8pt" style:font-size-asian="8pt" style:font-size-complex="8pt"/>
    </style:style>
    <style:style style:name="T93" style:parent-style-name="DefaultParagraphFont" style:family="text">
      <style:text-properties style:font-name="Taamey Ashkenaz" style:font-name-complex="Taamey Ashkenaz" fo:font-size="8pt" style:font-size-asian="8pt" style:font-size-complex="8pt"/>
    </style:style>
    <style:style style:name="T94" style:parent-style-name="DefaultParagraphFont" style:family="text">
      <style:text-properties style:font-name="Taamey Ashkenaz" style:font-name-complex="Taamey Ashkenaz" fo:font-size="8pt" style:font-size-asian="8pt" style:font-size-complex="8pt"/>
    </style:style>
    <style:style style:name="T95" style:parent-style-name="DefaultParagraphFont" style:family="text">
      <style:text-properties style:font-name="Taamey Ashkenaz" style:font-name-complex="Taamey Ashkenaz" fo:font-size="8pt" style:font-size-asian="8pt" style:font-size-complex="8pt"/>
    </style:style>
    <style:style style:name="T96" style:parent-style-name="DefaultParagraphFont" style:family="text">
      <style:text-properties style:font-name="Taamey Ashkenaz" style:font-name-complex="Taamey Ashkenaz" fo:font-size="8pt" style:font-size-asian="8pt" style:font-size-complex="8pt"/>
    </style:style>
    <style:style style:name="T97" style:parent-style-name="DefaultParagraphFont" style:family="text">
      <style:text-properties style:font-name="Taamey Ashkenaz" style:font-name-complex="Taamey Ashkenaz" fo:font-size="8pt" style:font-size-asian="8pt" style:font-size-complex="8pt"/>
    </style:style>
    <style:style style:name="T98" style:parent-style-name="DefaultParagraphFont" style:family="text">
      <style:text-properties style:font-name="Taamey Ashkenaz" style:font-name-complex="Taamey Ashkenaz" fo:font-size="8pt" style:font-size-asian="8pt" style:font-size-complex="8pt"/>
    </style:style>
    <style:style style:name="T99" style:parent-style-name="DefaultParagraphFont" style:family="text">
      <style:text-properties style:font-name="Taamey Ashkenaz" style:font-name-complex="Taamey Ashkenaz" fo:font-size="8pt" style:font-size-asian="8pt" style:font-size-complex="8pt"/>
    </style:style>
    <style:style style:name="T100" style:parent-style-name="DefaultParagraphFont" style:family="text">
      <style:text-properties style:font-name="Taamey Ashkenaz" style:font-name-complex="Taamey Ashkenaz" fo:font-size="8pt" style:font-size-asian="8pt" style:font-size-complex="8pt"/>
    </style:style>
    <style:style style:name="T101" style:parent-style-name="DefaultParagraphFont" style:family="text">
      <style:text-properties style:font-name="Taamey Ashkenaz" style:font-name-complex="Taamey Ashkenaz" fo:font-size="8pt" style:font-size-asian="8pt" style:font-size-complex="8pt"/>
    </style:style>
    <style:style style:name="T102" style:parent-style-name="DefaultParagraphFont" style:family="text">
      <style:text-properties style:font-name="Taamey Ashkenaz" style:font-name-complex="Taamey Ashkenaz" fo:font-size="8pt" style:font-size-asian="8pt" style:font-size-complex="8pt"/>
    </style:style>
    <style:style style:name="T103" style:parent-style-name="DefaultParagraphFont" style:family="text">
      <style:text-properties style:font-name="Taamey Ashkenaz" style:font-name-complex="Taamey Ashkenaz" fo:font-size="8pt" style:font-size-asian="8pt" style:font-size-complex="8pt"/>
    </style:style>
    <style:style style:name="T104" style:parent-style-name="DefaultParagraphFont" style:family="text">
      <style:text-properties style:font-name="Taamey Ashkenaz" style:font-name-complex="Taamey Ashkenaz" fo:font-size="8pt" style:font-size-asian="8pt" style:font-size-complex="8pt"/>
    </style:style>
    <style:style style:name="T105" style:parent-style-name="DefaultParagraphFont" style:family="text">
      <style:text-properties style:font-name="Taamey Ashkenaz" style:font-name-complex="Taamey Ashkenaz" fo:font-size="8pt" style:font-size-asian="8pt" style:font-size-complex="8pt"/>
    </style:style>
    <style:style style:name="T106" style:parent-style-name="DefaultParagraphFont" style:family="text">
      <style:text-properties style:font-name="Taamey Ashkenaz" style:font-name-complex="Taamey Ashkenaz" fo:font-size="8pt" style:font-size-asian="8pt" style:font-size-complex="8pt"/>
    </style:style>
    <style:style style:name="T107" style:parent-style-name="DefaultParagraphFont" style:family="text">
      <style:text-properties style:font-name="Taamey Ashkenaz" style:font-name-complex="Taamey Ashkenaz" fo:font-size="8pt" style:font-size-asian="8pt" style:font-size-complex="8pt"/>
    </style:style>
    <style:style style:name="T108" style:parent-style-name="DefaultParagraphFont" style:family="text">
      <style:text-properties style:font-name="Taamey Ashkenaz" style:font-name-complex="Taamey Ashkenaz" fo:font-size="8pt" style:font-size-asian="8pt" style:font-size-complex="8pt"/>
    </style:style>
    <style:style style:name="T109" style:parent-style-name="DefaultParagraphFont" style:family="text">
      <style:text-properties style:font-name="Taamey Ashkenaz" style:font-name-complex="Taamey Ashkenaz" fo:font-size="8pt" style:font-size-asian="8pt" style:font-size-complex="8pt"/>
    </style:style>
    <style:style style:name="T110" style:parent-style-name="DefaultParagraphFont" style:family="text">
      <style:text-properties style:font-name="Taamey Ashkenaz" style:font-name-complex="Taamey Ashkenaz" fo:font-size="8pt" style:font-size-asian="8pt" style:font-size-complex="8pt"/>
    </style:style>
    <style:style style:name="T111" style:parent-style-name="DefaultParagraphFont" style:family="text">
      <style:text-properties style:font-name="Taamey Ashkenaz" style:font-name-complex="Taamey Ashkenaz" fo:font-size="8pt" style:font-size-asian="8pt" style:font-size-complex="8pt"/>
    </style:style>
    <style:style style:name="T112" style:parent-style-name="DefaultParagraphFont" style:family="text">
      <style:text-properties style:font-name="Taamey Ashkenaz" style:font-name-complex="Taamey Ashkenaz" fo:font-size="8pt" style:font-size-asian="8pt" style:font-size-complex="8pt"/>
    </style:style>
    <style:style style:name="T113" style:parent-style-name="DefaultParagraphFont" style:family="text">
      <style:text-properties style:font-name="Taamey Ashkenaz" style:font-name-complex="Taamey Ashkenaz" fo:font-size="8pt" style:font-size-asian="8pt" style:font-size-complex="8pt"/>
    </style:style>
    <style:style style:name="T114" style:parent-style-name="DefaultParagraphFont" style:family="text">
      <style:text-properties style:font-name="Taamey Ashkenaz" style:font-name-complex="Taamey Ashkenaz" fo:font-size="8pt" style:font-size-asian="8pt" style:font-size-complex="8pt"/>
    </style:style>
    <style:style style:name="T115" style:parent-style-name="DefaultParagraphFont" style:family="text">
      <style:text-properties style:font-name="Taamey Ashkenaz" style:font-name-complex="Taamey Ashkenaz" fo:font-size="8pt" style:font-size-asian="8pt" style:font-size-complex="8pt"/>
    </style:style>
    <style:style style:name="T116" style:parent-style-name="DefaultParagraphFont" style:family="text">
      <style:text-properties style:font-name="Taamey Ashkenaz" style:font-name-complex="Taamey Ashkenaz" fo:font-size="8pt" style:font-size-asian="8pt" style:font-size-complex="8pt"/>
    </style:style>
    <style:style style:name="T117" style:parent-style-name="DefaultParagraphFont" style:family="text">
      <style:text-properties style:font-name="Taamey Ashkenaz" style:font-name-complex="Taamey Ashkenaz" fo:font-size="8pt" style:font-size-asian="8pt" style:font-size-complex="8pt"/>
    </style:style>
    <style:style style:name="T118" style:parent-style-name="DefaultParagraphFont" style:family="text">
      <style:text-properties style:font-name="Taamey Ashkenaz" style:font-name-complex="Taamey Ashkenaz" fo:font-size="8pt" style:font-size-asian="8pt" style:font-size-complex="8pt"/>
    </style:style>
    <style:style style:name="P119" style:parent-style-name="Textbody" style:family="paragraph">
      <style:paragraph-properties fo:text-align="start" style:writing-mode="rl-tb" fo:margin-bottom="0.0576in"/>
    </style:style>
    <style:style style:name="T120" style:parent-style-name="DefaultParagraphFont" style:family="text">
      <style:text-properties style:font-name="Taamey Ashkenaz" style:font-name-complex="Taamey Ashkenaz" fo:font-size="8pt" style:font-size-asian="8pt"/>
    </style:style>
    <style:style style:name="T121" style:parent-style-name="DefaultParagraphFont" style:family="text">
      <style:text-properties style:font-name="Taamey Ashkenaz" style:font-name-complex="Taamey Ashkenaz" fo:font-size="8pt" style:font-size-asian="8pt"/>
    </style:style>
    <style:style style:name="T122" style:parent-style-name="DefaultParagraphFont" style:family="text">
      <style:text-properties style:font-name="Taamey Ashkenaz" style:font-name-complex="Taamey Ashkenaz" fo:font-size="8pt" style:font-size-asian="8pt"/>
    </style:style>
    <style:style style:name="P123" style:parent-style-name="Textbody" style:family="paragraph">
      <style:paragraph-properties fo:text-align="start" style:writing-mode="rl-tb" fo:margin-bottom="0.0576in"/>
    </style:style>
    <style:style style:name="T124" style:parent-style-name="DefaultParagraphFont" style:family="text">
      <style:text-properties style:font-name="Taamey Ashkenaz" style:font-name-complex="Taamey Ashkenaz" fo:font-size="8pt" style:font-size-asian="8pt"/>
    </style:style>
    <style:style style:name="P125" style:parent-style-name="Textbody" style:family="paragraph">
      <style:paragraph-properties fo:text-align="start" style:writing-mode="rl-tb" fo:margin-bottom="0.0576in"/>
    </style:style>
    <style:style style:name="T126" style:parent-style-name="DefaultParagraphFont" style:family="text">
      <style:text-properties style:font-name="Taamey Ashkenaz" style:font-name-complex="Taamey Ashkenaz" fo:font-size="8pt" style:font-size-asian="8pt"/>
    </style:style>
    <style:style style:name="T127" style:parent-style-name="DefaultParagraphFont" style:family="text">
      <style:text-properties style:font-name="Taamey Ashkenaz" style:font-name-complex="Taamey Ashkenaz" fo:font-size="8pt" style:font-size-asian="8pt"/>
    </style:style>
    <style:style style:name="P128" style:parent-style-name="NormalWeb" style:family="paragraph">
      <style:paragraph-properties style:writing-mode="rl-tb"/>
    </style:style>
    <style:style style:name="T129" style:parent-style-name="DefaultParagraphFont" style:family="text">
      <style:text-properties style:font-name="Taamey Ashkenaz" style:font-name-complex="Taamey Ashkenaz" fo:font-size="8pt" style:font-size-asian="8pt" style:font-size-complex="8pt"/>
    </style:style>
    <style:style style:name="T130" style:parent-style-name="DefaultParagraphFont" style:family="text">
      <style:text-properties style:font-name="Taamey Ashkenaz" style:font-name-complex="Taamey Ashkenaz" fo:font-size="8pt" style:font-size-asian="8pt" style:font-size-complex="8pt"/>
    </style:style>
    <style:style style:name="T131" style:parent-style-name="DefaultParagraphFont" style:family="text">
      <style:text-properties style:font-name="Taamey Ashkenaz" style:font-name-complex="Taamey Ashkenaz" fo:font-size="8pt" style:font-size-asian="8pt" style:font-size-complex="8pt"/>
    </style:style>
    <style:style style:name="T132" style:parent-style-name="DefaultParagraphFont" style:family="text">
      <style:text-properties style:font-name="Taamey Ashkenaz" style:font-name-complex="Taamey Ashkenaz" fo:font-size="8pt" style:font-size-asian="8pt" style:font-size-complex="8pt"/>
    </style:style>
    <style:style style:name="T133" style:parent-style-name="DefaultParagraphFont" style:family="text">
      <style:text-properties style:font-name="Taamey Ashkenaz" style:font-name-complex="Taamey Ashkenaz" fo:font-size="8pt" style:font-size-asian="8pt" style:font-size-complex="8pt"/>
    </style:style>
    <style:style style:name="T134" style:parent-style-name="DefaultParagraphFont" style:family="text">
      <style:text-properties style:font-name="Taamey Ashkenaz" style:font-name-complex="Taamey Ashkenaz" fo:font-size="8pt" style:font-size-asian="8pt" style:font-size-complex="8pt"/>
    </style:style>
    <style:style style:name="T135" style:parent-style-name="DefaultParagraphFont" style:family="text">
      <style:text-properties style:font-name="Taamey Ashkenaz" style:font-name-complex="Taamey Ashkenaz" fo:font-size="8pt" style:font-size-asian="8pt" style:font-size-complex="8pt"/>
    </style:style>
    <style:style style:name="T136" style:parent-style-name="DefaultParagraphFont" style:family="text">
      <style:text-properties style:font-name="Taamey Ashkenaz" style:font-name-complex="Taamey Ashkenaz" fo:font-size="8pt" style:font-size-asian="8pt" style:font-size-complex="8pt"/>
    </style:style>
    <style:style style:name="T137" style:parent-style-name="DefaultParagraphFont" style:family="text">
      <style:text-properties style:font-name="Taamey Ashkenaz" style:font-name-complex="Taamey Ashkenaz" fo:font-size="8pt" style:font-size-asian="8pt" style:font-size-complex="8pt"/>
    </style:style>
    <style:style style:name="T138" style:parent-style-name="DefaultParagraphFont" style:family="text">
      <style:text-properties style:font-name="Taamey Ashkenaz" style:font-name-complex="Taamey Ashkenaz" fo:font-size="8pt" style:font-size-asian="8pt" style:font-size-complex="8pt"/>
    </style:style>
    <style:style style:name="P139" style:parent-style-name="NormalWeb" style:family="paragraph">
      <style:paragraph-properties style:writing-mode="rl-tb"/>
    </style:style>
    <style:style style:name="T140" style:parent-style-name="DefaultParagraphFont" style:family="text">
      <style:text-properties style:font-name="Taamey Ashkenaz" style:font-name-complex="Taamey Ashkenaz" fo:font-size="8pt" style:font-size-asian="8pt" style:font-size-complex="8pt"/>
    </style:style>
    <style:style style:name="T141" style:parent-style-name="DefaultParagraphFont" style:family="text">
      <style:text-properties style:font-name="Taamey Ashkenaz" style:font-name-complex="Taamey Ashkenaz" fo:font-size="8pt" style:font-size-asian="8pt" style:font-size-complex="8pt"/>
    </style:style>
    <style:style style:name="T142" style:parent-style-name="DefaultParagraphFont" style:family="text">
      <style:text-properties style:font-name="Taamey Ashkenaz" style:font-name-complex="Taamey Ashkenaz" fo:font-size="8pt" style:font-size-asian="8pt" style:font-size-complex="8pt"/>
    </style:style>
    <style:style style:name="T143" style:parent-style-name="DefaultParagraphFont" style:family="text">
      <style:text-properties style:font-name="Taamey Ashkenaz" style:font-name-complex="Taamey Ashkenaz" fo:font-size="8pt" style:font-size-asian="8pt" style:font-size-complex="8pt"/>
    </style:style>
    <style:style style:name="P144" style:parent-style-name="Textbody" style:family="paragraph">
      <style:paragraph-properties fo:text-align="start" style:writing-mode="rl-tb" fo:margin-bottom="0.0576in"/>
    </style:style>
    <style:style style:name="T145" style:parent-style-name="DefaultParagraphFont" style:family="text">
      <style:text-properties style:font-name="Taamey Ashkenaz" style:font-name-complex="Taamey Ashkenaz" fo:font-size="8pt" style:font-size-asian="8pt"/>
    </style:style>
    <style:style style:name="T146" style:parent-style-name="DefaultParagraphFont" style:family="text">
      <style:text-properties style:font-name="Taamey Ashkenaz" style:font-name-complex="Taamey Ashkenaz" fo:font-size="8pt" style:font-size-asian="8pt"/>
    </style:style>
    <style:style style:name="T147" style:parent-style-name="DefaultParagraphFont" style:family="text">
      <style:text-properties style:font-name="Taamey Ashkenaz" style:font-name-complex="Taamey Ashkenaz" fo:font-size="8pt" style:font-size-asian="8pt"/>
    </style:style>
    <style:style style:name="T148" style:parent-style-name="DefaultParagraphFont" style:family="text">
      <style:text-properties style:font-name="Taamey Ashkenaz" style:font-name-complex="Taamey Ashkenaz" fo:font-size="8pt" style:font-size-asian="8pt"/>
    </style:style>
    <style:style style:name="T149" style:parent-style-name="DefaultParagraphFont" style:family="text">
      <style:text-properties style:font-name="Taamey Ashkenaz" style:font-name-complex="Taamey Ashkenaz" fo:font-size="8pt" style:font-size-asian="8pt"/>
    </style:style>
    <style:style style:name="T150" style:parent-style-name="DefaultParagraphFont" style:family="text">
      <style:text-properties style:font-name="Taamey Ashkenaz" style:font-name-complex="Taamey Ashkenaz" fo:font-size="8pt" style:font-size-asian="8pt"/>
    </style:style>
    <style:style style:name="T151" style:parent-style-name="DefaultParagraphFont" style:family="text">
      <style:text-properties style:font-name="Taamey Ashkenaz" style:font-name-complex="Taamey Ashkenaz" fo:font-size="8pt" style:font-size-asian="8pt"/>
    </style:style>
    <style:style style:name="T152" style:parent-style-name="DefaultParagraphFont" style:family="text">
      <style:text-properties style:font-name="Taamey Ashkenaz" style:font-name-complex="Taamey Ashkenaz" fo:font-size="8pt" style:font-size-asian="8pt"/>
    </style:style>
    <style:style style:name="T153" style:parent-style-name="DefaultParagraphFont" style:family="text">
      <style:text-properties style:font-name="Taamey Ashkenaz" style:font-name-complex="Taamey Ashkenaz" fo:font-size="8pt" style:font-size-asian="8pt"/>
    </style:style>
    <style:style style:name="T154" style:parent-style-name="DefaultParagraphFont" style:family="text">
      <style:text-properties style:font-name="Taamey Ashkenaz" style:font-name-complex="Taamey Ashkenaz" fo:font-size="8pt" style:font-size-asian="8pt"/>
    </style:style>
    <style:style style:name="T155" style:parent-style-name="DefaultParagraphFont" style:family="text">
      <style:text-properties style:font-name="Taamey Ashkenaz" style:font-name-complex="Taamey Ashkenaz"/>
    </style:style>
    <style:style style:name="T156" style:parent-style-name="DefaultParagraphFont" style:family="text">
      <style:text-properties style:font-name="Taamey Ashkenaz" style:font-name-complex="Taamey Ashkenaz"/>
    </style:style>
    <style:style style:name="T157" style:parent-style-name="DefaultParagraphFont" style:family="text">
      <style:text-properties style:font-name="Taamey Ashkenaz" style:font-name-complex="Taamey Ashkenaz"/>
    </style:style>
    <style:style style:name="T158" style:parent-style-name="DefaultParagraphFont" style:family="text">
      <style:text-properties style:font-name="Taamey Ashkenaz" style:font-name-complex="Taamey Ashkenaz"/>
    </style:style>
    <style:style style:name="T159" style:parent-style-name="DefaultParagraphFont" style:family="text">
      <style:text-properties style:font-name="Taamey Ashkenaz" style:font-name-complex="Taamey Ashkenaz"/>
    </style:style>
    <style:style style:name="T160" style:parent-style-name="DefaultParagraphFont" style:family="text">
      <style:text-properties style:font-name="Taamey Ashkenaz" style:font-name-complex="Taamey Ashkenaz"/>
    </style:style>
    <style:style style:name="T161" style:parent-style-name="DefaultParagraphFont" style:family="text">
      <style:text-properties style:font-name="Taamey Ashkenaz" style:font-name-complex="Taamey Ashkenaz"/>
    </style:style>
    <style:style style:name="P162" style:parent-style-name="Textbody" style:family="paragraph">
      <style:paragraph-properties fo:text-align="start" style:writing-mode="rl-tb" fo:margin-bottom="0.0576in"/>
    </style:style>
    <style:style style:name="T163" style:parent-style-name="DefaultParagraphFont" style:family="text">
      <style:text-properties style:font-name="Taamey Ashkenaz" style:font-name-complex="Taamey Ashkenaz"/>
    </style:style>
    <style:style style:name="T164" style:parent-style-name="DefaultParagraphFont" style:family="text">
      <style:text-properties style:font-name="Taamey Ashkenaz" style:font-name-complex="Taamey Ashkenaz"/>
    </style:style>
    <style:style style:name="T165" style:parent-style-name="DefaultParagraphFont" style:family="text">
      <style:text-properties style:font-name="Taamey Ashkenaz" style:font-name-complex="Taamey Ashkenaz"/>
    </style:style>
    <style:style style:name="T166" style:parent-style-name="DefaultParagraphFont" style:family="text">
      <style:text-properties style:font-name="Taamey Ashkenaz" style:font-name-complex="Taamey Ashkenaz"/>
    </style:style>
    <style:style style:name="T167" style:parent-style-name="DefaultParagraphFont" style:family="text">
      <style:text-properties style:font-name="Taamey Ashkenaz" style:font-name-complex="Taamey Ashkenaz"/>
    </style:style>
    <style:style style:name="T168" style:parent-style-name="DefaultParagraphFont" style:family="text">
      <style:text-properties style:font-name="Taamey Ashkenaz" style:font-name-complex="Taamey Ashkenaz"/>
    </style:style>
    <style:style style:name="T169" style:parent-style-name="DefaultParagraphFont" style:family="text">
      <style:text-properties style:font-name="Taamey Ashkenaz" style:font-name-complex="Taamey Ashkenaz"/>
    </style:style>
    <style:style style:name="T170" style:parent-style-name="DefaultParagraphFont" style:family="text">
      <style:text-properties style:font-name="Taamey Ashkenaz" style:font-name-complex="Taamey Ashkenaz"/>
    </style:style>
    <style:style style:name="T171" style:parent-style-name="DefaultParagraphFont" style:family="text">
      <style:text-properties style:font-name="Taamey Ashkenaz" style:font-name-complex="Taamey Ashkenaz"/>
    </style:style>
    <style:style style:name="T172" style:parent-style-name="DefaultParagraphFont" style:family="text">
      <style:text-properties style:font-name="Taamey Ashkenaz" style:font-name-complex="Taamey Ashkenaz"/>
    </style:style>
    <style:style style:name="T173" style:parent-style-name="DefaultParagraphFont" style:family="text">
      <style:text-properties style:font-name="Taamey Ashkenaz" style:font-name-complex="Taamey Ashkenaz"/>
    </style:style>
    <style:style style:name="T174" style:parent-style-name="DefaultParagraphFont" style:family="text">
      <style:text-properties style:font-name="Taamey Ashkenaz" style:font-name-complex="Taamey Ashkenaz"/>
    </style:style>
    <style:style style:name="T175" style:parent-style-name="DefaultParagraphFont" style:family="text">
      <style:text-properties style:font-name="Taamey Ashkenaz" style:font-name-complex="Taamey Ashkenaz"/>
    </style:style>
    <style:style style:name="T176" style:parent-style-name="DefaultParagraphFont" style:family="text">
      <style:text-properties style:font-name="Taamey Ashkenaz" style:font-name-complex="Taamey Ashkenaz"/>
    </style:style>
    <style:style style:name="T177" style:parent-style-name="DefaultParagraphFont" style:family="text">
      <style:text-properties style:font-name="Taamey Ashkenaz" style:font-name-complex="Taamey Ashkenaz"/>
    </style:style>
    <style:style style:name="T178" style:parent-style-name="DefaultParagraphFont" style:family="text">
      <style:text-properties style:font-name="Taamey Ashkenaz" style:font-name-complex="Taamey Ashkenaz"/>
    </style:style>
    <style:style style:name="T179" style:parent-style-name="DefaultParagraphFont" style:family="text">
      <style:text-properties style:font-name="Taamey Ashkenaz" style:font-name-complex="Taamey Ashkenaz"/>
    </style:style>
    <style:style style:name="P180" style:parent-style-name="Textbody" style:family="paragraph">
      <style:paragraph-properties fo:text-align="center" fo:margin-bottom="0.0576in"/>
    </style:style>
    <style:style style:name="T181" style:parent-style-name="DefaultParagraphFont" style:family="text">
      <style:text-properties style:font-name="Taamey Ashkenaz" style:font-name-complex="Taamey Ashkenaz" fo:font-size="8pt" style:font-size-asian="8pt"/>
    </style:style>
    <style:style style:name="T182" style:parent-style-name="DefaultParagraphFont" style:family="text">
      <style:text-properties style:font-name="Taamey Ashkenaz" style:font-name-complex="Taamey Ashkenaz" fo:font-size="8pt" style:font-size-asian="8pt"/>
    </style:style>
    <style:style style:name="T183" style:parent-style-name="DefaultParagraphFont" style:family="text">
      <style:text-properties style:font-name="Taamey Ashkenaz" style:font-name-complex="Taamey Ashkenaz" fo:font-size="8pt" style:font-size-asian="8pt"/>
    </style:style>
    <style:style style:name="P184" style:parent-style-name="Textbody" style:family="paragraph">
      <style:paragraph-properties fo:text-align="start" style:writing-mode="rl-tb" fo:margin-bottom="0.0576in"/>
    </style:style>
    <style:style style:name="T185" style:parent-style-name="DefaultParagraphFont" style:family="text">
      <style:text-properties style:font-name="Taamey Ashkenaz" style:font-name-complex="Taamey Ashkenaz"/>
    </style:style>
    <style:style style:name="T186" style:parent-style-name="DefaultParagraphFont" style:family="text">
      <style:text-properties style:font-name="Taamey Ashkenaz" style:font-name-complex="Taamey Ashkenaz"/>
    </style:style>
    <style:style style:name="T187" style:parent-style-name="DefaultParagraphFont" style:family="text">
      <style:text-properties style:font-name="Taamey Ashkenaz" style:font-name-complex="Taamey Ashkenaz"/>
    </style:style>
    <style:style style:name="T188" style:parent-style-name="DefaultParagraphFont" style:family="text">
      <style:text-properties style:font-name="Taamey Ashkenaz" style:font-name-complex="Taamey Ashkenaz"/>
    </style:style>
    <style:style style:name="T189" style:parent-style-name="DefaultParagraphFont" style:family="text">
      <style:text-properties style:font-name="Taamey Ashkenaz" style:font-name-complex="Taamey Ashkenaz"/>
    </style:style>
    <style:style style:name="T190" style:parent-style-name="DefaultParagraphFont" style:family="text">
      <style:text-properties style:font-name="Taamey Ashkenaz" style:font-name-complex="Taamey Ashkenaz"/>
    </style:style>
    <style:style style:name="T191" style:parent-style-name="DefaultParagraphFont" style:family="text">
      <style:text-properties style:font-name="Taamey Ashkenaz" style:font-name-complex="Taamey Ashkenaz"/>
    </style:style>
    <style:style style:name="P192" style:parent-style-name="Textbody" style:family="paragraph">
      <style:paragraph-properties style:writing-mode="rl-tb" fo:margin-bottom="0.0576in"/>
    </style:style>
    <style:style style:name="T193" style:parent-style-name="DefaultParagraphFont" style:family="text">
      <style:text-properties style:font-name="Taamey Ashkenaz" style:font-name-complex="Taamey Ashkenaz"/>
    </style:style>
    <style:style style:name="T194" style:parent-style-name="DefaultParagraphFont" style:family="text">
      <style:text-properties style:font-name="Taamey Ashkenaz" style:font-name-complex="Taamey Ashkenaz"/>
    </style:style>
    <style:style style:name="T195" style:parent-style-name="DefaultParagraphFont" style:family="text">
      <style:text-properties style:font-name="Times New Roman" style:font-name-complex="Times New Roman"/>
    </style:style>
    <style:style style:name="T196" style:parent-style-name="DefaultParagraphFont" style:family="text">
      <style:text-properties style:font-name="Taamey Ashkenaz" style:font-name-complex="Taamey Ashkenaz"/>
    </style:style>
    <style:style style:name="P197" style:parent-style-name="Textbody" style:family="paragraph">
      <style:paragraph-properties style:writing-mode="rl-tb" fo:margin-bottom="0.0576in"/>
    </style:style>
    <style:style style:name="T198" style:parent-style-name="DefaultParagraphFont" style:family="text">
      <style:text-properties style:font-name="Taamey Ashkenaz" style:font-name-complex="Taamey Ashkenaz"/>
    </style:style>
    <style:style style:name="T199" style:parent-style-name="DefaultParagraphFont" style:family="text">
      <style:text-properties style:font-name="Taamey Ashkenaz" style:font-name-complex="Taamey Ashkenaz"/>
    </style:style>
    <style:style style:name="T200" style:parent-style-name="DefaultParagraphFont" style:family="text">
      <style:text-properties style:font-name="Taamey Ashkenaz" style:font-name-complex="Taamey Ashkenaz"/>
    </style:style>
    <style:style style:name="T201" style:parent-style-name="DefaultParagraphFont" style:family="text">
      <style:text-properties style:font-name="Taamey Ashkenaz" style:font-name-complex="Taamey Ashkenaz"/>
    </style:style>
    <style:style style:name="P202" style:parent-style-name="Textbody" style:family="paragraph">
      <style:paragraph-properties fo:text-align="start" style:writing-mode="rl-tb" fo:margin-bottom="0.0576in"/>
    </style:style>
    <style:style style:name="T203" style:parent-style-name="DefaultParagraphFont" style:family="text">
      <style:text-properties style:font-name="Taamey Ashkenaz" style:font-name-complex="Taamey Ashkenaz"/>
    </style:style>
    <style:style style:name="T204" style:parent-style-name="DefaultParagraphFont" style:family="text">
      <style:text-properties style:font-name="Taamey Ashkenaz" style:font-name-complex="Taamey Ashkenaz"/>
    </style:style>
    <style:style style:name="T205" style:parent-style-name="DefaultParagraphFont" style:family="text">
      <style:text-properties style:font-name="Taamey Ashkenaz" style:font-name-complex="Taamey Ashkenaz"/>
    </style:style>
    <style:style style:name="T206" style:parent-style-name="DefaultParagraphFont" style:family="text">
      <style:text-properties style:font-name="Taamey Ashkenaz" style:font-name-complex="Taamey Ashkenaz"/>
    </style:style>
    <style:style style:name="T207" style:parent-style-name="DefaultParagraphFont" style:family="text">
      <style:text-properties style:font-name="Taamey Ashkenaz" style:font-name-complex="Taamey Ashkenaz"/>
    </style:style>
    <style:style style:name="T208" style:parent-style-name="DefaultParagraphFont" style:family="text">
      <style:text-properties style:font-name="Taamey Ashkenaz" style:font-name-complex="Taamey Ashkenaz"/>
    </style:style>
    <style:style style:name="T209" style:parent-style-name="DefaultParagraphFont" style:family="text">
      <style:text-properties style:font-name="Taamey Ashkenaz" style:font-name-complex="Taamey Ashkenaz"/>
    </style:style>
    <style:style style:name="P210" style:parent-style-name="Textbody" style:family="paragraph">
      <style:paragraph-properties fo:text-align="start" style:writing-mode="rl-tb" fo:margin-bottom="0.0576in"/>
    </style:style>
    <style:style style:name="T211" style:parent-style-name="DefaultParagraphFont" style:family="text">
      <style:text-properties style:font-name="Taamey Ashkenaz" style:font-name-complex="Taamey Ashkenaz"/>
    </style:style>
    <style:style style:name="T212" style:parent-style-name="DefaultParagraphFont" style:family="text">
      <style:text-properties style:font-name="Taamey Ashkenaz" style:font-name-complex="Taamey Ashkenaz"/>
    </style:style>
    <style:style style:name="T213" style:parent-style-name="DefaultParagraphFont" style:family="text">
      <style:text-properties style:font-name="Taamey Ashkenaz" style:font-name-complex="Taamey Ashkenaz"/>
    </style:style>
    <style:style style:name="T214" style:parent-style-name="DefaultParagraphFont" style:family="text">
      <style:text-properties style:font-name="Taamey Ashkenaz" style:font-name-complex="Taamey Ashkenaz"/>
    </style:style>
    <style:style style:name="P215" style:parent-style-name="Textbody" style:family="paragraph">
      <style:paragraph-properties fo:text-align="start" style:writing-mode="rl-tb" fo:margin-bottom="0.0576in"/>
    </style:style>
    <style:style style:name="T216" style:parent-style-name="DefaultParagraphFont" style:family="text">
      <style:text-properties style:font-name="Taamey Ashkenaz" style:font-name-complex="Taamey Ashkenaz"/>
    </style:style>
    <style:style style:name="T217" style:parent-style-name="DefaultParagraphFont" style:family="text">
      <style:text-properties style:font-name="Taamey Ashkenaz" style:font-name-complex="Taamey Ashkenaz"/>
    </style:style>
    <style:style style:name="T218" style:parent-style-name="DefaultParagraphFont" style:family="text">
      <style:text-properties style:font-name="Taamey Ashkenaz" style:font-name-complex="Taamey Ashkenaz"/>
    </style:style>
    <style:style style:name="T219" style:parent-style-name="DefaultParagraphFont" style:family="text">
      <style:text-properties style:font-name="Taamey Ashkenaz" style:font-name-complex="Taamey Ashkenaz"/>
    </style:style>
    <style:style style:name="T220" style:parent-style-name="DefaultParagraphFont" style:family="text">
      <style:text-properties style:font-name="Taamey Ashkenaz" style:font-name-complex="Taamey Ashkenaz"/>
    </style:style>
    <style:style style:name="T221" style:parent-style-name="DefaultParagraphFont" style:family="text">
      <style:text-properties style:font-name="Taamey Ashkenaz" style:font-name-complex="Taamey Ashkenaz"/>
    </style:style>
    <style:style style:name="T222" style:parent-style-name="DefaultParagraphFont" style:family="text">
      <style:text-properties style:font-name="Taamey Ashkenaz" style:font-name-complex="Taamey Ashkenaz"/>
    </style:style>
    <style:style style:name="T223" style:parent-style-name="DefaultParagraphFont" style:family="text">
      <style:text-properties style:font-name="Taamey Ashkenaz" style:font-name-complex="Taamey Ashkenaz"/>
    </style:style>
    <style:style style:name="T224" style:parent-style-name="DefaultParagraphFont" style:family="text">
      <style:text-properties style:font-name="Taamey Ashkenaz" style:font-name-complex="Taamey Ashkenaz"/>
    </style:style>
    <style:style style:name="T225" style:parent-style-name="DefaultParagraphFont" style:family="text">
      <style:text-properties style:font-name="Taamey Ashkenaz" style:font-name-complex="Taamey Ashkenaz"/>
    </style:style>
    <style:style style:name="T226" style:parent-style-name="DefaultParagraphFont" style:family="text">
      <style:text-properties style:font-name="Taamey Ashkenaz" style:font-name-complex="Taamey Ashkenaz"/>
    </style:style>
    <style:style style:name="T227" style:parent-style-name="DefaultParagraphFont" style:family="text">
      <style:text-properties style:font-name="Taamey Ashkenaz" style:font-name-complex="Taamey Ashkenaz"/>
    </style:style>
    <style:style style:name="T228" style:parent-style-name="DefaultParagraphFont" style:family="text">
      <style:text-properties style:font-name="Taamey Ashkenaz" style:font-name-complex="Taamey Ashkenaz"/>
    </style:style>
    <style:style style:name="T229" style:parent-style-name="DefaultParagraphFont" style:family="text">
      <style:text-properties style:font-name="Taamey Ashkenaz" style:font-name-complex="Taamey Ashkenaz"/>
    </style:style>
    <style:style style:name="T230" style:parent-style-name="DefaultParagraphFont" style:family="text">
      <style:text-properties style:font-name="Taamey Ashkenaz" style:font-name-complex="Taamey Ashkenaz"/>
    </style:style>
    <style:style style:name="P231" style:parent-style-name="Textbody" style:family="paragraph">
      <style:paragraph-properties fo:text-align="start" style:writing-mode="rl-tb" fo:margin-bottom="0.0576in"/>
    </style:style>
    <style:style style:name="T232" style:parent-style-name="DefaultParagraphFont" style:family="text">
      <style:text-properties style:font-name="Taamey Ashkenaz" style:font-name-complex="Taamey Ashkenaz"/>
    </style:style>
    <style:style style:name="T233" style:parent-style-name="DefaultParagraphFont" style:family="text">
      <style:text-properties style:font-name="Taamey Ashkenaz" style:font-name-complex="Taamey Ashkenaz"/>
    </style:style>
    <style:style style:name="T234" style:parent-style-name="DefaultParagraphFont" style:family="text">
      <style:text-properties style:font-name="Taamey Ashkenaz" style:font-name-complex="Taamey Ashkenaz"/>
    </style:style>
    <style:style style:name="T235" style:parent-style-name="DefaultParagraphFont" style:family="text">
      <style:text-properties style:font-name="Taamey Ashkenaz" style:font-name-complex="Taamey Ashkenaz"/>
    </style:style>
    <style:style style:name="T236" style:parent-style-name="DefaultParagraphFont" style:family="text">
      <style:text-properties style:font-name="Taamey Ashkenaz" style:font-name-complex="Taamey Ashkenaz"/>
    </style:style>
    <style:style style:name="T237" style:parent-style-name="DefaultParagraphFont" style:family="text">
      <style:text-properties style:font-name="Taamey Ashkenaz" style:font-name-complex="Taamey Ashkenaz"/>
    </style:style>
    <style:style style:name="T238" style:parent-style-name="DefaultParagraphFont" style:family="text">
      <style:text-properties style:font-name="Taamey Ashkenaz" style:font-name-complex="Taamey Ashkenaz"/>
    </style:style>
    <style:style style:name="T239" style:parent-style-name="DefaultParagraphFont" style:family="text">
      <style:text-properties style:font-name="Taamey Ashkenaz" style:font-name-complex="Taamey Ashkenaz"/>
    </style:style>
    <style:style style:name="T240" style:parent-style-name="DefaultParagraphFont" style:family="text">
      <style:text-properties style:font-name="Taamey Ashkenaz" style:font-name-complex="Taamey Ashkenaz"/>
    </style:style>
    <style:style style:name="T241" style:parent-style-name="DefaultParagraphFont" style:family="text">
      <style:text-properties style:font-name="Taamey Ashkenaz" style:font-name-complex="Taamey Ashkenaz"/>
    </style:style>
    <style:style style:name="T242" style:parent-style-name="DefaultParagraphFont" style:family="text">
      <style:text-properties style:font-name="Taamey Ashkenaz" style:font-name-complex="Taamey Ashkenaz"/>
    </style:style>
    <style:style style:name="T243" style:parent-style-name="DefaultParagraphFont" style:family="text">
      <style:text-properties style:font-name="Taamey Ashkenaz" style:font-name-complex="Taamey Ashkenaz"/>
    </style:style>
    <style:style style:name="T244" style:parent-style-name="DefaultParagraphFont" style:family="text">
      <style:text-properties style:font-name="Taamey Ashkenaz" style:font-name-complex="Taamey Ashkenaz"/>
    </style:style>
    <style:style style:name="T245" style:parent-style-name="DefaultParagraphFont" style:family="text">
      <style:text-properties style:font-name="Taamey Ashkenaz" style:font-name-complex="Taamey Ashkenaz"/>
    </style:style>
    <style:style style:name="T246" style:parent-style-name="DefaultParagraphFont" style:family="text">
      <style:text-properties style:font-name="Taamey Ashkenaz" style:font-name-complex="Taamey Ashkenaz"/>
    </style:style>
    <style:style style:name="T247" style:parent-style-name="DefaultParagraphFont" style:family="text">
      <style:text-properties style:font-name="Taamey Ashkenaz" style:font-name-complex="Taamey Ashkenaz"/>
    </style:style>
    <style:style style:name="T248" style:parent-style-name="DefaultParagraphFont" style:family="text">
      <style:text-properties style:font-name="Taamey Ashkenaz" style:font-name-complex="Taamey Ashkenaz"/>
    </style:style>
    <style:style style:name="P249" style:parent-style-name="Textbody" style:family="paragraph">
      <style:paragraph-properties fo:text-align="start" style:writing-mode="rl-tb" fo:margin-bottom="0.0576in"/>
    </style:style>
    <style:style style:name="T250" style:parent-style-name="DefaultParagraphFont" style:family="text">
      <style:text-properties style:font-name="Taamey Ashkenaz" style:font-name-complex="Taamey Ashkenaz"/>
    </style:style>
    <style:style style:name="T251" style:parent-style-name="DefaultParagraphFont" style:family="text">
      <style:text-properties style:font-name="Taamey Ashkenaz" style:font-name-complex="Taamey Ashkenaz"/>
    </style:style>
    <style:style style:name="T252" style:parent-style-name="DefaultParagraphFont" style:family="text">
      <style:text-properties style:font-name="Taamey Ashkenaz" style:font-name-complex="Taamey Ashkenaz"/>
    </style:style>
    <style:style style:name="T253" style:parent-style-name="DefaultParagraphFont" style:family="text">
      <style:text-properties style:font-name="Taamey Ashkenaz" style:font-name-complex="Taamey Ashkenaz"/>
    </style:style>
    <style:style style:name="T254" style:parent-style-name="DefaultParagraphFont" style:family="text">
      <style:text-properties style:font-name="Taamey Ashkenaz" style:font-name-complex="Taamey Ashkenaz"/>
    </style:style>
    <style:style style:name="T255" style:parent-style-name="DefaultParagraphFont" style:family="text">
      <style:text-properties style:font-name="Taamey Ashkenaz" style:font-name-complex="Taamey Ashkenaz"/>
    </style:style>
    <style:style style:name="T256" style:parent-style-name="DefaultParagraphFont" style:family="text">
      <style:text-properties style:font-name="Taamey Ashkenaz" style:font-name-complex="Taamey Ashkenaz"/>
    </style:style>
    <style:style style:name="T257" style:parent-style-name="DefaultParagraphFont" style:family="text">
      <style:text-properties style:font-name="Taamey Ashkenaz" style:font-name-complex="Taamey Ashkenaz"/>
    </style:style>
    <style:style style:name="P258" style:parent-style-name="Textbody" style:family="paragraph">
      <style:paragraph-properties fo:text-align="start" style:writing-mode="rl-tb" fo:margin-bottom="0.0576in"/>
    </style:style>
    <style:style style:name="T259" style:parent-style-name="DefaultParagraphFont" style:family="text">
      <style:text-properties style:font-name="Taamey Ashkenaz" style:font-name-complex="Taamey Ashkenaz"/>
    </style:style>
    <style:style style:name="T260" style:parent-style-name="DefaultParagraphFont" style:family="text">
      <style:text-properties style:font-name="Taamey Ashkenaz" style:font-name-complex="Taamey Ashkenaz"/>
    </style:style>
    <style:style style:name="T261" style:parent-style-name="DefaultParagraphFont" style:family="text">
      <style:text-properties style:font-name="Taamey Ashkenaz" style:font-name-complex="Taamey Ashkenaz"/>
    </style:style>
    <style:style style:name="T262" style:parent-style-name="DefaultParagraphFont" style:family="text">
      <style:text-properties style:font-name="Taamey Ashkenaz" style:font-name-complex="Taamey Ashkenaz"/>
    </style:style>
    <style:style style:name="T263" style:parent-style-name="DefaultParagraphFont" style:family="text">
      <style:text-properties style:font-name="Taamey Ashkenaz" style:font-name-complex="Taamey Ashkenaz"/>
    </style:style>
    <style:style style:name="T264" style:parent-style-name="DefaultParagraphFont" style:family="text">
      <style:text-properties style:font-name="Taamey Ashkenaz" style:font-name-complex="Taamey Ashkenaz"/>
    </style:style>
    <style:style style:name="T265" style:parent-style-name="DefaultParagraphFont" style:family="text">
      <style:text-properties style:font-name="Taamey Ashkenaz" style:font-name-complex="Taamey Ashkenaz"/>
    </style:style>
    <style:style style:name="T266" style:parent-style-name="DefaultParagraphFont" style:family="text">
      <style:text-properties style:font-name="Taamey Ashkenaz" style:font-name-complex="Taamey Ashkenaz"/>
    </style:style>
    <style:style style:name="T267" style:parent-style-name="DefaultParagraphFont" style:family="text">
      <style:text-properties style:font-name="Taamey Ashkenaz" style:font-name-complex="Taamey Ashkenaz"/>
    </style:style>
    <style:style style:name="T268" style:parent-style-name="DefaultParagraphFont" style:family="text">
      <style:text-properties style:font-name="Taamey Ashkenaz" style:font-name-complex="Taamey Ashkenaz"/>
    </style:style>
    <style:style style:name="T269" style:parent-style-name="DefaultParagraphFont" style:family="text">
      <style:text-properties style:font-name="Taamey Ashkenaz" style:font-name-complex="Taamey Ashkenaz"/>
    </style:style>
    <style:style style:name="T270" style:parent-style-name="DefaultParagraphFont" style:family="text">
      <style:text-properties style:font-name="Taamey Ashkenaz" style:font-name-complex="Taamey Ashkenaz"/>
    </style:style>
    <style:style style:name="T271" style:parent-style-name="DefaultParagraphFont" style:family="text">
      <style:text-properties style:font-name="Taamey Ashkenaz" style:font-name-complex="Taamey Ashkenaz"/>
    </style:style>
    <style:style style:name="T272" style:parent-style-name="DefaultParagraphFont" style:family="text">
      <style:text-properties style:font-name="Taamey Ashkenaz" style:font-name-complex="Taamey Ashkenaz"/>
    </style:style>
    <style:style style:name="T273" style:parent-style-name="DefaultParagraphFont" style:family="text">
      <style:text-properties style:font-name="Taamey Ashkenaz" style:font-name-complex="Taamey Ashkenaz"/>
    </style:style>
    <style:style style:name="T274" style:parent-style-name="DefaultParagraphFont" style:family="text">
      <style:text-properties style:font-name="Taamey Ashkenaz" style:font-name-complex="Taamey Ashkenaz"/>
    </style:style>
    <style:style style:name="T275" style:parent-style-name="DefaultParagraphFont" style:family="text">
      <style:text-properties style:font-name="Taamey Ashkenaz" style:font-name-complex="Taamey Ashkenaz"/>
    </style:style>
    <style:style style:name="T276" style:parent-style-name="DefaultParagraphFont" style:family="text">
      <style:text-properties style:font-name="Taamey Ashkenaz" style:font-name-complex="Taamey Ashkenaz"/>
    </style:style>
    <style:style style:name="T277" style:parent-style-name="DefaultParagraphFont" style:family="text">
      <style:text-properties style:font-name="Taamey Ashkenaz" style:font-name-complex="Taamey Ashkenaz"/>
    </style:style>
    <style:style style:name="T278" style:parent-style-name="DefaultParagraphFont" style:family="text">
      <style:text-properties style:font-name="Taamey Ashkenaz" style:font-name-complex="Taamey Ashkenaz"/>
    </style:style>
    <style:style style:name="T279" style:parent-style-name="DefaultParagraphFont" style:family="text">
      <style:text-properties style:font-name="Taamey Ashkenaz" style:font-name-complex="Taamey Ashkenaz"/>
    </style:style>
    <style:style style:name="T280" style:parent-style-name="DefaultParagraphFont" style:family="text">
      <style:text-properties style:font-name="Taamey Ashkenaz" style:font-name-complex="Taamey Ashkenaz"/>
    </style:style>
    <style:style style:name="T281" style:parent-style-name="DefaultParagraphFont" style:family="text">
      <style:text-properties style:font-name="Taamey Ashkenaz" style:font-name-complex="Taamey Ashkenaz"/>
    </style:style>
    <style:style style:name="T282" style:parent-style-name="DefaultParagraphFont" style:family="text">
      <style:text-properties style:font-name="Taamey Ashkenaz" style:font-name-complex="Taamey Ashkenaz"/>
    </style:style>
    <style:style style:name="P283" style:parent-style-name="Textbody" style:family="paragraph">
      <style:paragraph-properties fo:text-align="start" style:writing-mode="rl-tb" fo:margin-bottom="0.0576in"/>
    </style:style>
    <style:style style:name="T284" style:parent-style-name="DefaultParagraphFont" style:family="text">
      <style:text-properties style:font-name="Taamey Ashkenaz" style:font-name-complex="Taamey Ashkenaz"/>
    </style:style>
    <style:style style:name="T285" style:parent-style-name="DefaultParagraphFont" style:family="text">
      <style:text-properties style:font-name="Taamey Ashkenaz" style:font-name-complex="Taamey Ashkenaz"/>
    </style:style>
    <style:style style:name="T286" style:parent-style-name="DefaultParagraphFont" style:family="text">
      <style:text-properties style:font-name="Taamey Ashkenaz" style:font-name-complex="Taamey Ashkenaz"/>
    </style:style>
    <style:style style:name="P287" style:parent-style-name="Textbody" style:family="paragraph">
      <style:paragraph-properties fo:text-align="start" style:writing-mode="rl-tb" fo:margin-bottom="0.0576in"/>
    </style:style>
    <style:style style:name="T288" style:parent-style-name="DefaultParagraphFont" style:family="text">
      <style:text-properties style:font-name="Taamey Ashkenaz" style:font-name-complex="Taamey Ashkenaz"/>
    </style:style>
    <style:style style:name="T289" style:parent-style-name="DefaultParagraphFont" style:family="text">
      <style:text-properties style:font-name="Taamey Ashkenaz" style:font-name-complex="Taamey Ashkenaz"/>
    </style:style>
    <style:style style:name="T290" style:parent-style-name="DefaultParagraphFont" style:family="text">
      <style:text-properties style:font-name="Taamey Ashkenaz" style:font-name-complex="Taamey Ashkenaz"/>
    </style:style>
    <style:style style:name="T291" style:parent-style-name="DefaultParagraphFont" style:family="text">
      <style:text-properties style:font-name="Taamey Ashkenaz" style:font-name-complex="Taamey Ashkenaz"/>
    </style:style>
    <style:style style:name="T292" style:parent-style-name="DefaultParagraphFont" style:family="text">
      <style:text-properties style:font-name="Taamey Ashkenaz" style:font-name-complex="Taamey Ashkenaz"/>
    </style:style>
    <style:style style:name="T293" style:parent-style-name="DefaultParagraphFont" style:family="text">
      <style:text-properties style:font-name="Taamey Ashkenaz" style:font-name-complex="Taamey Ashkenaz"/>
    </style:style>
    <style:style style:name="T294" style:parent-style-name="DefaultParagraphFont" style:family="text">
      <style:text-properties style:font-name="Taamey Ashkenaz" style:font-name-complex="Taamey Ashkenaz"/>
    </style:style>
    <style:style style:name="T295" style:parent-style-name="DefaultParagraphFont" style:family="text">
      <style:text-properties style:font-name="Taamey Ashkenaz" style:font-name-complex="Taamey Ashkenaz"/>
    </style:style>
    <style:style style:name="T296" style:parent-style-name="DefaultParagraphFont" style:family="text">
      <style:text-properties style:font-name="Taamey Ashkenaz" style:font-name-complex="Taamey Ashkenaz"/>
    </style:style>
    <style:style style:name="T297" style:parent-style-name="DefaultParagraphFont" style:family="text">
      <style:text-properties style:font-name="Taamey Ashkenaz" style:font-name-complex="Taamey Ashkenaz"/>
    </style:style>
    <style:style style:name="T298" style:parent-style-name="DefaultParagraphFont" style:family="text">
      <style:text-properties style:font-name="Taamey Ashkenaz" style:font-name-complex="Taamey Ashkenaz"/>
    </style:style>
    <style:style style:name="T299" style:parent-style-name="DefaultParagraphFont" style:family="text">
      <style:text-properties style:font-name="Taamey Ashkenaz" style:font-name-complex="Taamey Ashkenaz"/>
    </style:style>
    <style:style style:name="T300" style:parent-style-name="DefaultParagraphFont" style:family="text">
      <style:text-properties style:font-name="Taamey Ashkenaz" style:font-name-complex="Taamey Ashkenaz"/>
    </style:style>
    <style:style style:name="P301" style:parent-style-name="Textbody" style:family="paragraph">
      <style:paragraph-properties fo:text-align="center" style:writing-mode="rl-tb" fo:margin-bottom="0.0576in"/>
    </style:style>
    <style:style style:name="T302" style:parent-style-name="DefaultParagraphFont" style:family="text">
      <style:text-properties style:font-name="Taamey Ashkenaz" style:font-name-complex="Taamey Ashkenaz" fo:font-size="6pt" style:font-size-asian="6pt" style:font-size-complex="6pt"/>
    </style:style>
    <style:style style:name="T303" style:parent-style-name="DefaultParagraphFont" style:family="text">
      <style:text-properties style:font-name="Taamey Ashkenaz" style:font-name-complex="Taamey Ashkenaz" fo:font-size="6pt" style:font-size-asian="6pt" style:font-size-complex="6pt"/>
    </style:style>
    <style:style style:name="T304" style:parent-style-name="DefaultParagraphFont" style:family="text">
      <style:text-properties style:font-name="Taamey Ashkenaz" style:font-name-complex="Taamey Ashkenaz" fo:font-size="6pt" style:font-size-asian="6pt" style:font-size-complex="6pt"/>
    </style:style>
    <style:style style:name="P305" style:parent-style-name="Textbody" style:family="paragraph">
      <style:paragraph-properties fo:text-align="start" style:writing-mode="rl-tb" fo:margin-bottom="0.0576in"/>
    </style:style>
    <style:style style:name="T306" style:parent-style-name="DefaultParagraphFont" style:family="text">
      <style:text-properties style:font-name="Taamey Ashkenaz" style:font-name-complex="Taamey Ashkenaz"/>
    </style:style>
    <style:style style:name="T307" style:parent-style-name="DefaultParagraphFont" style:family="text">
      <style:text-properties style:font-name="Taamey Ashkenaz" style:font-name-complex="Taamey Ashkenaz"/>
    </style:style>
    <style:style style:name="T308" style:parent-style-name="DefaultParagraphFont" style:family="text">
      <style:text-properties style:font-name="Taamey Ashkenaz" style:font-name-complex="Taamey Ashkenaz"/>
    </style:style>
    <style:style style:name="T309" style:parent-style-name="DefaultParagraphFont" style:family="text">
      <style:text-properties style:font-name="Taamey Ashkenaz" style:font-name-complex="Taamey Ashkenaz"/>
    </style:style>
    <style:style style:name="T310" style:parent-style-name="DefaultParagraphFont" style:family="text">
      <style:text-properties style:font-name="Taamey Ashkenaz" style:font-name-complex="Taamey Ashkenaz"/>
    </style:style>
    <style:style style:name="T311" style:parent-style-name="DefaultParagraphFont" style:family="text">
      <style:text-properties style:font-name="Taamey Ashkenaz" style:font-name-complex="Taamey Ashkenaz"/>
    </style:style>
    <style:style style:name="T312" style:parent-style-name="DefaultParagraphFont" style:family="text">
      <style:text-properties style:font-name="Taamey Ashkenaz" style:font-name-complex="Taamey Ashkenaz"/>
    </style:style>
    <style:style style:name="T313" style:parent-style-name="DefaultParagraphFont" style:family="text">
      <style:text-properties style:font-name="Taamey Ashkenaz" style:font-name-complex="Taamey Ashkenaz"/>
    </style:style>
    <style:style style:name="T314" style:parent-style-name="DefaultParagraphFont" style:family="text">
      <style:text-properties style:font-name="Taamey Ashkenaz" style:font-name-complex="Taamey Ashkenaz"/>
    </style:style>
    <style:style style:name="T315" style:parent-style-name="DefaultParagraphFont" style:family="text">
      <style:text-properties style:font-name="Taamey Ashkenaz" style:font-name-complex="Taamey Ashkenaz"/>
    </style:style>
    <style:style style:name="P316" style:parent-style-name="Textbody" style:family="paragraph">
      <style:paragraph-properties style:writing-mode="rl-tb" fo:margin-bottom="0.0576in"/>
    </style:style>
    <style:style style:name="T317" style:parent-style-name="DefaultParagraphFont" style:family="text">
      <style:text-properties style:font-name="Taamey Ashkenaz" style:font-name-complex="Taamey Ashkenaz"/>
    </style:style>
    <style:style style:name="T318" style:parent-style-name="DefaultParagraphFont" style:family="text">
      <style:text-properties style:font-name="Taamey Ashkenaz" style:font-name-complex="Taamey Ashkenaz"/>
    </style:style>
    <style:style style:name="T319" style:parent-style-name="DefaultParagraphFont" style:family="text">
      <style:text-properties style:font-name="Taamey Ashkenaz" style:font-name-complex="Taamey Ashkenaz"/>
    </style:style>
    <style:style style:name="T320" style:parent-style-name="DefaultParagraphFont" style:family="text">
      <style:text-properties style:font-name="Taamey Ashkenaz" style:font-name-complex="Taamey Ashkenaz"/>
    </style:style>
    <style:style style:name="T321" style:parent-style-name="DefaultParagraphFont" style:family="text">
      <style:text-properties style:font-name="Taamey Ashkenaz" style:font-name-complex="Taamey Ashkenaz"/>
    </style:style>
    <style:style style:name="T322" style:parent-style-name="DefaultParagraphFont" style:family="text">
      <style:text-properties style:font-name="Taamey Ashkenaz" style:font-name-complex="Taamey Ashkenaz"/>
    </style:style>
    <style:style style:name="T323" style:parent-style-name="DefaultParagraphFont" style:family="text">
      <style:text-properties style:font-name="Taamey Ashkenaz" style:font-name-complex="Taamey Ashkenaz"/>
    </style:style>
    <style:style style:name="T324" style:parent-style-name="DefaultParagraphFont" style:family="text">
      <style:text-properties style:font-name="Taamey Ashkenaz" style:font-name-complex="Taamey Ashkenaz"/>
    </style:style>
    <style:style style:name="T325" style:parent-style-name="DefaultParagraphFont" style:family="text">
      <style:text-properties style:font-name="Taamey Ashkenaz" style:font-name-complex="Taamey Ashkenaz"/>
    </style:style>
    <style:style style:name="T326" style:parent-style-name="DefaultParagraphFont" style:family="text">
      <style:text-properties style:font-name="Taamey Ashkenaz" style:font-name-complex="Taamey Ashkenaz"/>
    </style:style>
    <style:style style:name="T327" style:parent-style-name="DefaultParagraphFont" style:family="text">
      <style:text-properties style:font-name="Taamey Ashkenaz" style:font-name-complex="Taamey Ashkenaz"/>
    </style:style>
    <style:style style:name="T328" style:parent-style-name="DefaultParagraphFont" style:family="text">
      <style:text-properties style:font-name="Taamey Ashkenaz" style:font-name-complex="Taamey Ashkenaz"/>
    </style:style>
    <style:style style:name="T329" style:parent-style-name="DefaultParagraphFont" style:family="text">
      <style:text-properties style:font-name="Taamey Ashkenaz" style:font-name-complex="Taamey Ashkenaz"/>
    </style:style>
    <style:style style:name="T330" style:parent-style-name="DefaultParagraphFont" style:family="text">
      <style:text-properties style:font-name="Taamey Ashkenaz" style:font-name-complex="Taamey Ashkenaz"/>
    </style:style>
    <style:style style:name="T331" style:parent-style-name="DefaultParagraphFont" style:family="text">
      <style:text-properties style:font-name="Taamey Ashkenaz" style:font-name-complex="Taamey Ashkenaz"/>
    </style:style>
    <style:style style:name="T332" style:parent-style-name="DefaultParagraphFont" style:family="text">
      <style:text-properties style:font-name="Taamey Ashkenaz" style:font-name-complex="Taamey Ashkenaz"/>
    </style:style>
    <style:style style:name="T333" style:parent-style-name="DefaultParagraphFont" style:family="text">
      <style:text-properties style:font-name="Taamey Ashkenaz" style:font-name-complex="Taamey Ashkenaz"/>
    </style:style>
    <style:style style:name="T334" style:parent-style-name="DefaultParagraphFont" style:family="text">
      <style:text-properties style:font-name="Taamey Ashkenaz" style:font-name-complex="Taamey Ashkenaz" fo:font-size="8pt" style:font-size-asian="8pt"/>
    </style:style>
    <style:style style:name="T335" style:parent-style-name="DefaultParagraphFont" style:family="text">
      <style:text-properties style:font-name="Taamey Ashkenaz" style:font-name-complex="Taamey Ashkenaz" fo:font-size="8pt" style:font-size-asian="8pt"/>
    </style:style>
    <style:style style:name="T336" style:parent-style-name="DefaultParagraphFont" style:family="text">
      <style:text-properties style:font-name="Taamey Ashkenaz" style:font-name-complex="Taamey Ashkenaz" fo:font-size="8pt" style:font-size-asian="8pt"/>
    </style:style>
    <style:style style:name="T337" style:parent-style-name="DefaultParagraphFont" style:family="text">
      <style:text-properties style:font-name="Taamey Ashkenaz" style:font-name-complex="Taamey Ashkenaz" fo:font-size="8pt" style:font-size-asian="8pt"/>
    </style:style>
    <style:style style:name="T338" style:parent-style-name="DefaultParagraphFont" style:family="text">
      <style:text-properties style:font-name="Taamey Ashkenaz" style:font-name-complex="Taamey Ashkenaz" fo:font-size="8pt" style:font-size-asian="8pt"/>
    </style:style>
    <style:style style:name="T339" style:parent-style-name="DefaultParagraphFont" style:family="text">
      <style:text-properties style:font-name="Taamey Ashkenaz" style:font-name-complex="Taamey Ashkenaz" fo:font-size="8pt" style:font-size-asian="8pt"/>
    </style:style>
    <style:style style:name="T340" style:parent-style-name="DefaultParagraphFont" style:family="text">
      <style:text-properties style:font-name="Taamey Ashkenaz" style:font-name-complex="Taamey Ashkenaz" fo:font-size="8pt" style:font-size-asian="8pt"/>
    </style:style>
    <style:style style:name="T341" style:parent-style-name="DefaultParagraphFont" style:family="text">
      <style:text-properties style:font-name="Taamey Ashkenaz" style:font-name-complex="Taamey Ashkenaz" fo:font-size="8pt" style:font-size-asian="8pt"/>
    </style:style>
    <style:style style:name="T342" style:parent-style-name="DefaultParagraphFont" style:family="text">
      <style:text-properties style:font-name="Taamey Ashkenaz" style:font-name-complex="Taamey Ashkenaz" fo:font-size="8pt" style:font-size-asian="8pt"/>
    </style:style>
    <style:style style:name="P343" style:parent-style-name="Textbody" style:family="paragraph">
      <style:paragraph-properties fo:text-align="start" style:writing-mode="rl-tb" fo:margin-bottom="0.0576in"/>
    </style:style>
    <style:style style:name="T344" style:parent-style-name="DefaultParagraphFont" style:family="text">
      <style:text-properties style:font-name="Taamey Ashkenaz" style:font-name-complex="Taamey Ashkenaz" fo:font-size="8pt" style:font-size-asian="8pt"/>
    </style:style>
    <style:style style:name="T345" style:parent-style-name="DefaultParagraphFont" style:family="text">
      <style:text-properties style:font-name="Taamey Ashkenaz" style:font-name-complex="Taamey Ashkenaz" fo:font-size="8pt" style:font-size-asian="8pt"/>
    </style:style>
    <style:style style:name="T346" style:parent-style-name="DefaultParagraphFont" style:family="text">
      <style:text-properties style:font-name="Taamey Ashkenaz" style:font-name-complex="Taamey Ashkenaz" fo:font-size="8pt" style:font-size-asian="8pt"/>
    </style:style>
    <style:style style:name="T347" style:parent-style-name="DefaultParagraphFont" style:family="text">
      <style:text-properties style:font-name="Taamey Ashkenaz" style:font-name-complex="Taamey Ashkenaz" fo:font-size="8pt" style:font-size-asian="8pt"/>
    </style:style>
    <style:style style:name="T348" style:parent-style-name="DefaultParagraphFont" style:family="text">
      <style:text-properties style:font-name="Taamey Ashkenaz" style:font-name-complex="Taamey Ashkenaz" fo:font-size="8pt" style:font-size-asian="8pt"/>
    </style:style>
    <style:style style:name="T349" style:parent-style-name="DefaultParagraphFont" style:family="text">
      <style:text-properties style:font-name="Taamey Ashkenaz" style:font-name-complex="Taamey Ashkenaz" fo:font-size="8pt" style:font-size-asian="8pt"/>
    </style:style>
    <style:style style:name="T350" style:parent-style-name="DefaultParagraphFont" style:family="text">
      <style:text-properties style:font-name="Taamey Ashkenaz" style:font-name-complex="Taamey Ashkenaz" fo:font-size="8pt" style:font-size-asian="8pt"/>
    </style:style>
    <style:style style:name="T351" style:parent-style-name="DefaultParagraphFont" style:family="text">
      <style:text-properties style:font-name="Taamey Ashkenaz" style:font-name-complex="Taamey Ashkenaz" fo:font-size="8pt" style:font-size-asian="8pt"/>
    </style:style>
    <style:style style:name="T352" style:parent-style-name="DefaultParagraphFont" style:family="text">
      <style:text-properties style:font-name="Taamey Ashkenaz" style:font-name-complex="Taamey Ashkenaz" fo:font-size="8pt" style:font-size-asian="8pt"/>
    </style:style>
    <style:style style:name="P353" style:parent-style-name="Textbody" style:family="paragraph">
      <style:paragraph-properties fo:text-align="start" style:writing-mode="rl-tb" fo:margin-bottom="0.0576in"/>
    </style:style>
    <style:style style:name="T354" style:parent-style-name="DefaultParagraphFont" style:family="text">
      <style:text-properties style:font-name="Taamey Ashkenaz" style:font-name-complex="Taamey Ashkenaz" fo:font-size="8pt" style:font-size-asian="8pt"/>
    </style:style>
    <style:style style:name="T355" style:parent-style-name="DefaultParagraphFont" style:family="text">
      <style:text-properties style:font-name="Taamey Ashkenaz" style:font-name-complex="Taamey Ashkenaz" fo:font-size="8pt" style:font-size-asian="8pt"/>
    </style:style>
    <style:style style:name="T356" style:parent-style-name="DefaultParagraphFont" style:family="text">
      <style:text-properties style:font-name="Taamey Ashkenaz" style:font-name-complex="Taamey Ashkenaz" fo:font-size="8pt" style:font-size-asian="8pt"/>
    </style:style>
    <style:style style:name="T357" style:parent-style-name="DefaultParagraphFont" style:family="text">
      <style:text-properties style:font-name="Taamey Ashkenaz" style:font-name-complex="Taamey Ashkenaz" fo:font-size="8pt" style:font-size-asian="8pt"/>
    </style:style>
    <style:style style:name="T358" style:parent-style-name="DefaultParagraphFont" style:family="text">
      <style:text-properties style:font-name="Taamey Ashkenaz" style:font-name-complex="Taamey Ashkenaz" fo:font-size="8pt" style:font-size-asian="8pt"/>
    </style:style>
    <style:style style:name="T359" style:parent-style-name="DefaultParagraphFont" style:family="text">
      <style:text-properties style:font-name="Taamey Ashkenaz" style:font-name-complex="Taamey Ashkenaz" fo:font-size="8pt" style:font-size-asian="8pt"/>
    </style:style>
    <style:style style:name="P360" style:parent-style-name="Textbody" style:family="paragraph">
      <style:paragraph-properties fo:text-align="start" style:writing-mode="rl-tb" fo:margin-bottom="0.0576in"/>
    </style:style>
    <style:style style:name="T361" style:parent-style-name="DefaultParagraphFont" style:family="text">
      <style:text-properties style:font-name="Taamey Ashkenaz" style:font-name-complex="Taamey Ashkenaz" fo:font-size="8pt" style:font-size-asian="8pt"/>
    </style:style>
    <style:style style:name="T362" style:parent-style-name="DefaultParagraphFont" style:family="text">
      <style:text-properties style:font-name="Taamey Ashkenaz" style:font-name-complex="Taamey Ashkenaz" fo:font-size="8pt" style:font-size-asian="8pt"/>
    </style:style>
    <style:style style:name="T363" style:parent-style-name="DefaultParagraphFont" style:family="text">
      <style:text-properties style:font-name="Taamey Ashkenaz" style:font-name-complex="Taamey Ashkenaz" fo:font-size="8pt" style:font-size-asian="8pt"/>
    </style:style>
    <style:style style:name="T364" style:parent-style-name="DefaultParagraphFont" style:family="text">
      <style:text-properties style:font-name="Taamey Ashkenaz" style:font-name-complex="Taamey Ashkenaz" fo:font-size="8pt" style:font-size-asian="8pt"/>
    </style:style>
    <style:style style:name="T365" style:parent-style-name="DefaultParagraphFont" style:family="text">
      <style:text-properties style:font-name="Taamey Ashkenaz" style:font-name-complex="Taamey Ashkenaz" fo:font-size="8pt" style:font-size-asian="8pt"/>
    </style:style>
    <style:style style:name="T366" style:parent-style-name="DefaultParagraphFont" style:family="text">
      <style:text-properties style:font-name="Taamey Ashkenaz" style:font-name-complex="Taamey Ashkenaz" fo:font-size="8pt" style:font-size-asian="8pt"/>
    </style:style>
    <style:style style:name="T367" style:parent-style-name="DefaultParagraphFont" style:family="text">
      <style:text-properties style:font-name="Taamey Ashkenaz" style:font-name-complex="Taamey Ashkenaz" fo:font-size="8pt" style:font-size-asian="8pt"/>
    </style:style>
    <style:style style:name="T368" style:parent-style-name="DefaultParagraphFont" style:family="text">
      <style:text-properties style:font-name="Taamey Ashkenaz" style:font-name-complex="Taamey Ashkenaz" fo:font-size="8pt" style:font-size-asian="8pt"/>
    </style:style>
    <style:style style:name="T369" style:parent-style-name="DefaultParagraphFont" style:family="text">
      <style:text-properties style:font-name="Taamey Ashkenaz" style:font-name-complex="Taamey Ashkenaz" fo:font-size="8pt" style:font-size-asian="8pt"/>
    </style:style>
    <style:style style:name="T370" style:parent-style-name="DefaultParagraphFont" style:family="text">
      <style:text-properties style:font-name="Taamey Ashkenaz" style:font-name-complex="Taamey Ashkenaz" fo:font-size="8pt" style:font-size-asian="8pt"/>
    </style:style>
    <style:style style:name="T371" style:parent-style-name="DefaultParagraphFont" style:family="text">
      <style:text-properties style:font-name="Taamey Ashkenaz" style:font-name-complex="Taamey Ashkenaz" fo:font-size="8pt" style:font-size-asian="8pt"/>
    </style:style>
    <style:style style:name="T372" style:parent-style-name="DefaultParagraphFont" style:family="text">
      <style:text-properties style:font-name="Taamey Ashkenaz" style:font-name-complex="Taamey Ashkenaz" fo:font-size="8pt" style:font-size-asian="8pt"/>
    </style:style>
    <style:style style:name="T373" style:parent-style-name="DefaultParagraphFont" style:family="text">
      <style:text-properties style:font-name="Taamey Ashkenaz" style:font-name-complex="Taamey Ashkenaz" fo:font-size="8pt" style:font-size-asian="8pt"/>
    </style:style>
    <style:style style:name="T374" style:parent-style-name="DefaultParagraphFont" style:family="text">
      <style:text-properties style:font-name="Taamey Ashkenaz" style:font-name-complex="Taamey Ashkenaz" fo:font-size="8pt" style:font-size-asian="8pt"/>
    </style:style>
    <style:style style:name="T375" style:parent-style-name="DefaultParagraphFont" style:family="text">
      <style:text-properties style:font-name="Taamey Ashkenaz" style:font-name-complex="Taamey Ashkenaz" fo:font-size="8pt" style:font-size-asian="8pt"/>
    </style:style>
    <style:style style:name="T376" style:parent-style-name="DefaultParagraphFont" style:family="text">
      <style:text-properties style:font-name="Taamey Ashkenaz" style:font-name-complex="Taamey Ashkenaz" fo:font-size="8pt" style:font-size-asian="8pt"/>
    </style:style>
    <style:style style:name="T377" style:parent-style-name="DefaultParagraphFont" style:family="text">
      <style:text-properties style:font-name="Taamey Ashkenaz" style:font-name-complex="Taamey Ashkenaz" fo:font-size="8pt" style:font-size-asian="8pt"/>
    </style:style>
    <style:style style:name="T378" style:parent-style-name="DefaultParagraphFont" style:family="text">
      <style:text-properties style:font-name="Taamey Ashkenaz" style:font-name-complex="Taamey Ashkenaz" fo:font-size="8pt" style:font-size-asian="8pt"/>
    </style:style>
    <style:style style:name="T379" style:parent-style-name="DefaultParagraphFont" style:family="text">
      <style:text-properties style:font-name="Taamey Ashkenaz" style:font-name-complex="Taamey Ashkenaz" fo:font-size="8pt" style:font-size-asian="8pt"/>
    </style:style>
    <style:style style:name="T380" style:parent-style-name="DefaultParagraphFont" style:family="text">
      <style:text-properties style:font-name="Taamey Ashkenaz" style:font-name-complex="Taamey Ashkenaz" fo:font-size="8pt" style:font-size-asian="8pt"/>
    </style:style>
    <style:style style:name="T381" style:parent-style-name="DefaultParagraphFont" style:family="text">
      <style:text-properties style:font-name="Taamey Ashkenaz" style:font-name-complex="Taamey Ashkenaz" fo:font-size="8pt" style:font-size-asian="8pt"/>
    </style:style>
    <style:style style:name="T382" style:parent-style-name="DefaultParagraphFont" style:family="text">
      <style:text-properties style:font-name="Taamey Ashkenaz" style:font-name-complex="Taamey Ashkenaz" fo:font-size="8pt" style:font-size-asian="8pt"/>
    </style:style>
    <style:style style:name="T383" style:parent-style-name="DefaultParagraphFont" style:family="text">
      <style:text-properties style:font-name="Taamey Ashkenaz" style:font-name-complex="Taamey Ashkenaz" fo:font-size="8pt" style:font-size-asian="8pt"/>
    </style:style>
    <style:style style:name="T384" style:parent-style-name="DefaultParagraphFont" style:family="text">
      <style:text-properties style:font-name="Taamey Ashkenaz" style:font-name-complex="Taamey Ashkenaz" fo:font-size="8pt" style:font-size-asian="8pt"/>
    </style:style>
    <style:style style:name="T385" style:parent-style-name="DefaultParagraphFont" style:family="text">
      <style:text-properties style:font-name="Taamey Ashkenaz" style:font-name-complex="Taamey Ashkenaz" fo:font-size="8pt" style:font-size-asian="8pt"/>
    </style:style>
    <style:style style:name="T386" style:parent-style-name="DefaultParagraphFont" style:family="text">
      <style:text-properties style:font-name="Taamey Ashkenaz" style:font-name-complex="Taamey Ashkenaz" fo:font-size="8pt" style:font-size-asian="8pt"/>
    </style:style>
    <style:style style:name="P387" style:parent-style-name="Textbody" style:family="paragraph">
      <style:paragraph-properties fo:text-align="start" style:writing-mode="rl-tb" fo:margin-bottom="0.0576in"/>
    </style:style>
    <style:style style:name="T388" style:parent-style-name="DefaultParagraphFont" style:family="text">
      <style:text-properties style:font-name="Taamey Ashkenaz" style:font-name-complex="Taamey Ashkenaz" fo:font-size="8pt" style:font-size-asian="8pt"/>
    </style:style>
    <style:style style:name="T389" style:parent-style-name="DefaultParagraphFont" style:family="text">
      <style:text-properties style:font-name="Taamey Ashkenaz" style:font-name-complex="Taamey Ashkenaz" fo:font-size="8pt" style:font-size-asian="8pt"/>
    </style:style>
    <style:style style:name="T390" style:parent-style-name="DefaultParagraphFont" style:family="text">
      <style:text-properties style:font-name="Taamey Ashkenaz" style:font-name-complex="Taamey Ashkenaz" fo:font-size="8pt" style:font-size-asian="8pt"/>
    </style:style>
    <style:style style:name="T391" style:parent-style-name="DefaultParagraphFont" style:family="text">
      <style:text-properties style:font-name="Taamey Ashkenaz" style:font-name-complex="Taamey Ashkenaz" fo:font-size="8pt" style:font-size-asian="8pt"/>
    </style:style>
    <style:style style:name="T392" style:parent-style-name="DefaultParagraphFont" style:family="text">
      <style:text-properties style:font-name="Taamey Ashkenaz" style:font-name-complex="Taamey Ashkenaz" fo:font-size="8pt" style:font-size-asian="8pt"/>
    </style:style>
    <style:style style:name="T393" style:parent-style-name="DefaultParagraphFont" style:family="text">
      <style:text-properties style:font-name="Taamey Ashkenaz" style:font-name-complex="Taamey Ashkenaz" fo:font-size="8pt" style:font-size-asian="8pt"/>
    </style:style>
    <style:style style:name="T394" style:parent-style-name="DefaultParagraphFont" style:family="text">
      <style:text-properties style:font-name="Taamey Ashkenaz" style:font-name-complex="Taamey Ashkenaz" fo:font-size="8pt" style:font-size-asian="8pt"/>
    </style:style>
    <style:style style:name="T395" style:parent-style-name="DefaultParagraphFont" style:family="text">
      <style:text-properties style:font-name="Taamey Ashkenaz" style:font-name-complex="Taamey Ashkenaz" fo:font-size="8pt" style:font-size-asian="8pt"/>
    </style:style>
    <style:style style:name="T396" style:parent-style-name="DefaultParagraphFont" style:family="text">
      <style:text-properties style:font-name="Taamey Ashkenaz" style:font-name-complex="Taamey Ashkenaz" fo:font-size="8pt" style:font-size-asian="8pt"/>
    </style:style>
    <style:style style:name="T397" style:parent-style-name="DefaultParagraphFont" style:family="text">
      <style:text-properties style:font-name="Taamey Ashkenaz" style:font-name-complex="Taamey Ashkenaz" fo:font-size="8pt" style:font-size-asian="8pt"/>
    </style:style>
    <style:style style:name="T398" style:parent-style-name="DefaultParagraphFont" style:family="text">
      <style:text-properties style:font-name="Taamey Ashkenaz" style:font-name-complex="Taamey Ashkenaz" fo:font-size="8pt" style:font-size-asian="8pt"/>
    </style:style>
    <style:style style:name="T399" style:parent-style-name="DefaultParagraphFont" style:family="text">
      <style:text-properties style:font-name="Taamey Ashkenaz" style:font-name-complex="Taamey Ashkenaz" fo:font-size="8pt" style:font-size-asian="8pt"/>
    </style:style>
    <style:style style:name="P400" style:parent-style-name="Normal" style:family="paragraph">
      <style:text-properties style:font-name="Taamey Ashkenaz" style:font-name-complex="Taamey Ashkenaz" fo:font-size="8pt" style:font-size-asian="8pt" style:font-size-complex="8pt" fo:hyphenate="true"/>
    </style:style>
    <style:style style:name="P401" style:parent-style-name="Textbody" style:family="paragraph">
      <style:paragraph-properties fo:text-align="start" style:writing-mode="rl-tb" fo:margin-bottom="0.0576in"/>
    </style:style>
    <style:style style:name="T402" style:parent-style-name="DefaultParagraphFont" style:family="text">
      <style:text-properties style:font-name="Taamey Ashkenaz" style:font-name-complex="Taamey Ashkenaz" fo:font-size="8pt" style:font-size-asian="8pt"/>
    </style:style>
    <style:style style:name="P403" style:parent-style-name="Textbody" style:family="paragraph">
      <style:paragraph-properties style:writing-mode="rl-tb" fo:margin-bottom="0.0576in"/>
    </style:style>
    <style:style style:name="T404" style:parent-style-name="DefaultParagraphFont" style:family="text">
      <style:text-properties style:font-name="Taamey Ashkenaz" style:font-name-complex="Taamey Ashkenaz" fo:font-size="8pt" style:font-size-asian="8pt"/>
    </style:style>
    <style:style style:name="T405" style:parent-style-name="DefaultParagraphFont" style:family="text">
      <style:text-properties style:font-name="Taamey Ashkenaz" style:font-name-complex="Taamey Ashkenaz" fo:font-size="8pt" style:font-size-asian="8pt"/>
    </style:style>
    <style:style style:name="T406" style:parent-style-name="DefaultParagraphFont" style:family="text">
      <style:text-properties style:font-name="Taamey Ashkenaz" style:font-name-complex="Taamey Ashkenaz" fo:font-size="8pt" style:font-size-asian="8pt"/>
    </style:style>
    <style:style style:name="T407" style:parent-style-name="DefaultParagraphFont" style:family="text">
      <style:text-properties style:font-name="Taamey Ashkenaz" style:font-name-complex="Taamey Ashkenaz" fo:font-size="8pt" style:font-size-asian="8pt"/>
    </style:style>
    <style:style style:name="T408" style:parent-style-name="DefaultParagraphFont" style:family="text">
      <style:text-properties style:font-name="Taamey Ashkenaz" style:font-name-complex="Taamey Ashkenaz" fo:font-size="8pt" style:font-size-asian="8pt"/>
    </style:style>
    <style:style style:name="T409" style:parent-style-name="DefaultParagraphFont" style:family="text">
      <style:text-properties style:font-name="Taamey Ashkenaz" style:font-name-complex="Taamey Ashkenaz" fo:font-size="8pt" style:font-size-asian="8pt"/>
    </style:style>
    <style:style style:name="T410" style:parent-style-name="DefaultParagraphFont" style:family="text">
      <style:text-properties style:font-name="Taamey Ashkenaz" style:font-name-complex="Taamey Ashkenaz" fo:font-size="8pt" style:font-size-asian="8pt"/>
    </style:style>
    <style:style style:name="T411" style:parent-style-name="DefaultParagraphFont" style:family="text">
      <style:text-properties style:font-name="Taamey Ashkenaz" style:font-name-complex="Taamey Ashkenaz" fo:font-size="8pt" style:font-size-asian="8pt"/>
    </style:style>
    <style:style style:name="T412" style:parent-style-name="DefaultParagraphFont" style:family="text">
      <style:text-properties style:font-name="Taamey Ashkenaz" style:font-name-complex="Taamey Ashkenaz" fo:font-size="8pt" style:font-size-asian="8pt"/>
    </style:style>
    <style:style style:name="T413" style:parent-style-name="DefaultParagraphFont" style:family="text">
      <style:text-properties style:font-name="Taamey Ashkenaz" style:font-name-complex="Taamey Ashkenaz" fo:font-size="8pt" style:font-size-asian="8pt"/>
    </style:style>
    <style:style style:name="T414" style:parent-style-name="DefaultParagraphFont" style:family="text">
      <style:text-properties style:font-name="Taamey Ashkenaz" style:font-name-complex="Taamey Ashkenaz" fo:font-size="8pt" style:font-size-asian="8pt"/>
    </style:style>
    <style:style style:name="T415" style:parent-style-name="DefaultParagraphFont" style:family="text">
      <style:text-properties style:font-name="Taamey Ashkenaz" style:font-name-complex="Taamey Ashkenaz" fo:font-size="8pt" style:font-size-asian="8pt"/>
    </style:style>
    <style:style style:name="T416" style:parent-style-name="DefaultParagraphFont" style:family="text">
      <style:text-properties style:font-name="Taamey Ashkenaz" style:font-name-complex="Taamey Ashkenaz" fo:font-size="8pt" style:font-size-asian="8pt"/>
    </style:style>
    <style:style style:name="T417" style:parent-style-name="DefaultParagraphFont" style:family="text">
      <style:text-properties style:font-name="Taamey Ashkenaz" style:font-name-complex="Taamey Ashkenaz" fo:font-size="8pt" style:font-size-asian="8pt"/>
    </style:style>
    <style:style style:name="T418" style:parent-style-name="DefaultParagraphFont" style:family="text">
      <style:text-properties style:font-name="Taamey Ashkenaz" style:font-name-complex="Taamey Ashkenaz" fo:font-size="8pt" style:font-size-asian="8pt"/>
    </style:style>
    <style:style style:name="T419" style:parent-style-name="DefaultParagraphFont" style:family="text">
      <style:text-properties style:font-name="Taamey Ashkenaz" style:font-name-complex="Taamey Ashkenaz" fo:font-size="8pt" style:font-size-asian="8pt"/>
    </style:style>
    <style:style style:name="T420" style:parent-style-name="DefaultParagraphFont" style:family="text">
      <style:text-properties style:font-name="Taamey Ashkenaz" style:font-name-complex="Taamey Ashkenaz" fo:font-size="8pt" style:font-size-asian="8pt"/>
    </style:style>
    <style:style style:name="T421" style:parent-style-name="DefaultParagraphFont" style:family="text">
      <style:text-properties style:font-name="Taamey Ashkenaz" style:font-name-complex="Taamey Ashkenaz" fo:font-size="8pt" style:font-size-asian="8pt"/>
    </style:style>
    <style:style style:name="P422" style:parent-style-name="Textbody" style:family="paragraph">
      <style:paragraph-properties fo:text-align="start" style:writing-mode="rl-tb" fo:margin-bottom="0.0576in"/>
    </style:style>
    <style:style style:name="T423" style:parent-style-name="DefaultParagraphFont" style:family="text">
      <style:text-properties style:font-name="Taamey Ashkenaz" style:font-name-complex="Taamey Ashkenaz" fo:font-size="8pt" style:font-size-asian="8pt"/>
    </style:style>
    <style:style style:name="T424" style:parent-style-name="DefaultParagraphFont" style:family="text">
      <style:text-properties style:font-name="Taamey Ashkenaz" style:font-name-complex="Taamey Ashkenaz" fo:font-size="8pt" style:font-size-asian="8pt"/>
    </style:style>
    <style:style style:name="T425" style:parent-style-name="DefaultParagraphFont" style:family="text">
      <style:text-properties style:font-name="Taamey Ashkenaz" style:font-name-complex="Taamey Ashkenaz" fo:font-size="8pt" style:font-size-asian="8pt"/>
    </style:style>
    <style:style style:name="T426" style:parent-style-name="DefaultParagraphFont" style:family="text">
      <style:text-properties style:font-name="Taamey Ashkenaz" style:font-name-complex="Taamey Ashkenaz" fo:font-size="8pt" style:font-size-asian="8pt"/>
    </style:style>
    <style:style style:name="T427" style:parent-style-name="DefaultParagraphFont" style:family="text">
      <style:text-properties style:font-name="Taamey Ashkenaz" style:font-name-complex="Taamey Ashkenaz" fo:font-size="8pt" style:font-size-asian="8pt"/>
    </style:style>
    <style:style style:name="T428" style:parent-style-name="DefaultParagraphFont" style:family="text">
      <style:text-properties style:font-name="Taamey Ashkenaz" style:font-name-complex="Taamey Ashkenaz" fo:font-size="8pt" style:font-size-asian="8pt"/>
    </style:style>
    <style:style style:name="T429" style:parent-style-name="DefaultParagraphFont" style:family="text">
      <style:text-properties style:font-name="Taamey Ashkenaz" style:font-name-complex="Taamey Ashkenaz" fo:font-size="8pt" style:font-size-asian="8pt"/>
    </style:style>
    <style:style style:name="T430" style:parent-style-name="DefaultParagraphFont" style:family="text">
      <style:text-properties style:font-name="Taamey Ashkenaz" style:font-name-complex="Taamey Ashkenaz" fo:font-size="8pt" style:font-size-asian="8pt"/>
    </style:style>
    <style:style style:name="T431" style:parent-style-name="DefaultParagraphFont" style:family="text">
      <style:text-properties style:font-name="Taamey Ashkenaz" style:font-name-complex="Taamey Ashkenaz" fo:font-size="8pt" style:font-size-asian="8pt"/>
    </style:style>
    <style:style style:name="T432" style:parent-style-name="DefaultParagraphFont" style:family="text">
      <style:text-properties style:font-name="Taamey Ashkenaz" style:font-name-complex="Taamey Ashkenaz" fo:font-size="8pt" style:font-size-asian="8pt"/>
    </style:style>
    <style:style style:name="T433" style:parent-style-name="DefaultParagraphFont" style:family="text">
      <style:text-properties style:font-name="Taamey Ashkenaz" style:font-name-complex="Taamey Ashkenaz" fo:font-size="8pt" style:font-size-asian="8pt"/>
    </style:style>
    <style:style style:name="T434" style:parent-style-name="DefaultParagraphFont" style:family="text">
      <style:text-properties style:font-name="Taamey Ashkenaz" style:font-name-complex="Taamey Ashkenaz" fo:font-size="8pt" style:font-size-asian="8pt"/>
    </style:style>
    <style:style style:name="T435" style:parent-style-name="DefaultParagraphFont" style:family="text">
      <style:text-properties style:font-name="Taamey Ashkenaz" style:font-name-complex="Taamey Ashkenaz" fo:font-size="8pt" style:font-size-asian="8pt"/>
    </style:style>
    <style:style style:name="T436" style:parent-style-name="DefaultParagraphFont" style:family="text">
      <style:text-properties style:font-name="Taamey Ashkenaz" style:font-name-complex="Taamey Ashkenaz" fo:font-size="8pt" style:font-size-asian="8pt"/>
    </style:style>
    <style:style style:name="T437" style:parent-style-name="DefaultParagraphFont" style:family="text">
      <style:text-properties style:font-name="Taamey Ashkenaz" style:font-name-complex="Taamey Ashkenaz" fo:font-size="8pt" style:font-size-asian="8pt"/>
    </style:style>
    <style:style style:name="P438" style:parent-style-name="Textbody" style:family="paragraph">
      <style:paragraph-properties style:writing-mode="rl-tb" fo:margin-bottom="0.0576in"/>
    </style:style>
    <style:style style:name="T439" style:parent-style-name="DefaultParagraphFont" style:family="text">
      <style:text-properties style:font-name="Taamey Ashkenaz" style:font-name-complex="Taamey Ashkenaz" fo:font-size="8pt" style:font-size-asian="8pt"/>
    </style:style>
    <style:style style:name="T440" style:parent-style-name="DefaultParagraphFont" style:family="text">
      <style:text-properties style:font-name="Taamey Ashkenaz" style:font-name-complex="Taamey Ashkenaz" fo:font-size="8pt" style:font-size-asian="8pt"/>
    </style:style>
    <style:style style:name="T441" style:parent-style-name="DefaultParagraphFont" style:family="text">
      <style:text-properties style:font-name="Taamey Ashkenaz" style:font-name-complex="Taamey Ashkenaz" fo:font-size="8pt" style:font-size-asian="8pt"/>
    </style:style>
    <style:style style:name="P442" style:parent-style-name="Textbody" style:family="paragraph">
      <style:paragraph-properties style:writing-mode="rl-tb" fo:margin-bottom="0.0576in"/>
    </style:style>
    <style:style style:name="T443" style:parent-style-name="DefaultParagraphFont" style:family="text">
      <style:text-properties style:font-name="Taamey Ashkenaz" style:font-name-complex="Taamey Ashkenaz" fo:font-size="8pt" style:font-size-asian="8pt"/>
    </style:style>
    <style:style style:name="T444" style:parent-style-name="DefaultParagraphFont" style:family="text">
      <style:text-properties style:font-name="Taamey Ashkenaz" style:font-name-complex="Taamey Ashkenaz" fo:font-size="8pt" style:font-size-asian="8pt"/>
    </style:style>
    <style:style style:name="T445" style:parent-style-name="DefaultParagraphFont" style:family="text">
      <style:text-properties style:font-name="Taamey Ashkenaz" style:font-name-complex="Taamey Ashkenaz" fo:font-size="8pt" style:font-size-asian="8pt"/>
    </style:style>
    <style:style style:name="T446" style:parent-style-name="DefaultParagraphFont" style:family="text">
      <style:text-properties style:font-name="Taamey Ashkenaz" style:font-name-complex="Taamey Ashkenaz" fo:font-size="8pt" style:font-size-asian="8pt"/>
    </style:style>
    <style:style style:name="T447" style:parent-style-name="DefaultParagraphFont" style:family="text">
      <style:text-properties style:font-name="Taamey Ashkenaz" style:font-name-complex="Taamey Ashkenaz" fo:font-size="8pt" style:font-size-asian="8pt"/>
    </style:style>
    <style:style style:name="T448" style:parent-style-name="DefaultParagraphFont" style:family="text">
      <style:text-properties style:font-name="Taamey Ashkenaz" style:font-name-complex="Taamey Ashkenaz" fo:font-size="8pt" style:font-size-asian="8pt"/>
    </style:style>
    <style:style style:name="T449" style:parent-style-name="DefaultParagraphFont" style:family="text">
      <style:text-properties style:font-name="Taamey Ashkenaz" style:font-name-complex="Taamey Ashkenaz" fo:font-size="8pt" style:font-size-asian="8pt"/>
    </style:style>
    <style:style style:name="T450" style:parent-style-name="DefaultParagraphFont" style:family="text">
      <style:text-properties style:font-name="Taamey Ashkenaz" style:font-name-complex="Taamey Ashkenaz" fo:font-size="8pt" style:font-size-asian="8pt"/>
    </style:style>
    <style:style style:name="T451" style:parent-style-name="DefaultParagraphFont" style:family="text">
      <style:text-properties style:font-name="Taamey Ashkenaz" style:font-name-complex="Taamey Ashkenaz" fo:font-size="8pt" style:font-size-asian="8pt"/>
    </style:style>
    <style:style style:name="P452" style:parent-style-name="Textbody" style:family="paragraph">
      <style:paragraph-properties style:writing-mode="rl-tb" fo:margin-bottom="0.0576in"/>
    </style:style>
    <style:style style:name="T453" style:parent-style-name="DefaultParagraphFont" style:family="text">
      <style:text-properties style:font-name="Taamey Ashkenaz" style:font-name-complex="Taamey Ashkenaz" fo:font-size="8pt" style:font-size-asian="8pt"/>
    </style:style>
    <style:style style:name="T454" style:parent-style-name="DefaultParagraphFont" style:family="text">
      <style:text-properties style:font-name="Taamey Ashkenaz" style:font-name-complex="Taamey Ashkenaz" fo:font-size="8pt" style:font-size-asian="8pt"/>
    </style:style>
    <style:style style:name="T455" style:parent-style-name="DefaultParagraphFont" style:family="text">
      <style:text-properties style:font-name="Taamey Ashkenaz" style:font-name-complex="Taamey Ashkenaz" fo:font-size="8pt" style:font-size-asian="8pt"/>
    </style:style>
    <style:style style:name="T456" style:parent-style-name="DefaultParagraphFont" style:family="text">
      <style:text-properties style:font-name="Taamey Ashkenaz" style:font-name-complex="Taamey Ashkenaz" fo:font-size="8pt" style:font-size-asian="8pt"/>
    </style:style>
    <style:style style:name="T457" style:parent-style-name="DefaultParagraphFont" style:family="text">
      <style:text-properties style:font-name="Taamey Ashkenaz" style:font-name-complex="Taamey Ashkenaz" fo:font-size="8pt" style:font-size-asian="8pt"/>
    </style:style>
    <style:style style:name="T458" style:parent-style-name="DefaultParagraphFont" style:family="text">
      <style:text-properties style:font-name="Taamey Ashkenaz" style:font-name-complex="Taamey Ashkenaz" fo:font-size="8pt" style:font-size-asian="8pt"/>
    </style:style>
    <style:style style:name="T459" style:parent-style-name="DefaultParagraphFont" style:family="text">
      <style:text-properties style:font-name="Taamey Ashkenaz" style:font-name-complex="Taamey Ashkenaz" fo:font-size="8pt" style:font-size-asian="8pt"/>
    </style:style>
    <style:style style:name="T460" style:parent-style-name="DefaultParagraphFont" style:family="text">
      <style:text-properties style:font-name="Taamey Ashkenaz" style:font-name-complex="Taamey Ashkenaz" fo:font-size="8pt" style:font-size-asian="8pt"/>
    </style:style>
    <style:style style:name="T461" style:parent-style-name="DefaultParagraphFont" style:family="text">
      <style:text-properties style:font-name="Taamey Ashkenaz" style:font-name-complex="Taamey Ashkenaz" fo:font-size="8pt" style:font-size-asian="8pt"/>
    </style:style>
    <style:style style:name="T462" style:parent-style-name="DefaultParagraphFont" style:family="text">
      <style:text-properties style:font-name="Taamey Ashkenaz" style:font-name-complex="Taamey Ashkenaz" fo:font-size="8pt" style:font-size-asian="8pt"/>
    </style:style>
    <style:style style:name="T463" style:parent-style-name="DefaultParagraphFont" style:family="text">
      <style:text-properties style:font-name="Taamey Ashkenaz" style:font-name-complex="Taamey Ashkenaz" fo:font-size="8pt" style:font-size-asian="8pt"/>
    </style:style>
    <style:style style:name="T464" style:parent-style-name="DefaultParagraphFont" style:family="text">
      <style:text-properties style:font-name="Taamey Ashkenaz" style:font-name-complex="Taamey Ashkenaz" fo:font-size="8pt" style:font-size-asian="8pt"/>
    </style:style>
    <style:style style:name="T465" style:parent-style-name="DefaultParagraphFont" style:family="text">
      <style:text-properties style:font-name="Taamey Ashkenaz" style:font-name-complex="Taamey Ashkenaz" fo:font-size="8pt" style:font-size-asian="8pt"/>
    </style:style>
    <style:style style:name="T466" style:parent-style-name="DefaultParagraphFont" style:family="text">
      <style:text-properties style:font-name="Taamey Ashkenaz" style:font-name-complex="Taamey Ashkenaz" fo:font-size="8pt" style:font-size-asian="8pt"/>
    </style:style>
    <style:style style:name="T467" style:parent-style-name="DefaultParagraphFont" style:family="text">
      <style:text-properties style:font-name="Taamey Ashkenaz" style:font-name-complex="Taamey Ashkenaz" fo:font-size="8pt" style:font-size-asian="8pt"/>
    </style:style>
    <style:style style:name="T468" style:parent-style-name="DefaultParagraphFont" style:family="text">
      <style:text-properties style:font-name="Taamey Ashkenaz" style:font-name-complex="Taamey Ashkenaz" fo:font-size="8pt" style:font-size-asian="8pt"/>
    </style:style>
    <style:style style:name="T469" style:parent-style-name="DefaultParagraphFont" style:family="text">
      <style:text-properties style:font-name="Taamey Ashkenaz" style:font-name-complex="Taamey Ashkenaz" fo:font-size="8pt" style:font-size-asian="8pt"/>
    </style:style>
    <style:style style:name="T470" style:parent-style-name="DefaultParagraphFont" style:family="text">
      <style:text-properties style:font-name="Taamey Ashkenaz" style:font-name-complex="Taamey Ashkenaz" fo:font-size="8pt" style:font-size-asian="8pt"/>
    </style:style>
    <style:style style:name="T471" style:parent-style-name="DefaultParagraphFont" style:family="text">
      <style:text-properties style:font-name="Taamey Ashkenaz" style:font-name-complex="Taamey Ashkenaz" fo:font-size="8pt" style:font-size-asian="8pt"/>
    </style:style>
    <style:style style:name="T472" style:parent-style-name="DefaultParagraphFont" style:family="text">
      <style:text-properties style:font-name="Taamey Ashkenaz" style:font-name-complex="Taamey Ashkenaz" fo:font-size="8pt" style:font-size-asian="8pt"/>
    </style:style>
    <style:style style:name="T473" style:parent-style-name="DefaultParagraphFont" style:family="text">
      <style:text-properties style:font-name="Taamey Ashkenaz" style:font-name-complex="Taamey Ashkenaz" fo:font-size="8pt" style:font-size-asian="8pt"/>
    </style:style>
    <style:style style:name="T474" style:parent-style-name="DefaultParagraphFont" style:family="text">
      <style:text-properties style:font-name="Taamey Ashkenaz" style:font-name-complex="Taamey Ashkenaz" fo:font-size="8pt" style:font-size-asian="8pt"/>
    </style:style>
    <style:style style:name="T475" style:parent-style-name="DefaultParagraphFont" style:family="text">
      <style:text-properties style:font-name="Taamey Ashkenaz" style:font-name-complex="Taamey Ashkenaz" fo:font-size="8pt" style:font-size-asian="8pt"/>
    </style:style>
    <style:style style:name="T476" style:parent-style-name="DefaultParagraphFont" style:family="text">
      <style:text-properties style:font-name="Taamey Ashkenaz" style:font-name-complex="Taamey Ashkenaz" fo:font-size="8pt" style:font-size-asian="8pt"/>
    </style:style>
    <style:style style:name="T477" style:parent-style-name="DefaultParagraphFont" style:family="text">
      <style:text-properties style:font-name="Taamey Ashkenaz" style:font-name-complex="Taamey Ashkenaz" fo:font-size="8pt" style:font-size-asian="8pt"/>
    </style:style>
    <style:style style:name="T478" style:parent-style-name="DefaultParagraphFont" style:family="text">
      <style:text-properties style:font-name="Taamey Ashkenaz" style:font-name-complex="Taamey Ashkenaz" fo:font-size="8pt" style:font-size-asian="8pt"/>
    </style:style>
    <style:style style:name="T479" style:parent-style-name="DefaultParagraphFont" style:family="text">
      <style:text-properties style:font-name="Taamey Ashkenaz" style:font-name-complex="Taamey Ashkenaz" fo:font-size="8pt" style:font-size-asian="8pt"/>
    </style:style>
    <style:style style:name="P480" style:parent-style-name="Textbody" style:family="paragraph">
      <style:paragraph-properties fo:text-align="start" style:writing-mode="rl-tb" fo:margin-bottom="0.0576in"/>
    </style:style>
    <style:style style:name="T481" style:parent-style-name="DefaultParagraphFont" style:family="text">
      <style:text-properties style:font-name="Taamey Ashkenaz" style:font-name-complex="Taamey Ashkenaz" fo:font-size="8pt" style:font-size-asian="8pt"/>
    </style:style>
    <style:style style:name="T482" style:parent-style-name="DefaultParagraphFont" style:family="text">
      <style:text-properties style:font-name="Taamey Ashkenaz" style:font-name-complex="Taamey Ashkenaz" fo:font-size="8pt" style:font-size-asian="8pt"/>
    </style:style>
    <style:style style:name="T483" style:parent-style-name="DefaultParagraphFont" style:family="text">
      <style:text-properties style:font-name="Taamey Ashkenaz" style:font-name-complex="Taamey Ashkenaz" fo:font-size="8pt" style:font-size-asian="8pt"/>
    </style:style>
    <style:style style:name="T484" style:parent-style-name="DefaultParagraphFont" style:family="text">
      <style:text-properties style:font-name="Taamey Ashkenaz" style:font-name-complex="Taamey Ashkenaz" fo:font-size="8pt" style:font-size-asian="8pt"/>
    </style:style>
    <style:style style:name="T485" style:parent-style-name="DefaultParagraphFont" style:family="text">
      <style:text-properties style:font-name="Taamey Ashkenaz" style:font-name-complex="Taamey Ashkenaz" fo:font-size="8pt" style:font-size-asian="8pt"/>
    </style:style>
    <style:style style:name="T486" style:parent-style-name="DefaultParagraphFont" style:family="text">
      <style:text-properties style:font-name="Taamey Ashkenaz" style:font-name-complex="Taamey Ashkenaz" fo:font-size="8pt" style:font-size-asian="8pt"/>
    </style:style>
    <style:style style:name="T487" style:parent-style-name="DefaultParagraphFont" style:family="text">
      <style:text-properties style:font-name="Taamey Ashkenaz" style:font-name-complex="Taamey Ashkenaz" fo:font-size="8pt" style:font-size-asian="8pt"/>
    </style:style>
    <style:style style:name="T488" style:parent-style-name="DefaultParagraphFont" style:family="text">
      <style:text-properties style:font-name="Taamey Ashkenaz" style:font-name-complex="Taamey Ashkenaz" fo:font-size="8pt" style:font-size-asian="8pt"/>
    </style:style>
    <style:style style:name="T489" style:parent-style-name="DefaultParagraphFont" style:family="text">
      <style:text-properties style:font-name="Taamey Ashkenaz" style:font-name-complex="Taamey Ashkenaz" fo:font-size="8pt" style:font-size-asian="8pt"/>
    </style:style>
    <style:style style:name="T490" style:parent-style-name="DefaultParagraphFont" style:family="text">
      <style:text-properties style:font-name="Taamey Ashkenaz" style:font-name-complex="Taamey Ashkenaz" fo:font-size="8pt" style:font-size-asian="8pt"/>
    </style:style>
    <style:style style:name="T491" style:parent-style-name="DefaultParagraphFont" style:family="text">
      <style:text-properties style:font-name="Taamey Ashkenaz" style:font-name-complex="Taamey Ashkenaz" fo:font-size="8pt" style:font-size-asian="8pt"/>
    </style:style>
    <style:style style:name="T492" style:parent-style-name="DefaultParagraphFont" style:family="text">
      <style:text-properties style:font-name="Taamey Ashkenaz" style:font-name-complex="Taamey Ashkenaz" fo:font-size="8pt" style:font-size-asian="8pt"/>
    </style:style>
    <style:style style:name="T493" style:parent-style-name="DefaultParagraphFont" style:family="text">
      <style:text-properties style:font-name="Taamey Ashkenaz" style:font-name-complex="Taamey Ashkenaz" fo:font-size="8pt" style:font-size-asian="8pt"/>
    </style:style>
    <style:style style:name="T494" style:parent-style-name="DefaultParagraphFont" style:family="text">
      <style:text-properties style:font-name="Taamey Ashkenaz" style:font-name-complex="Taamey Ashkenaz" fo:font-size="8pt" style:font-size-asian="8pt"/>
    </style:style>
    <style:style style:name="T495" style:parent-style-name="DefaultParagraphFont" style:family="text">
      <style:text-properties style:font-name="Taamey Ashkenaz" style:font-name-complex="Taamey Ashkenaz" fo:font-size="8pt" style:font-size-asian="8pt"/>
    </style:style>
    <style:style style:name="T496" style:parent-style-name="DefaultParagraphFont" style:family="text">
      <style:text-properties style:font-name="Taamey Ashkenaz" style:font-name-complex="Taamey Ashkenaz" fo:font-size="8pt" style:font-size-asian="8pt"/>
    </style:style>
    <style:style style:name="T497" style:parent-style-name="DefaultParagraphFont" style:family="text">
      <style:text-properties style:font-name="Taamey Ashkenaz" style:font-name-complex="Taamey Ashkenaz" fo:font-size="8pt" style:font-size-asian="8pt"/>
    </style:style>
    <style:style style:name="P498" style:parent-style-name="Textbody" style:family="paragraph">
      <style:paragraph-properties fo:text-align="start" style:writing-mode="rl-tb" fo:margin-bottom="0.0576in"/>
    </style:style>
    <style:style style:name="T499" style:parent-style-name="DefaultParagraphFont" style:family="text">
      <style:text-properties style:font-name="Taamey Ashkenaz" style:font-name-complex="Taamey Ashkenaz" fo:font-size="8pt" style:font-size-asian="8pt"/>
    </style:style>
    <style:style style:name="T500" style:parent-style-name="DefaultParagraphFont" style:family="text">
      <style:text-properties style:font-name="Taamey Ashkenaz" style:font-name-complex="Taamey Ashkenaz" fo:font-size="8pt" style:font-size-asian="8pt"/>
    </style:style>
    <style:style style:name="T501" style:parent-style-name="DefaultParagraphFont" style:family="text">
      <style:text-properties style:font-name="Taamey Ashkenaz" style:font-name-complex="Taamey Ashkenaz" fo:font-size="8pt" style:font-size-asian="8pt"/>
    </style:style>
    <style:style style:name="T502" style:parent-style-name="DefaultParagraphFont" style:family="text">
      <style:text-properties style:font-name="Taamey Ashkenaz" style:font-name-complex="Taamey Ashkenaz" fo:font-size="8pt" style:font-size-asian="8pt"/>
    </style:style>
    <style:style style:name="T503" style:parent-style-name="DefaultParagraphFont" style:family="text">
      <style:text-properties style:font-name="Taamey Ashkenaz" style:font-name-complex="Taamey Ashkenaz" fo:font-size="8pt" style:font-size-asian="8pt"/>
    </style:style>
    <style:style style:name="T504" style:parent-style-name="DefaultParagraphFont" style:family="text">
      <style:text-properties style:font-name="Taamey Ashkenaz" style:font-name-complex="Taamey Ashkenaz" fo:font-size="8pt" style:font-size-asian="8pt"/>
    </style:style>
    <style:style style:name="T505" style:parent-style-name="DefaultParagraphFont" style:family="text">
      <style:text-properties style:font-name="Taamey Ashkenaz" style:font-name-complex="Taamey Ashkenaz" fo:font-size="8pt" style:font-size-asian="8pt"/>
    </style:style>
    <style:style style:name="T506" style:parent-style-name="DefaultParagraphFont" style:family="text">
      <style:text-properties style:font-name="Taamey Ashkenaz" style:font-name-complex="Taamey Ashkenaz" fo:font-size="8pt" style:font-size-asian="8pt"/>
    </style:style>
    <style:style style:name="T507" style:parent-style-name="DefaultParagraphFont" style:family="text">
      <style:text-properties style:font-name="Taamey Ashkenaz" style:font-name-complex="Taamey Ashkenaz" fo:font-size="8pt" style:font-size-asian="8pt"/>
    </style:style>
    <style:style style:name="T508" style:parent-style-name="DefaultParagraphFont" style:family="text">
      <style:text-properties style:font-name="Taamey Ashkenaz" style:font-name-complex="Taamey Ashkenaz" fo:font-size="8pt" style:font-size-asian="8pt"/>
    </style:style>
    <style:style style:name="T509" style:parent-style-name="DefaultParagraphFont" style:family="text">
      <style:text-properties style:font-name="Taamey Ashkenaz" style:font-name-complex="Taamey Ashkenaz" fo:font-size="8pt" style:font-size-asian="8pt"/>
    </style:style>
    <style:style style:name="T510" style:parent-style-name="DefaultParagraphFont" style:family="text">
      <style:text-properties style:font-name="Taamey Ashkenaz" style:font-name-complex="Taamey Ashkenaz" fo:font-size="8pt" style:font-size-asian="8pt"/>
    </style:style>
    <style:style style:name="T511" style:parent-style-name="DefaultParagraphFont" style:family="text">
      <style:text-properties style:font-name="Taamey Ashkenaz" style:font-name-complex="Taamey Ashkenaz" fo:font-size="8pt" style:font-size-asian="8pt"/>
    </style:style>
    <style:style style:name="T512" style:parent-style-name="DefaultParagraphFont" style:family="text">
      <style:text-properties style:font-name="Taamey Ashkenaz" style:font-name-complex="Taamey Ashkenaz" fo:font-size="8pt" style:font-size-asian="8pt"/>
    </style:style>
    <style:style style:name="T513" style:parent-style-name="DefaultParagraphFont" style:family="text">
      <style:text-properties style:font-name="Taamey Ashkenaz" style:font-name-complex="Taamey Ashkenaz" fo:font-size="8pt" style:font-size-asian="8pt"/>
    </style:style>
    <style:style style:name="T514" style:parent-style-name="DefaultParagraphFont" style:family="text">
      <style:text-properties style:font-name="Taamey Ashkenaz" style:font-name-complex="Taamey Ashkenaz" fo:font-size="8pt" style:font-size-asian="8pt"/>
    </style:style>
    <style:style style:name="T515" style:parent-style-name="DefaultParagraphFont" style:family="text">
      <style:text-properties style:font-name="Taamey Ashkenaz" style:font-name-complex="Taamey Ashkenaz" fo:font-size="8pt" style:font-size-asian="8pt"/>
    </style:style>
    <style:style style:name="T516" style:parent-style-name="DefaultParagraphFont" style:family="text">
      <style:text-properties style:font-name="Taamey Ashkenaz" style:font-name-complex="Taamey Ashkenaz" fo:font-size="8pt" style:font-size-asian="8pt"/>
    </style:style>
    <style:style style:name="T517" style:parent-style-name="DefaultParagraphFont" style:family="text">
      <style:text-properties style:font-name="Taamey Ashkenaz" style:font-name-complex="Taamey Ashkenaz" fo:font-size="8pt" style:font-size-asian="8pt"/>
    </style:style>
    <style:style style:name="T518" style:parent-style-name="DefaultParagraphFont" style:family="text">
      <style:text-properties style:font-name="Taamey Ashkenaz" style:font-name-complex="Taamey Ashkenaz" fo:font-size="8pt" style:font-size-asian="8pt"/>
    </style:style>
    <style:style style:name="T519" style:parent-style-name="DefaultParagraphFont" style:family="text">
      <style:text-properties style:font-name="Taamey Ashkenaz" style:font-name-complex="Taamey Ashkenaz" fo:font-size="8pt" style:font-size-asian="8pt"/>
    </style:style>
    <style:style style:name="T520" style:parent-style-name="DefaultParagraphFont" style:family="text">
      <style:text-properties style:font-name="Taamey Ashkenaz" style:font-name-complex="Taamey Ashkenaz" fo:font-size="8pt" style:font-size-asian="8pt"/>
    </style:style>
    <style:style style:name="T521" style:parent-style-name="DefaultParagraphFont" style:family="text">
      <style:text-properties style:font-name="Taamey Ashkenaz" style:font-name-complex="Taamey Ashkenaz" fo:font-size="8pt" style:font-size-asian="8pt"/>
    </style:style>
    <style:style style:name="T522" style:parent-style-name="DefaultParagraphFont" style:family="text">
      <style:text-properties style:font-name="Taamey Ashkenaz" style:font-name-complex="Taamey Ashkenaz" fo:font-size="8pt" style:font-size-asian="8pt"/>
    </style:style>
    <style:style style:name="T523" style:parent-style-name="DefaultParagraphFont" style:family="text">
      <style:text-properties style:font-name="Taamey Ashkenaz" style:font-name-complex="Taamey Ashkenaz" fo:font-size="8pt" style:font-size-asian="8pt"/>
    </style:style>
    <style:style style:name="T524" style:parent-style-name="DefaultParagraphFont" style:family="text">
      <style:text-properties style:font-name="Taamey Ashkenaz" style:font-name-complex="Taamey Ashkenaz" fo:font-size="8pt" style:font-size-asian="8pt"/>
    </style:style>
    <style:style style:name="T525" style:parent-style-name="DefaultParagraphFont" style:family="text">
      <style:text-properties style:font-name="Taamey Ashkenaz" style:font-name-complex="Taamey Ashkenaz" fo:font-size="8pt" style:font-size-asian="8pt"/>
    </style:style>
    <style:style style:name="T526" style:parent-style-name="DefaultParagraphFont" style:family="text">
      <style:text-properties style:font-name="Taamey Ashkenaz" style:font-name-complex="Taamey Ashkenaz" fo:font-size="8pt" style:font-size-asian="8pt"/>
    </style:style>
    <style:style style:name="T527" style:parent-style-name="DefaultParagraphFont" style:family="text">
      <style:text-properties style:font-name="Taamey Ashkenaz" style:font-name-complex="Taamey Ashkenaz" fo:font-size="8pt" style:font-size-asian="8pt"/>
    </style:style>
    <style:style style:name="T528" style:parent-style-name="DefaultParagraphFont" style:family="text">
      <style:text-properties style:font-name="Taamey Ashkenaz" style:font-name-complex="Taamey Ashkenaz" fo:font-size="8pt" style:font-size-asian="8pt"/>
    </style:style>
    <style:style style:name="T529" style:parent-style-name="DefaultParagraphFont" style:family="text">
      <style:text-properties style:font-name="Taamey Ashkenaz" style:font-name-complex="Taamey Ashkenaz" fo:font-size="8pt" style:font-size-asian="8pt"/>
    </style:style>
    <style:style style:name="P530" style:parent-style-name="Textbody" style:family="paragraph">
      <style:paragraph-properties fo:text-align="start" style:writing-mode="rl-tb" fo:margin-bottom="0.0576in"/>
    </style:style>
    <style:style style:name="T531" style:parent-style-name="DefaultParagraphFont" style:family="text">
      <style:text-properties style:font-name="Taamey Ashkenaz" style:font-name-complex="Taamey Ashkenaz" fo:font-size="8pt" style:font-size-asian="8pt"/>
    </style:style>
    <style:style style:name="T532" style:parent-style-name="DefaultParagraphFont" style:family="text">
      <style:text-properties style:font-name="Taamey Ashkenaz" style:font-name-complex="Taamey Ashkenaz" fo:font-size="8pt" style:font-size-asian="8pt"/>
    </style:style>
    <style:style style:name="T533" style:parent-style-name="DefaultParagraphFont" style:family="text">
      <style:text-properties style:font-name="Taamey Ashkenaz" style:font-name-complex="Taamey Ashkenaz" fo:font-size="8pt" style:font-size-asian="8pt"/>
    </style:style>
    <style:style style:name="T534" style:parent-style-name="DefaultParagraphFont" style:family="text">
      <style:text-properties style:font-name="Taamey Ashkenaz" style:font-name-complex="Taamey Ashkenaz" fo:font-size="8pt" style:font-size-asian="8pt"/>
    </style:style>
    <style:style style:name="T535" style:parent-style-name="DefaultParagraphFont" style:family="text">
      <style:text-properties style:font-name="Taamey Ashkenaz" style:font-name-complex="Taamey Ashkenaz" fo:font-size="8pt" style:font-size-asian="8pt"/>
    </style:style>
    <style:style style:name="T536" style:parent-style-name="DefaultParagraphFont" style:family="text">
      <style:text-properties style:font-name="Taamey Ashkenaz" style:font-name-complex="Taamey Ashkenaz" fo:font-size="8pt" style:font-size-asian="8pt"/>
    </style:style>
    <style:style style:name="T537" style:parent-style-name="DefaultParagraphFont" style:family="text">
      <style:text-properties style:font-name="Taamey Ashkenaz" style:font-name-complex="Taamey Ashkenaz" fo:font-size="8pt" style:font-size-asian="8pt"/>
    </style:style>
    <style:style style:name="T538" style:parent-style-name="DefaultParagraphFont" style:family="text">
      <style:text-properties style:font-name="Taamey Ashkenaz" style:font-name-complex="Taamey Ashkenaz" fo:font-size="8pt" style:font-size-asian="8pt"/>
    </style:style>
    <style:style style:name="T539" style:parent-style-name="DefaultParagraphFont" style:family="text">
      <style:text-properties style:font-name="Taamey Ashkenaz" style:font-name-complex="Taamey Ashkenaz" fo:font-size="8pt" style:font-size-asian="8pt"/>
    </style:style>
    <style:style style:name="T540" style:parent-style-name="DefaultParagraphFont" style:family="text">
      <style:text-properties style:font-name="Taamey Ashkenaz" style:font-name-complex="Taamey Ashkenaz" fo:font-size="8pt" style:font-size-asian="8pt"/>
    </style:style>
    <style:style style:name="T541" style:parent-style-name="DefaultParagraphFont" style:family="text">
      <style:text-properties style:font-name="Taamey Ashkenaz" style:font-name-complex="Taamey Ashkenaz" fo:font-size="8pt" style:font-size-asian="8pt"/>
    </style:style>
    <style:style style:name="T542" style:parent-style-name="DefaultParagraphFont" style:family="text">
      <style:text-properties style:font-name="Taamey Ashkenaz" style:font-name-complex="Taamey Ashkenaz" fo:font-size="8pt" style:font-size-asian="8pt"/>
    </style:style>
    <style:style style:name="T543" style:parent-style-name="DefaultParagraphFont" style:family="text">
      <style:text-properties style:font-name="Taamey Ashkenaz" style:font-name-complex="Taamey Ashkenaz" fo:font-size="8pt" style:font-size-asian="8pt"/>
    </style:style>
    <style:style style:name="T544" style:parent-style-name="DefaultParagraphFont" style:family="text">
      <style:text-properties style:font-name="Taamey Ashkenaz" style:font-name-complex="Taamey Ashkenaz" fo:font-size="8pt" style:font-size-asian="8pt"/>
    </style:style>
    <style:style style:name="P545" style:parent-style-name="Textbody" style:family="paragraph">
      <style:paragraph-properties fo:text-align="start" style:writing-mode="rl-tb" fo:margin-bottom="0.0576in"/>
    </style:style>
    <style:style style:name="T546" style:parent-style-name="DefaultParagraphFont" style:family="text">
      <style:text-properties style:font-name="Taamey Ashkenaz" style:font-name-complex="Taamey Ashkenaz" fo:font-size="8pt" style:font-size-asian="8pt"/>
    </style:style>
    <style:style style:name="T547" style:parent-style-name="DefaultParagraphFont" style:family="text">
      <style:text-properties style:font-name="Taamey Ashkenaz" style:font-name-complex="Taamey Ashkenaz" fo:font-size="8pt" style:font-size-asian="8pt"/>
    </style:style>
    <style:style style:name="T548" style:parent-style-name="DefaultParagraphFont" style:family="text">
      <style:text-properties style:font-name="Taamey Ashkenaz" style:font-name-complex="Taamey Ashkenaz" fo:font-size="8pt" style:font-size-asian="8pt"/>
    </style:style>
    <style:style style:name="T549" style:parent-style-name="DefaultParagraphFont" style:family="text">
      <style:text-properties style:font-name="Taamey Ashkenaz" style:font-name-complex="Taamey Ashkenaz" fo:font-size="8pt" style:font-size-asian="8pt"/>
    </style:style>
    <style:style style:name="T550" style:parent-style-name="DefaultParagraphFont" style:family="text">
      <style:text-properties style:font-name="Taamey Ashkenaz" style:font-name-complex="Taamey Ashkenaz" fo:font-size="8pt" style:font-size-asian="8pt"/>
    </style:style>
    <style:style style:name="T551" style:parent-style-name="DefaultParagraphFont" style:family="text">
      <style:text-properties style:font-name="Taamey Ashkenaz" style:font-name-complex="Taamey Ashkenaz" fo:font-size="8pt" style:font-size-asian="8pt"/>
    </style:style>
    <style:style style:name="T552" style:parent-style-name="DefaultParagraphFont" style:family="text">
      <style:text-properties style:font-name="Taamey Ashkenaz" style:font-name-complex="Taamey Ashkenaz" fo:font-size="8pt" style:font-size-asian="8pt"/>
    </style:style>
    <style:style style:name="T553" style:parent-style-name="DefaultParagraphFont" style:family="text">
      <style:text-properties style:font-name="Taamey Ashkenaz" style:font-name-complex="Taamey Ashkenaz" fo:font-size="8pt" style:font-size-asian="8pt"/>
    </style:style>
    <style:style style:name="T554" style:parent-style-name="DefaultParagraphFont" style:family="text">
      <style:text-properties style:font-name="Taamey Ashkenaz" style:font-name-complex="Taamey Ashkenaz" fo:font-size="8pt" style:font-size-asian="8pt"/>
    </style:style>
    <style:style style:name="T555" style:parent-style-name="DefaultParagraphFont" style:family="text">
      <style:text-properties style:font-name="Taamey Ashkenaz" style:font-name-complex="Taamey Ashkenaz" fo:font-size="8pt" style:font-size-asian="8pt"/>
    </style:style>
    <style:style style:name="T556" style:parent-style-name="DefaultParagraphFont" style:family="text">
      <style:text-properties style:font-name="Taamey Ashkenaz" style:font-name-complex="Taamey Ashkenaz" fo:font-size="8pt" style:font-size-asian="8pt"/>
    </style:style>
    <style:style style:name="T557" style:parent-style-name="DefaultParagraphFont" style:family="text">
      <style:text-properties style:font-name="Taamey Ashkenaz" style:font-name-complex="Taamey Ashkenaz" fo:font-size="8pt" style:font-size-asian="8pt"/>
    </style:style>
    <style:style style:name="T558" style:parent-style-name="DefaultParagraphFont" style:family="text">
      <style:text-properties style:font-name="Taamey Ashkenaz" style:font-name-complex="Taamey Ashkenaz" fo:font-size="8pt" style:font-size-asian="8pt"/>
    </style:style>
    <style:style style:name="T559" style:parent-style-name="DefaultParagraphFont" style:family="text">
      <style:text-properties style:font-name="Taamey Ashkenaz" style:font-name-complex="Taamey Ashkenaz" fo:font-size="8pt" style:font-size-asian="8pt"/>
    </style:style>
    <style:style style:name="T560" style:parent-style-name="DefaultParagraphFont" style:family="text">
      <style:text-properties style:font-name="Taamey Ashkenaz" style:font-name-complex="Taamey Ashkenaz" fo:font-size="8pt" style:font-size-asian="8pt"/>
    </style:style>
    <style:style style:name="T561" style:parent-style-name="DefaultParagraphFont" style:family="text">
      <style:text-properties style:font-name="Taamey Ashkenaz" style:font-name-complex="Taamey Ashkenaz" fo:font-size="8pt" style:font-size-asian="8pt"/>
    </style:style>
    <style:style style:name="T562" style:parent-style-name="DefaultParagraphFont" style:family="text">
      <style:text-properties style:font-name="Taamey Ashkenaz" style:font-name-complex="Taamey Ashkenaz" fo:font-size="8pt" style:font-size-asian="8pt"/>
    </style:style>
    <style:style style:name="T563" style:parent-style-name="DefaultParagraphFont" style:family="text">
      <style:text-properties style:font-name="Taamey Ashkenaz" style:font-name-complex="Taamey Ashkenaz" fo:font-size="8pt" style:font-size-asian="8pt"/>
    </style:style>
    <style:style style:name="T564" style:parent-style-name="DefaultParagraphFont" style:family="text">
      <style:text-properties style:font-name="Taamey Ashkenaz" style:font-name-complex="Taamey Ashkenaz" fo:font-size="8pt" style:font-size-asian="8pt"/>
    </style:style>
    <style:style style:name="T565" style:parent-style-name="DefaultParagraphFont" style:family="text">
      <style:text-properties style:font-name="Taamey Ashkenaz" style:font-name-complex="Taamey Ashkenaz" fo:font-size="8pt" style:font-size-asian="8pt"/>
    </style:style>
    <style:style style:name="T566" style:parent-style-name="DefaultParagraphFont" style:family="text">
      <style:text-properties style:font-name="Taamey Ashkenaz" style:font-name-complex="Taamey Ashkenaz" fo:font-size="8pt" style:font-size-asian="8pt"/>
    </style:style>
    <style:style style:name="T567" style:parent-style-name="DefaultParagraphFont" style:family="text">
      <style:text-properties style:font-name="Taamey Ashkenaz" style:font-name-complex="Taamey Ashkenaz" fo:font-size="8pt" style:font-size-asian="8pt"/>
    </style:style>
    <style:style style:name="T568" style:parent-style-name="DefaultParagraphFont" style:family="text">
      <style:text-properties style:font-name="Taamey Ashkenaz" style:font-name-complex="Taamey Ashkenaz" fo:font-size="8pt" style:font-size-asian="8pt"/>
    </style:style>
    <style:style style:name="T569" style:parent-style-name="DefaultParagraphFont" style:family="text">
      <style:text-properties style:font-name="Taamey Ashkenaz" style:font-name-complex="Taamey Ashkenaz" fo:font-size="8pt" style:font-size-asian="8pt"/>
    </style:style>
    <style:style style:name="T570" style:parent-style-name="DefaultParagraphFont" style:family="text">
      <style:text-properties style:font-name="Taamey Ashkenaz" style:font-name-complex="Taamey Ashkenaz" fo:font-size="8pt" style:font-size-asian="8pt"/>
    </style:style>
    <style:style style:name="T571" style:parent-style-name="DefaultParagraphFont" style:family="text">
      <style:text-properties style:font-name="Taamey Ashkenaz" style:font-name-complex="Taamey Ashkenaz" fo:font-size="8pt" style:font-size-asian="8pt"/>
    </style:style>
    <style:style style:name="P572" style:parent-style-name="Textbody" style:family="paragraph">
      <style:paragraph-properties fo:text-align="start" style:writing-mode="rl-tb" fo:margin-bottom="0.0576in"/>
    </style:style>
    <style:style style:name="T573" style:parent-style-name="DefaultParagraphFont" style:family="text">
      <style:text-properties style:font-name="Taamey Ashkenaz" style:font-name-complex="Taamey Ashkenaz" fo:font-size="8pt" style:font-size-asian="8pt"/>
    </style:style>
    <style:style style:name="T574" style:parent-style-name="DefaultParagraphFont" style:family="text">
      <style:text-properties style:font-name="Taamey Ashkenaz" style:font-name-complex="Taamey Ashkenaz" fo:font-size="8pt" style:font-size-asian="8pt"/>
    </style:style>
    <style:style style:name="T575" style:parent-style-name="DefaultParagraphFont" style:family="text">
      <style:text-properties style:font-name="Taamey Ashkenaz" style:font-name-complex="Taamey Ashkenaz" fo:font-size="8pt" style:font-size-asian="8pt"/>
    </style:style>
    <style:style style:name="T576" style:parent-style-name="DefaultParagraphFont" style:family="text">
      <style:text-properties style:font-name="Taamey Ashkenaz" style:font-name-complex="Taamey Ashkenaz" fo:font-size="8pt" style:font-size-asian="8pt"/>
    </style:style>
    <style:style style:name="T577" style:parent-style-name="DefaultParagraphFont" style:family="text">
      <style:text-properties style:font-name="Taamey Ashkenaz" style:font-name-complex="Taamey Ashkenaz" fo:font-size="8pt" style:font-size-asian="8pt"/>
    </style:style>
    <style:style style:name="T578" style:parent-style-name="DefaultParagraphFont" style:family="text">
      <style:text-properties style:font-name="Taamey Ashkenaz" style:font-name-complex="Taamey Ashkenaz" fo:font-size="8pt" style:font-size-asian="8pt"/>
    </style:style>
    <style:style style:name="T579" style:parent-style-name="DefaultParagraphFont" style:family="text">
      <style:text-properties style:font-name="Taamey Ashkenaz" style:font-name-complex="Taamey Ashkenaz" fo:font-size="8pt" style:font-size-asian="8pt"/>
    </style:style>
    <style:style style:name="T580" style:parent-style-name="DefaultParagraphFont" style:family="text">
      <style:text-properties style:font-name="Taamey Ashkenaz" style:font-name-complex="Taamey Ashkenaz" fo:font-size="8pt" style:font-size-asian="8pt"/>
    </style:style>
    <style:style style:name="T581" style:parent-style-name="DefaultParagraphFont" style:family="text">
      <style:text-properties style:font-name="Taamey Ashkenaz" style:font-name-complex="Taamey Ashkenaz" fo:font-size="8pt" style:font-size-asian="8pt"/>
    </style:style>
    <style:style style:name="T582" style:parent-style-name="DefaultParagraphFont" style:family="text">
      <style:text-properties style:font-name="Taamey Ashkenaz" style:font-name-complex="Taamey Ashkenaz" fo:font-size="8pt" style:font-size-asian="8pt"/>
    </style:style>
    <style:style style:name="T583" style:parent-style-name="DefaultParagraphFont" style:family="text">
      <style:text-properties style:font-name="Taamey Ashkenaz" style:font-name-complex="Taamey Ashkenaz" fo:font-size="8pt" style:font-size-asian="8pt"/>
    </style:style>
    <style:style style:name="T584" style:parent-style-name="DefaultParagraphFont" style:family="text">
      <style:text-properties style:font-name="Taamey Ashkenaz" style:font-name-complex="Taamey Ashkenaz" fo:font-size="8pt" style:font-size-asian="8pt"/>
    </style:style>
    <style:style style:name="T585" style:parent-style-name="DefaultParagraphFont" style:family="text">
      <style:text-properties style:font-name="Taamey Ashkenaz" style:font-name-complex="Taamey Ashkenaz" fo:font-size="8pt" style:font-size-asian="8pt"/>
    </style:style>
    <style:style style:name="T586" style:parent-style-name="DefaultParagraphFont" style:family="text">
      <style:text-properties style:font-name="Taamey Ashkenaz" style:font-name-complex="Taamey Ashkenaz" fo:font-size="8pt" style:font-size-asian="8pt"/>
    </style:style>
    <style:style style:name="T587" style:parent-style-name="DefaultParagraphFont" style:family="text">
      <style:text-properties style:font-name="Taamey Ashkenaz" style:font-name-complex="Taamey Ashkenaz" fo:font-size="8pt" style:font-size-asian="8pt"/>
    </style:style>
    <style:style style:name="T588" style:parent-style-name="DefaultParagraphFont" style:family="text">
      <style:text-properties style:font-name="Taamey Ashkenaz" style:font-name-complex="Taamey Ashkenaz" fo:font-size="8pt" style:font-size-asian="8pt"/>
    </style:style>
    <style:style style:name="T589" style:parent-style-name="DefaultParagraphFont" style:family="text">
      <style:text-properties style:font-name="Taamey Ashkenaz" style:font-name-complex="Taamey Ashkenaz" fo:font-size="8pt" style:font-size-asian="8pt"/>
    </style:style>
    <style:style style:name="T590" style:parent-style-name="DefaultParagraphFont" style:family="text">
      <style:text-properties style:font-name="Taamey Ashkenaz" style:font-name-complex="Taamey Ashkenaz" fo:font-size="8pt" style:font-size-asian="8pt"/>
    </style:style>
    <style:style style:name="T591" style:parent-style-name="DefaultParagraphFont" style:family="text">
      <style:text-properties style:font-name="Taamey Ashkenaz" style:font-name-complex="Taamey Ashkenaz" fo:font-size="8pt" style:font-size-asian="8pt"/>
    </style:style>
    <style:style style:name="T592" style:parent-style-name="DefaultParagraphFont" style:family="text">
      <style:text-properties style:font-name="Taamey Ashkenaz" style:font-name-complex="Taamey Ashkenaz" fo:font-size="8pt" style:font-size-asian="8pt"/>
    </style:style>
    <style:style style:name="T593" style:parent-style-name="DefaultParagraphFont" style:family="text">
      <style:text-properties style:font-name="Taamey Ashkenaz" style:font-name-complex="Taamey Ashkenaz" fo:font-size="8pt" style:font-size-asian="8pt"/>
    </style:style>
    <style:style style:name="T594" style:parent-style-name="DefaultParagraphFont" style:family="text">
      <style:text-properties style:font-name="Taamey Ashkenaz" style:font-name-complex="Taamey Ashkenaz" fo:font-size="8pt" style:font-size-asian="8pt"/>
    </style:style>
    <style:style style:name="T595" style:parent-style-name="DefaultParagraphFont" style:family="text">
      <style:text-properties style:font-name="Taamey Ashkenaz" style:font-name-complex="Taamey Ashkenaz" fo:font-size="8pt" style:font-size-asian="8pt"/>
    </style:style>
    <style:style style:name="P596" style:parent-style-name="Textbody" style:family="paragraph">
      <style:paragraph-properties fo:text-align="start" style:writing-mode="rl-tb" fo:margin-bottom="0.0576in"/>
    </style:style>
    <style:style style:name="T597" style:parent-style-name="DefaultParagraphFont" style:family="text">
      <style:text-properties style:font-name="Taamey Ashkenaz" style:font-name-complex="Taamey Ashkenaz" fo:font-size="8pt" style:font-size-asian="8pt"/>
    </style:style>
    <style:style style:name="T598" style:parent-style-name="DefaultParagraphFont" style:family="text">
      <style:text-properties style:font-name="Taamey Ashkenaz" style:font-name-complex="Taamey Ashkenaz" fo:font-size="8pt" style:font-size-asian="8pt"/>
    </style:style>
    <style:style style:name="T599" style:parent-style-name="DefaultParagraphFont" style:family="text">
      <style:text-properties style:font-name="Taamey Ashkenaz" style:font-name-complex="Taamey Ashkenaz" fo:font-size="8pt" style:font-size-asian="8pt"/>
    </style:style>
    <style:style style:name="T600" style:parent-style-name="DefaultParagraphFont" style:family="text">
      <style:text-properties style:font-name="Taamey Ashkenaz" style:font-name-complex="Taamey Ashkenaz" fo:font-size="8pt" style:font-size-asian="8pt"/>
    </style:style>
    <style:style style:name="T601" style:parent-style-name="DefaultParagraphFont" style:family="text">
      <style:text-properties style:font-name="Taamey Ashkenaz" style:font-name-complex="Taamey Ashkenaz" fo:font-size="8pt" style:font-size-asian="8pt"/>
    </style:style>
    <style:style style:name="T602" style:parent-style-name="DefaultParagraphFont" style:family="text">
      <style:text-properties style:font-name="Taamey Ashkenaz" style:font-name-complex="Taamey Ashkenaz" fo:font-size="8pt" style:font-size-asian="8pt"/>
    </style:style>
    <style:style style:name="P603" style:parent-style-name="Textbody" style:family="paragraph">
      <style:paragraph-properties fo:text-align="start" style:writing-mode="rl-tb" fo:margin-bottom="0.0576in"/>
    </style:style>
    <style:style style:name="T604" style:parent-style-name="DefaultParagraphFont" style:family="text">
      <style:text-properties style:font-name="Taamey Ashkenaz" style:font-name-complex="Taamey Ashkenaz" fo:font-size="8pt" style:font-size-asian="8pt"/>
    </style:style>
    <style:style style:name="T605" style:parent-style-name="DefaultParagraphFont" style:family="text">
      <style:text-properties style:font-name="Taamey Ashkenaz" style:font-name-complex="Taamey Ashkenaz" fo:font-size="8pt" style:font-size-asian="8pt"/>
    </style:style>
    <style:style style:name="T606" style:parent-style-name="DefaultParagraphFont" style:family="text">
      <style:text-properties style:font-name="Taamey Ashkenaz" style:font-name-complex="Taamey Ashkenaz" fo:font-size="8pt" style:font-size-asian="8pt"/>
    </style:style>
    <style:style style:name="T607" style:parent-style-name="DefaultParagraphFont" style:family="text">
      <style:text-properties style:font-name="Taamey Ashkenaz" style:font-name-complex="Taamey Ashkenaz" fo:font-size="8pt" style:font-size-asian="8pt"/>
    </style:style>
    <style:style style:name="T608" style:parent-style-name="DefaultParagraphFont" style:family="text">
      <style:text-properties style:font-name="Taamey Ashkenaz" style:font-name-complex="Taamey Ashkenaz" fo:font-size="8pt" style:font-size-asian="8pt"/>
    </style:style>
    <style:style style:name="T609" style:parent-style-name="DefaultParagraphFont" style:family="text">
      <style:text-properties style:font-name="Taamey Ashkenaz" style:font-name-complex="Taamey Ashkenaz" fo:font-size="8pt" style:font-size-asian="8pt"/>
    </style:style>
    <style:style style:name="P610" style:parent-style-name="Textbody" style:family="paragraph">
      <style:paragraph-properties fo:text-align="start" style:writing-mode="rl-tb" fo:margin-bottom="0.0576in"/>
    </style:style>
    <style:style style:name="T611" style:parent-style-name="DefaultParagraphFont" style:family="text">
      <style:text-properties style:font-name="Taamey Ashkenaz" style:font-name-complex="Taamey Ashkenaz" fo:font-size="8pt" style:font-size-asian="8pt"/>
    </style:style>
    <style:style style:name="T612" style:parent-style-name="DefaultParagraphFont" style:family="text">
      <style:text-properties style:font-name="Taamey Ashkenaz" style:font-name-complex="Taamey Ashkenaz" fo:font-size="8pt" style:font-size-asian="8pt"/>
    </style:style>
    <style:style style:name="T613" style:parent-style-name="DefaultParagraphFont" style:family="text">
      <style:text-properties style:font-name="Taamey Ashkenaz" style:font-name-complex="Taamey Ashkenaz" fo:font-size="8pt" style:font-size-asian="8pt"/>
    </style:style>
    <style:style style:name="T614" style:parent-style-name="DefaultParagraphFont" style:family="text">
      <style:text-properties style:font-name="Taamey Ashkenaz" style:font-name-complex="Taamey Ashkenaz" fo:font-size="8pt" style:font-size-asian="8pt"/>
    </style:style>
    <style:style style:name="T615" style:parent-style-name="DefaultParagraphFont" style:family="text">
      <style:text-properties style:font-name="Taamey Ashkenaz" style:font-name-complex="Taamey Ashkenaz" fo:font-size="8pt" style:font-size-asian="8pt"/>
    </style:style>
    <style:style style:name="P616" style:parent-style-name="Textbody" style:family="paragraph">
      <style:paragraph-properties fo:text-align="start" style:writing-mode="rl-tb" fo:margin-bottom="0.0576in"/>
    </style:style>
    <style:style style:name="T617" style:parent-style-name="DefaultParagraphFont" style:family="text">
      <style:text-properties style:font-name="Taamey Ashkenaz" style:font-name-complex="Taamey Ashkenaz" fo:font-size="8pt" style:font-size-asian="8pt"/>
    </style:style>
    <style:style style:name="T618" style:parent-style-name="DefaultParagraphFont" style:family="text">
      <style:text-properties style:font-name="Taamey Ashkenaz" style:font-name-complex="Taamey Ashkenaz" fo:font-size="8pt" style:font-size-asian="8pt"/>
    </style:style>
    <style:style style:name="T619" style:parent-style-name="DefaultParagraphFont" style:family="text">
      <style:text-properties style:font-name="Taamey Ashkenaz" style:font-name-complex="Taamey Ashkenaz" fo:font-size="8pt" style:font-size-asian="8pt"/>
    </style:style>
    <style:style style:name="T620" style:parent-style-name="DefaultParagraphFont" style:family="text">
      <style:text-properties style:font-name="Taamey Ashkenaz" style:font-name-complex="Taamey Ashkenaz" fo:font-size="8pt" style:font-size-asian="8pt"/>
    </style:style>
    <style:style style:name="T621" style:parent-style-name="DefaultParagraphFont" style:family="text">
      <style:text-properties style:font-name="Taamey Ashkenaz" style:font-name-complex="Taamey Ashkenaz" fo:font-size="8pt" style:font-size-asian="8pt"/>
    </style:style>
    <style:style style:name="T622" style:parent-style-name="DefaultParagraphFont" style:family="text">
      <style:text-properties style:font-name="Taamey Ashkenaz" style:font-name-complex="Taamey Ashkenaz" fo:font-size="8pt" style:font-size-asian="8pt"/>
    </style:style>
    <style:style style:name="T623" style:parent-style-name="DefaultParagraphFont" style:family="text">
      <style:text-properties style:font-name="Taamey Ashkenaz" style:font-name-complex="Taamey Ashkenaz" fo:font-size="8pt" style:font-size-asian="8pt"/>
    </style:style>
    <style:style style:name="T624" style:parent-style-name="DefaultParagraphFont" style:family="text">
      <style:text-properties style:font-name="Taamey Ashkenaz" style:font-name-complex="Taamey Ashkenaz" fo:font-size="8pt" style:font-size-asian="8pt"/>
    </style:style>
    <style:style style:name="T625" style:parent-style-name="DefaultParagraphFont" style:family="text">
      <style:text-properties style:font-name="Taamey Ashkenaz" style:font-name-complex="Taamey Ashkenaz" fo:font-size="8pt" style:font-size-asian="8pt"/>
    </style:style>
    <style:style style:name="P626" style:parent-style-name="Textbody" style:family="paragraph">
      <style:paragraph-properties fo:text-align="start" style:writing-mode="rl-tb" fo:margin-bottom="0.0576in"/>
    </style:style>
    <style:style style:name="T627" style:parent-style-name="DefaultParagraphFont" style:family="text">
      <style:text-properties style:font-name="Taamey Ashkenaz" style:font-name-complex="Taamey Ashkenaz" fo:font-size="8pt" style:font-size-asian="8pt"/>
    </style:style>
    <style:style style:name="T628" style:parent-style-name="DefaultParagraphFont" style:family="text">
      <style:text-properties style:font-name="Taamey Ashkenaz" style:font-name-complex="Taamey Ashkenaz" fo:font-size="8pt" style:font-size-asian="8pt"/>
    </style:style>
    <style:style style:name="T629" style:parent-style-name="DefaultParagraphFont" style:family="text">
      <style:text-properties style:font-name="Taamey Ashkenaz" style:font-name-complex="Taamey Ashkenaz" fo:font-size="8pt" style:font-size-asian="8pt"/>
    </style:style>
    <style:style style:name="T630" style:parent-style-name="DefaultParagraphFont" style:family="text">
      <style:text-properties style:font-name="Taamey Ashkenaz" style:font-name-complex="Taamey Ashkenaz" fo:font-size="8pt" style:font-size-asian="8pt"/>
    </style:style>
    <style:style style:name="T631" style:parent-style-name="DefaultParagraphFont" style:family="text">
      <style:text-properties style:font-name="Taamey Ashkenaz" style:font-name-complex="Taamey Ashkenaz" fo:font-size="8pt" style:font-size-asian="8pt"/>
    </style:style>
    <style:style style:name="T632" style:parent-style-name="DefaultParagraphFont" style:family="text">
      <style:text-properties style:font-name="Taamey Ashkenaz" style:font-name-complex="Taamey Ashkenaz" fo:font-size="8pt" style:font-size-asian="8pt"/>
    </style:style>
    <style:style style:name="T633" style:parent-style-name="DefaultParagraphFont" style:family="text">
      <style:text-properties style:font-name="Taamey Ashkenaz" style:font-name-complex="Taamey Ashkenaz" fo:font-size="8pt" style:font-size-asian="8pt"/>
    </style:style>
    <style:style style:name="T634" style:parent-style-name="DefaultParagraphFont" style:family="text">
      <style:text-properties style:font-name="Taamey Ashkenaz" style:font-name-complex="Taamey Ashkenaz" fo:font-size="8pt" style:font-size-asian="8pt"/>
    </style:style>
    <style:style style:name="T635" style:parent-style-name="DefaultParagraphFont" style:family="text">
      <style:text-properties style:font-name="Taamey Ashkenaz" style:font-name-complex="Taamey Ashkenaz" fo:font-size="8pt" style:font-size-asian="8pt"/>
    </style:style>
    <style:style style:name="P636" style:parent-style-name="Textbody" style:family="paragraph">
      <style:paragraph-properties fo:text-align="start" style:writing-mode="rl-tb" fo:margin-bottom="0.0576in"/>
    </style:style>
    <style:style style:name="T637" style:parent-style-name="DefaultParagraphFont" style:family="text">
      <style:text-properties style:font-name="Taamey Ashkenaz" style:font-name-complex="Taamey Ashkenaz" fo:font-size="8pt" style:font-size-asian="8pt"/>
    </style:style>
    <style:style style:name="T638" style:parent-style-name="DefaultParagraphFont" style:family="text">
      <style:text-properties style:font-name="Taamey Ashkenaz" style:font-name-complex="Taamey Ashkenaz" fo:font-size="8pt" style:font-size-asian="8pt"/>
    </style:style>
    <style:style style:name="T639" style:parent-style-name="DefaultParagraphFont" style:family="text">
      <style:text-properties style:font-name="Taamey Ashkenaz" style:font-name-complex="Taamey Ashkenaz" fo:font-size="8pt" style:font-size-asian="8pt"/>
    </style:style>
    <style:style style:name="T640" style:parent-style-name="DefaultParagraphFont" style:family="text">
      <style:text-properties style:font-name="Taamey Ashkenaz" style:font-name-complex="Taamey Ashkenaz" fo:font-size="8pt" style:font-size-asian="8pt"/>
    </style:style>
    <style:style style:name="T641" style:parent-style-name="DefaultParagraphFont" style:family="text">
      <style:text-properties style:font-name="Taamey Ashkenaz" style:font-name-complex="Taamey Ashkenaz" fo:font-size="8pt" style:font-size-asian="8pt"/>
    </style:style>
    <style:style style:name="T642" style:parent-style-name="DefaultParagraphFont" style:family="text">
      <style:text-properties style:font-name="Taamey Ashkenaz" style:font-name-complex="Taamey Ashkenaz" fo:font-size="8pt" style:font-size-asian="8pt"/>
    </style:style>
    <style:style style:name="P643" style:parent-style-name="Textbody" style:family="paragraph">
      <style:paragraph-properties fo:text-align="start" style:writing-mode="rl-tb" fo:margin-bottom="0.0576in"/>
    </style:style>
    <style:style style:name="T644" style:parent-style-name="DefaultParagraphFont" style:family="text">
      <style:text-properties style:font-name="Taamey Ashkenaz" style:font-name-complex="Taamey Ashkenaz" fo:font-size="8pt" style:font-size-asian="8pt"/>
    </style:style>
    <style:style style:name="T645" style:parent-style-name="DefaultParagraphFont" style:family="text">
      <style:text-properties style:font-name="Taamey Ashkenaz" style:font-name-complex="Taamey Ashkenaz" fo:font-size="8pt" style:font-size-asian="8pt"/>
    </style:style>
    <style:style style:name="T646" style:parent-style-name="DefaultParagraphFont" style:family="text">
      <style:text-properties style:font-name="Taamey Ashkenaz" style:font-name-complex="Taamey Ashkenaz" fo:font-size="8pt" style:font-size-asian="8pt"/>
    </style:style>
    <style:style style:name="T647" style:parent-style-name="DefaultParagraphFont" style:family="text">
      <style:text-properties style:font-name="Taamey Ashkenaz" style:font-name-complex="Taamey Ashkenaz" fo:font-size="8pt" style:font-size-asian="8pt"/>
    </style:style>
    <style:style style:name="T648" style:parent-style-name="DefaultParagraphFont" style:family="text">
      <style:text-properties style:font-name="Taamey Ashkenaz" style:font-name-complex="Taamey Ashkenaz" fo:font-size="8pt" style:font-size-asian="8pt"/>
    </style:style>
    <style:style style:name="T649" style:parent-style-name="DefaultParagraphFont" style:family="text">
      <style:text-properties style:font-name="Taamey Ashkenaz" style:font-name-complex="Taamey Ashkenaz" fo:font-size="8pt" style:font-size-asian="8pt"/>
    </style:style>
    <style:style style:name="T650" style:parent-style-name="DefaultParagraphFont" style:family="text">
      <style:text-properties style:font-name="Taamey Ashkenaz" style:font-name-complex="Taamey Ashkenaz" fo:font-size="8pt" style:font-size-asian="8pt"/>
    </style:style>
    <style:style style:name="T651" style:parent-style-name="DefaultParagraphFont" style:family="text">
      <style:text-properties style:font-name="Taamey Ashkenaz" style:font-name-complex="Taamey Ashkenaz" fo:font-size="8pt" style:font-size-asian="8pt"/>
    </style:style>
    <style:style style:name="T652" style:parent-style-name="DefaultParagraphFont" style:family="text">
      <style:text-properties style:font-name="Taamey Ashkenaz" style:font-name-complex="Taamey Ashkenaz" fo:font-size="8pt" style:font-size-asian="8pt"/>
    </style:style>
    <style:style style:name="T653" style:parent-style-name="DefaultParagraphFont" style:family="text">
      <style:text-properties style:font-name="Taamey Ashkenaz" style:font-name-complex="Taamey Ashkenaz" fo:font-size="8pt" style:font-size-asian="8pt"/>
    </style:style>
    <style:style style:name="T654" style:parent-style-name="DefaultParagraphFont" style:family="text">
      <style:text-properties style:font-name="Taamey Ashkenaz" style:font-name-complex="Taamey Ashkenaz" fo:font-size="8pt" style:font-size-asian="8pt"/>
    </style:style>
    <style:style style:name="T655" style:parent-style-name="DefaultParagraphFont" style:family="text">
      <style:text-properties style:font-name="Taamey Ashkenaz" style:font-name-complex="Taamey Ashkenaz" fo:font-size="8pt" style:font-size-asian="8pt"/>
    </style:style>
    <style:style style:name="P656" style:parent-style-name="Textbody" style:family="paragraph">
      <style:paragraph-properties fo:text-align="start" style:writing-mode="rl-tb" fo:margin-bottom="0.0576in"/>
    </style:style>
    <style:style style:name="T657" style:parent-style-name="DefaultParagraphFont" style:family="text">
      <style:text-properties style:font-name="Taamey Ashkenaz" style:font-name-complex="Taamey Ashkenaz" fo:font-size="8pt" style:font-size-asian="8pt"/>
    </style:style>
    <style:style style:name="T658" style:parent-style-name="DefaultParagraphFont" style:family="text">
      <style:text-properties style:font-name="Taamey Ashkenaz" style:font-name-complex="Taamey Ashkenaz" fo:font-size="8pt" style:font-size-asian="8pt"/>
    </style:style>
    <style:style style:name="T659" style:parent-style-name="DefaultParagraphFont" style:family="text">
      <style:text-properties style:font-name="Taamey Ashkenaz" style:font-name-complex="Taamey Ashkenaz" fo:font-size="8pt" style:font-size-asian="8pt"/>
    </style:style>
    <style:style style:name="T660" style:parent-style-name="DefaultParagraphFont" style:family="text">
      <style:text-properties style:font-name="Taamey Ashkenaz" style:font-name-complex="Taamey Ashkenaz" fo:font-size="8pt" style:font-size-asian="8pt"/>
    </style:style>
    <style:style style:name="T661" style:parent-style-name="DefaultParagraphFont" style:family="text">
      <style:text-properties style:font-name="Taamey Ashkenaz" style:font-name-complex="Taamey Ashkenaz" fo:font-size="8pt" style:font-size-asian="8pt"/>
    </style:style>
    <style:style style:name="T662" style:parent-style-name="DefaultParagraphFont" style:family="text">
      <style:text-properties style:font-name="Taamey Ashkenaz" style:font-name-complex="Taamey Ashkenaz" fo:font-size="8pt" style:font-size-asian="8pt"/>
    </style:style>
    <style:style style:name="T663" style:parent-style-name="DefaultParagraphFont" style:family="text">
      <style:text-properties style:font-name="Taamey Ashkenaz" style:font-name-complex="Taamey Ashkenaz" fo:font-size="8pt" style:font-size-asian="8pt"/>
    </style:style>
    <style:style style:name="T664" style:parent-style-name="DefaultParagraphFont" style:family="text">
      <style:text-properties style:font-name="Taamey Ashkenaz" style:font-name-complex="Taamey Ashkenaz" fo:font-size="8pt" style:font-size-asian="8pt"/>
    </style:style>
    <style:style style:name="P665" style:parent-style-name="Textbody" style:family="paragraph">
      <style:paragraph-properties fo:text-align="start" style:writing-mode="rl-tb" fo:margin-bottom="0.0576in"/>
    </style:style>
    <style:style style:name="T666" style:parent-style-name="DefaultParagraphFont" style:family="text">
      <style:text-properties style:font-name="Taamey Ashkenaz" style:font-name-complex="Taamey Ashkenaz" fo:font-size="8pt" style:font-size-asian="8pt"/>
    </style:style>
    <style:style style:name="T667" style:parent-style-name="DefaultParagraphFont" style:family="text">
      <style:text-properties style:font-name="Taamey Ashkenaz" style:font-name-complex="Taamey Ashkenaz" fo:font-size="8pt" style:font-size-asian="8pt"/>
    </style:style>
    <style:style style:name="T668" style:parent-style-name="DefaultParagraphFont" style:family="text">
      <style:text-properties style:font-name="Taamey Ashkenaz" style:font-name-complex="Taamey Ashkenaz" fo:font-size="8pt" style:font-size-asian="8pt"/>
    </style:style>
    <style:style style:name="T669" style:parent-style-name="DefaultParagraphFont" style:family="text">
      <style:text-properties style:font-name="Taamey Ashkenaz" style:font-name-complex="Taamey Ashkenaz" fo:font-size="8pt" style:font-size-asian="8pt"/>
    </style:style>
    <style:style style:name="T670" style:parent-style-name="DefaultParagraphFont" style:family="text">
      <style:text-properties style:font-name="Taamey Ashkenaz" style:font-name-complex="Taamey Ashkenaz" fo:font-size="8pt" style:font-size-asian="8pt"/>
    </style:style>
    <style:style style:name="T671" style:parent-style-name="DefaultParagraphFont" style:family="text">
      <style:text-properties style:font-name="Taamey Ashkenaz" style:font-name-complex="Taamey Ashkenaz" fo:font-size="8pt" style:font-size-asian="8pt"/>
    </style:style>
    <style:style style:name="T672" style:parent-style-name="DefaultParagraphFont" style:family="text">
      <style:text-properties style:font-name="Taamey Ashkenaz" style:font-name-complex="Taamey Ashkenaz" fo:font-size="8pt" style:font-size-asian="8pt"/>
    </style:style>
    <style:style style:name="T673" style:parent-style-name="DefaultParagraphFont" style:family="text">
      <style:text-properties style:font-name="Taamey Ashkenaz" style:font-name-complex="Taamey Ashkenaz" fo:font-size="8pt" style:font-size-asian="8pt"/>
    </style:style>
    <style:style style:name="T674" style:parent-style-name="DefaultParagraphFont" style:family="text">
      <style:text-properties style:font-name="Taamey Ashkenaz" style:font-name-complex="Taamey Ashkenaz" fo:font-size="8pt" style:font-size-asian="8pt"/>
    </style:style>
    <style:style style:name="T675" style:parent-style-name="DefaultParagraphFont" style:family="text">
      <style:text-properties style:font-name="Taamey Ashkenaz" style:font-name-complex="Taamey Ashkenaz" fo:font-size="8pt" style:font-size-asian="8pt"/>
    </style:style>
    <style:style style:name="T676" style:parent-style-name="DefaultParagraphFont" style:family="text">
      <style:text-properties style:font-name="Taamey Ashkenaz" style:font-name-complex="Taamey Ashkenaz" fo:font-size="8pt" style:font-size-asian="8pt"/>
    </style:style>
    <style:style style:name="T677" style:parent-style-name="DefaultParagraphFont" style:family="text">
      <style:text-properties style:font-name="Taamey Ashkenaz" style:font-name-complex="Taamey Ashkenaz" fo:font-size="8pt" style:font-size-asian="8pt"/>
    </style:style>
    <style:style style:name="T678" style:parent-style-name="DefaultParagraphFont" style:family="text">
      <style:text-properties style:font-name="Taamey Ashkenaz" style:font-name-complex="Taamey Ashkenaz" fo:font-size="8pt" style:font-size-asian="8pt"/>
    </style:style>
    <style:style style:name="P679" style:parent-style-name="Textbody" style:family="paragraph">
      <style:paragraph-properties fo:text-align="start" style:writing-mode="rl-tb" fo:margin-bottom="0.0576in"/>
    </style:style>
    <style:style style:name="T680" style:parent-style-name="DefaultParagraphFont" style:family="text">
      <style:text-properties style:font-name="Taamey Ashkenaz" style:font-name-complex="Taamey Ashkenaz" fo:font-size="8pt" style:font-size-asian="8pt"/>
    </style:style>
    <style:style style:name="T681" style:parent-style-name="DefaultParagraphFont" style:family="text">
      <style:text-properties style:font-name="Taamey Ashkenaz" style:font-name-complex="Taamey Ashkenaz" fo:font-size="8pt" style:font-size-asian="8pt"/>
    </style:style>
    <style:style style:name="T682" style:parent-style-name="DefaultParagraphFont" style:family="text">
      <style:text-properties style:font-name="Taamey Ashkenaz" style:font-name-complex="Taamey Ashkenaz" fo:font-size="8pt" style:font-size-asian="8pt"/>
    </style:style>
    <style:style style:name="T683" style:parent-style-name="DefaultParagraphFont" style:family="text">
      <style:text-properties style:font-name="Taamey Ashkenaz" style:font-name-complex="Taamey Ashkenaz" fo:font-size="8pt" style:font-size-asian="8pt"/>
    </style:style>
    <style:style style:name="T684" style:parent-style-name="DefaultParagraphFont" style:family="text">
      <style:text-properties style:font-name="Taamey Ashkenaz" style:font-name-complex="Taamey Ashkenaz" fo:font-size="8pt" style:font-size-asian="8pt"/>
    </style:style>
    <style:style style:name="T685" style:parent-style-name="DefaultParagraphFont" style:family="text">
      <style:text-properties style:font-name="Taamey Ashkenaz" style:font-name-complex="Taamey Ashkenaz" fo:font-size="8pt" style:font-size-asian="8pt"/>
    </style:style>
    <style:style style:name="T686" style:parent-style-name="DefaultParagraphFont" style:family="text">
      <style:text-properties style:font-name="Taamey Ashkenaz" style:font-name-complex="Taamey Ashkenaz" fo:font-size="8pt" style:font-size-asian="8pt"/>
    </style:style>
    <style:style style:name="T687" style:parent-style-name="DefaultParagraphFont" style:family="text">
      <style:text-properties style:font-name="Taamey Ashkenaz" style:font-name-complex="Taamey Ashkenaz" fo:font-size="8pt" style:font-size-asian="8pt"/>
    </style:style>
    <style:style style:name="P688" style:parent-style-name="Textbody" style:family="paragraph">
      <style:paragraph-properties fo:text-align="start" style:writing-mode="rl-tb" fo:margin-bottom="0.0576in"/>
    </style:style>
    <style:style style:name="T689" style:parent-style-name="DefaultParagraphFont" style:family="text">
      <style:text-properties style:font-name="Taamey Ashkenaz" style:font-name-complex="Taamey Ashkenaz" fo:font-size="8pt" style:font-size-asian="8pt"/>
    </style:style>
    <style:style style:name="T690" style:parent-style-name="DefaultParagraphFont" style:family="text">
      <style:text-properties style:font-name="Taamey Ashkenaz" style:font-name-complex="Taamey Ashkenaz" fo:font-size="8pt" style:font-size-asian="8pt"/>
    </style:style>
    <style:style style:name="T691" style:parent-style-name="DefaultParagraphFont" style:family="text">
      <style:text-properties style:font-name="Taamey Ashkenaz" style:font-name-complex="Taamey Ashkenaz" fo:font-size="8pt" style:font-size-asian="8pt"/>
    </style:style>
    <style:style style:name="T692" style:parent-style-name="DefaultParagraphFont" style:family="text">
      <style:text-properties style:font-name="Taamey Ashkenaz" style:font-name-complex="Taamey Ashkenaz" fo:font-size="8pt" style:font-size-asian="8pt"/>
    </style:style>
    <style:style style:name="T693" style:parent-style-name="DefaultParagraphFont" style:family="text">
      <style:text-properties style:font-name="Taamey Ashkenaz" style:font-name-complex="Taamey Ashkenaz" fo:font-size="8pt" style:font-size-asian="8pt"/>
    </style:style>
    <style:style style:name="T694" style:parent-style-name="DefaultParagraphFont" style:family="text">
      <style:text-properties style:font-name="Taamey Ashkenaz" style:font-name-complex="Taamey Ashkenaz" fo:font-size="8pt" style:font-size-asian="8pt"/>
    </style:style>
    <style:style style:name="P695" style:parent-style-name="Textbody" style:family="paragraph">
      <style:paragraph-properties fo:text-align="start" style:writing-mode="rl-tb" fo:margin-bottom="0.0576in"/>
    </style:style>
    <style:style style:name="T696" style:parent-style-name="DefaultParagraphFont" style:family="text">
      <style:text-properties style:font-name="Taamey Ashkenaz" style:font-name-complex="Taamey Ashkenaz" fo:font-size="8pt" style:font-size-asian="8pt"/>
    </style:style>
    <style:style style:name="T697" style:parent-style-name="DefaultParagraphFont" style:family="text">
      <style:text-properties style:font-name="Taamey Ashkenaz" style:font-name-complex="Taamey Ashkenaz" fo:font-size="8pt" style:font-size-asian="8pt"/>
    </style:style>
    <style:style style:name="T698" style:parent-style-name="DefaultParagraphFont" style:family="text">
      <style:text-properties style:font-name="Taamey Ashkenaz" style:font-name-complex="Taamey Ashkenaz" fo:font-size="8pt" style:font-size-asian="8pt"/>
    </style:style>
    <style:style style:name="T699" style:parent-style-name="DefaultParagraphFont" style:family="text">
      <style:text-properties style:font-name="Taamey Ashkenaz" style:font-name-complex="Taamey Ashkenaz" fo:font-size="8pt" style:font-size-asian="8pt"/>
    </style:style>
    <style:style style:name="T700" style:parent-style-name="DefaultParagraphFont" style:family="text">
      <style:text-properties style:font-name="Taamey Ashkenaz" style:font-name-complex="Taamey Ashkenaz" fo:font-size="8pt" style:font-size-asian="8pt"/>
    </style:style>
    <style:style style:name="T701" style:parent-style-name="DefaultParagraphFont" style:family="text">
      <style:text-properties style:font-name="Taamey Ashkenaz" style:font-name-complex="Taamey Ashkenaz" fo:font-size="8pt" style:font-size-asian="8pt"/>
    </style:style>
    <style:style style:name="T702" style:parent-style-name="DefaultParagraphFont" style:family="text">
      <style:text-properties style:font-name="Taamey Ashkenaz" style:font-name-complex="Taamey Ashkenaz" fo:font-size="8pt" style:font-size-asian="8pt"/>
    </style:style>
    <style:style style:name="T703" style:parent-style-name="DefaultParagraphFont" style:family="text">
      <style:text-properties style:font-name="Taamey Ashkenaz" style:font-name-complex="Taamey Ashkenaz" fo:font-size="8pt" style:font-size-asian="8pt"/>
    </style:style>
    <style:style style:name="T704" style:parent-style-name="DefaultParagraphFont" style:family="text">
      <style:text-properties style:font-name="Taamey Ashkenaz" style:font-name-complex="Taamey Ashkenaz" fo:font-size="8pt" style:font-size-asian="8pt"/>
    </style:style>
    <style:style style:name="T705" style:parent-style-name="DefaultParagraphFont" style:family="text">
      <style:text-properties style:font-name="Taamey Ashkenaz" style:font-name-complex="Taamey Ashkenaz" fo:font-size="8pt" style:font-size-asian="8pt"/>
    </style:style>
    <style:style style:name="T706" style:parent-style-name="DefaultParagraphFont" style:family="text">
      <style:text-properties style:font-name="Taamey Ashkenaz" style:font-name-complex="Taamey Ashkenaz" fo:font-size="8pt" style:font-size-asian="8pt"/>
    </style:style>
    <style:style style:name="T707" style:parent-style-name="DefaultParagraphFont" style:family="text">
      <style:text-properties style:font-name="Taamey Ashkenaz" style:font-name-complex="Taamey Ashkenaz" fo:font-size="8pt" style:font-size-asian="8pt"/>
    </style:style>
    <style:style style:name="T708" style:parent-style-name="DefaultParagraphFont" style:family="text">
      <style:text-properties style:font-name="Taamey Ashkenaz" style:font-name-complex="Taamey Ashkenaz" fo:font-size="8pt" style:font-size-asian="8pt"/>
    </style:style>
    <style:style style:name="P709" style:parent-style-name="Textbody" style:family="paragraph">
      <style:paragraph-properties fo:text-align="center" style:writing-mode="rl-tb" fo:margin-bottom="0.0576in"/>
    </style:style>
    <style:style style:name="T710" style:parent-style-name="DefaultParagraphFont" style:family="text">
      <style:text-properties style:font-name="Taamey Ashkenaz" style:font-name-complex="Taamey Ashkenaz" fo:font-size="8pt" style:font-size-asian="8pt"/>
    </style:style>
    <style:style style:name="P711" style:parent-style-name="Textbody" style:family="paragraph">
      <style:paragraph-properties style:writing-mode="rl-tb" fo:margin-bottom="0.0576in"/>
    </style:style>
    <style:style style:name="T712" style:parent-style-name="DefaultParagraphFont" style:family="text">
      <style:text-properties style:font-name="Taamey Ashkenaz" style:font-name-complex="Taamey Ashkenaz" fo:font-size="8pt" style:font-size-asian="8pt"/>
    </style:style>
    <style:style style:name="T713" style:parent-style-name="DefaultParagraphFont" style:family="text">
      <style:text-properties style:font-name="Taamey Ashkenaz" style:font-name-complex="Taamey Ashkenaz" fo:font-size="8pt" style:font-size-asian="8pt"/>
    </style:style>
    <style:style style:name="T714" style:parent-style-name="DefaultParagraphFont" style:family="text">
      <style:text-properties style:font-name="Taamey Ashkenaz" style:font-name-complex="Taamey Ashkenaz" fo:font-size="8pt" style:font-size-asian="8pt"/>
    </style:style>
    <style:style style:name="T715" style:parent-style-name="DefaultParagraphFont" style:family="text">
      <style:text-properties style:font-name="Taamey Ashkenaz" style:font-name-complex="Taamey Ashkenaz" fo:font-size="8pt" style:font-size-asian="8pt"/>
    </style:style>
    <style:style style:name="T716" style:parent-style-name="DefaultParagraphFont" style:family="text">
      <style:text-properties style:font-name="Taamey Ashkenaz" style:font-name-complex="Taamey Ashkenaz" fo:font-size="8pt" style:font-size-asian="8pt"/>
    </style:style>
    <style:style style:name="T717" style:parent-style-name="DefaultParagraphFont" style:family="text">
      <style:text-properties style:font-name="Taamey Ashkenaz" style:font-name-complex="Taamey Ashkenaz" fo:font-size="8pt" style:font-size-asian="8pt"/>
    </style:style>
    <style:style style:name="T718" style:parent-style-name="DefaultParagraphFont" style:family="text">
      <style:text-properties style:font-name="Taamey Ashkenaz" style:font-name-complex="Taamey Ashkenaz" fo:font-size="8pt" style:font-size-asian="8pt"/>
    </style:style>
    <style:style style:name="T719" style:parent-style-name="DefaultParagraphFont" style:family="text">
      <style:text-properties style:font-name="Taamey Ashkenaz" style:font-name-complex="Taamey Ashkenaz" fo:font-size="8pt" style:font-size-asian="8pt"/>
    </style:style>
    <style:style style:name="T720" style:parent-style-name="DefaultParagraphFont" style:family="text">
      <style:text-properties style:font-name="Taamey Ashkenaz" style:font-name-complex="Taamey Ashkenaz" fo:font-size="8pt" style:font-size-asian="8pt"/>
    </style:style>
    <style:style style:name="T721" style:parent-style-name="DefaultParagraphFont" style:family="text">
      <style:text-properties style:font-name="Taamey Ashkenaz" style:font-name-complex="Taamey Ashkenaz" fo:font-size="8pt" style:font-size-asian="8pt"/>
    </style:style>
    <style:style style:name="T722" style:parent-style-name="DefaultParagraphFont" style:family="text">
      <style:text-properties style:font-name="Taamey Ashkenaz" style:font-name-complex="Taamey Ashkenaz" fo:font-size="8pt" style:font-size-asian="8pt"/>
    </style:style>
    <style:style style:name="T723" style:parent-style-name="DefaultParagraphFont" style:family="text">
      <style:text-properties style:font-name="Taamey Ashkenaz" style:font-name-complex="Taamey Ashkenaz" fo:font-size="8pt" style:font-size-asian="8pt"/>
    </style:style>
    <style:style style:name="T724" style:parent-style-name="DefaultParagraphFont" style:family="text">
      <style:text-properties style:font-name="Taamey Ashkenaz" style:font-name-complex="Taamey Ashkenaz" fo:font-size="8pt" style:font-size-asian="8pt"/>
    </style:style>
    <style:style style:name="T725" style:parent-style-name="DefaultParagraphFont" style:family="text">
      <style:text-properties style:font-name="Taamey Ashkenaz" style:font-name-complex="Taamey Ashkenaz" fo:font-size="8pt" style:font-size-asian="8pt"/>
    </style:style>
    <style:style style:name="T726" style:parent-style-name="DefaultParagraphFont" style:family="text">
      <style:text-properties style:font-name="Taamey Ashkenaz" style:font-name-complex="Taamey Ashkenaz" fo:font-size="8pt" style:font-size-asian="8pt"/>
    </style:style>
    <style:style style:name="T727" style:parent-style-name="DefaultParagraphFont" style:family="text">
      <style:text-properties style:font-name="Taamey Ashkenaz" style:font-name-complex="Taamey Ashkenaz" fo:font-size="8pt" style:font-size-asian="8pt"/>
    </style:style>
    <style:style style:name="T728" style:parent-style-name="DefaultParagraphFont" style:family="text">
      <style:text-properties style:font-name="Taamey Ashkenaz" style:font-name-complex="Taamey Ashkenaz" fo:font-size="8pt" style:font-size-asian="8pt"/>
    </style:style>
    <style:style style:name="T729" style:parent-style-name="DefaultParagraphFont" style:family="text">
      <style:text-properties style:font-name="Taamey Ashkenaz" style:font-name-complex="Taamey Ashkenaz" fo:font-size="8pt" style:font-size-asian="8pt"/>
    </style:style>
    <style:style style:name="T730" style:parent-style-name="DefaultParagraphFont" style:family="text">
      <style:text-properties style:font-name="Taamey Ashkenaz" style:font-name-complex="Taamey Ashkenaz" fo:font-size="8pt" style:font-size-asian="8pt"/>
    </style:style>
    <style:style style:name="T731" style:parent-style-name="DefaultParagraphFont" style:family="text">
      <style:text-properties style:font-name="Taamey Ashkenaz" style:font-name-complex="Taamey Ashkenaz" fo:font-size="8pt" style:font-size-asian="8pt"/>
    </style:style>
    <style:style style:name="T732" style:parent-style-name="DefaultParagraphFont" style:family="text">
      <style:text-properties style:font-name="Taamey Ashkenaz" style:font-name-complex="Taamey Ashkenaz" fo:font-size="8pt" style:font-size-asian="8pt"/>
    </style:style>
    <style:style style:name="T733" style:parent-style-name="DefaultParagraphFont" style:family="text">
      <style:text-properties style:font-name="Taamey Ashkenaz" style:font-name-complex="Taamey Ashkenaz" fo:font-size="8pt" style:font-size-asian="8pt"/>
    </style:style>
    <style:style style:name="T734" style:parent-style-name="DefaultParagraphFont" style:family="text">
      <style:text-properties style:font-name="Taamey Ashkenaz" style:font-name-complex="Taamey Ashkenaz" fo:font-size="8pt" style:font-size-asian="8pt"/>
    </style:style>
    <style:style style:name="T735" style:parent-style-name="DefaultParagraphFont" style:family="text">
      <style:text-properties style:font-name="Taamey Ashkenaz" style:font-name-complex="Taamey Ashkenaz" fo:font-size="8pt" style:font-size-asian="8pt"/>
    </style:style>
    <style:style style:name="T736" style:parent-style-name="DefaultParagraphFont" style:family="text">
      <style:text-properties style:font-name="Taamey Ashkenaz" style:font-name-complex="Taamey Ashkenaz" fo:font-size="8pt" style:font-size-asian="8pt"/>
    </style:style>
    <style:style style:name="T737" style:parent-style-name="DefaultParagraphFont" style:family="text">
      <style:text-properties style:font-name="Taamey Ashkenaz" style:font-name-complex="Taamey Ashkenaz" fo:font-size="8pt" style:font-size-asian="8pt"/>
    </style:style>
    <style:style style:name="T738" style:parent-style-name="DefaultParagraphFont" style:family="text">
      <style:text-properties style:font-name="Taamey Ashkenaz" style:font-name-complex="Taamey Ashkenaz" fo:font-size="8pt" style:font-size-asian="8pt"/>
    </style:style>
    <style:style style:name="T739" style:parent-style-name="DefaultParagraphFont" style:family="text">
      <style:text-properties style:font-name="Taamey Ashkenaz" style:font-name-complex="Taamey Ashkenaz" fo:font-size="8pt" style:font-size-asian="8pt"/>
    </style:style>
    <style:style style:name="T740" style:parent-style-name="DefaultParagraphFont" style:family="text">
      <style:text-properties style:font-name="Taamey Ashkenaz" style:font-name-complex="Taamey Ashkenaz" fo:font-size="8pt" style:font-size-asian="8pt"/>
    </style:style>
    <style:style style:name="T741" style:parent-style-name="DefaultParagraphFont" style:family="text">
      <style:text-properties style:font-name="Taamey Ashkenaz" style:font-name-complex="Taamey Ashkenaz" fo:font-size="8pt" style:font-size-asian="8pt"/>
    </style:style>
    <style:style style:name="T742" style:parent-style-name="DefaultParagraphFont" style:family="text">
      <style:text-properties style:font-name="Taamey Ashkenaz" style:font-name-complex="Taamey Ashkenaz" fo:font-size="8pt" style:font-size-asian="8pt"/>
    </style:style>
    <style:style style:name="T743" style:parent-style-name="DefaultParagraphFont" style:family="text">
      <style:text-properties style:font-name="Taamey Ashkenaz" style:font-name-complex="Taamey Ashkenaz" fo:font-size="8pt" style:font-size-asian="8pt"/>
    </style:style>
    <style:style style:name="T744" style:parent-style-name="DefaultParagraphFont" style:family="text">
      <style:text-properties style:font-name="Taamey Ashkenaz" style:font-name-complex="Taamey Ashkenaz" fo:font-size="8pt" style:font-size-asian="8pt"/>
    </style:style>
    <style:style style:name="T745" style:parent-style-name="DefaultParagraphFont" style:family="text">
      <style:text-properties style:font-name="Taamey Ashkenaz" style:font-name-complex="Taamey Ashkenaz" fo:font-size="8pt" style:font-size-asian="8pt"/>
    </style:style>
    <style:style style:name="T746" style:parent-style-name="DefaultParagraphFont" style:family="text">
      <style:text-properties style:font-name="Taamey Ashkenaz" style:font-name-complex="Taamey Ashkenaz" fo:font-size="8pt" style:font-size-asian="8pt"/>
    </style:style>
    <style:style style:name="T747" style:parent-style-name="DefaultParagraphFont" style:family="text">
      <style:text-properties style:font-name="Taamey Ashkenaz" style:font-name-complex="Taamey Ashkenaz" fo:font-size="8pt" style:font-size-asian="8pt"/>
    </style:style>
    <style:style style:name="T748" style:parent-style-name="DefaultParagraphFont" style:family="text">
      <style:text-properties style:font-name="Taamey Ashkenaz" style:font-name-complex="Taamey Ashkenaz" fo:font-size="8pt" style:font-size-asian="8pt"/>
    </style:style>
    <style:style style:name="T749" style:parent-style-name="DefaultParagraphFont" style:family="text">
      <style:text-properties style:font-name="Taamey Ashkenaz" style:font-name-complex="Taamey Ashkenaz" fo:font-size="8pt" style:font-size-asian="8pt"/>
    </style:style>
    <style:style style:name="P750" style:parent-style-name="Textbody" style:family="paragraph">
      <style:paragraph-properties fo:text-align="center" style:writing-mode="rl-tb" fo:margin-bottom="0.0576in"/>
    </style:style>
    <style:style style:name="T751" style:parent-style-name="DefaultParagraphFont" style:family="text">
      <style:text-properties style:font-name="Taamey Ashkenaz" style:font-name-complex="Taamey Ashkenaz" fo:font-size="8pt" style:font-size-asian="8pt"/>
    </style:style>
    <style:style style:name="P752" style:parent-style-name="Textbody" style:family="paragraph">
      <style:paragraph-properties style:writing-mode="rl-tb" fo:margin-bottom="0.0576in"/>
    </style:style>
    <style:style style:name="T753" style:parent-style-name="DefaultParagraphFont" style:family="text">
      <style:text-properties style:font-name="Taamey Ashkenaz" style:font-name-complex="Taamey Ashkenaz" fo:font-size="8pt" style:font-size-asian="8pt"/>
    </style:style>
    <style:style style:name="T754" style:parent-style-name="DefaultParagraphFont" style:family="text">
      <style:text-properties style:font-name="Taamey Ashkenaz" style:font-name-complex="Taamey Ashkenaz" fo:font-size="8pt" style:font-size-asian="8pt"/>
    </style:style>
    <style:style style:name="T755" style:parent-style-name="DefaultParagraphFont" style:family="text">
      <style:text-properties style:font-name="Taamey Ashkenaz" style:font-name-complex="Taamey Ashkenaz" fo:font-size="8pt" style:font-size-asian="8pt"/>
    </style:style>
    <style:style style:name="T756" style:parent-style-name="DefaultParagraphFont" style:family="text">
      <style:text-properties style:font-name="Taamey Ashkenaz" style:font-name-complex="Taamey Ashkenaz" fo:font-size="8pt" style:font-size-asian="8pt"/>
    </style:style>
    <style:style style:name="T757" style:parent-style-name="DefaultParagraphFont" style:family="text">
      <style:text-properties style:font-name="Taamey Ashkenaz" style:font-name-complex="Taamey Ashkenaz" fo:font-size="8pt" style:font-size-asian="8pt"/>
    </style:style>
    <style:style style:name="T758" style:parent-style-name="DefaultParagraphFont" style:family="text">
      <style:text-properties style:font-name="Taamey Ashkenaz" style:font-name-complex="Taamey Ashkenaz" fo:font-size="8pt" style:font-size-asian="8pt"/>
    </style:style>
    <style:style style:name="T759" style:parent-style-name="DefaultParagraphFont" style:family="text">
      <style:text-properties style:font-name="Taamey Ashkenaz" style:font-name-complex="Taamey Ashkenaz" fo:font-size="8pt" style:font-size-asian="8pt"/>
    </style:style>
    <style:style style:name="T760" style:parent-style-name="DefaultParagraphFont" style:family="text">
      <style:text-properties style:font-name="Taamey Ashkenaz" style:font-name-complex="Taamey Ashkenaz" fo:font-size="8pt" style:font-size-asian="8pt"/>
    </style:style>
    <style:style style:name="T761" style:parent-style-name="DefaultParagraphFont" style:family="text">
      <style:text-properties style:font-name="Taamey Ashkenaz" style:font-name-complex="Taamey Ashkenaz" fo:font-size="8pt" style:font-size-asian="8pt"/>
    </style:style>
    <style:style style:name="T762" style:parent-style-name="DefaultParagraphFont" style:family="text">
      <style:text-properties style:font-name="Taamey Ashkenaz" style:font-name-complex="Taamey Ashkenaz" fo:font-size="8pt" style:font-size-asian="8pt"/>
    </style:style>
    <style:style style:name="T763" style:parent-style-name="DefaultParagraphFont" style:family="text">
      <style:text-properties style:font-name="Taamey Ashkenaz" style:font-name-complex="Taamey Ashkenaz" fo:font-size="8pt" style:font-size-asian="8pt"/>
    </style:style>
    <style:style style:name="T764" style:parent-style-name="DefaultParagraphFont" style:family="text">
      <style:text-properties style:font-name="Taamey Ashkenaz" style:font-name-complex="Taamey Ashkenaz" fo:font-size="8pt" style:font-size-asian="8pt"/>
    </style:style>
    <style:style style:name="T765" style:parent-style-name="DefaultParagraphFont" style:family="text">
      <style:text-properties style:font-name="Taamey Ashkenaz" style:font-name-complex="Taamey Ashkenaz" fo:font-size="8pt" style:font-size-asian="8pt"/>
    </style:style>
    <style:style style:name="T766" style:parent-style-name="DefaultParagraphFont" style:family="text">
      <style:text-properties style:font-name="Taamey Ashkenaz" style:font-name-complex="Taamey Ashkenaz" fo:font-size="8pt" style:font-size-asian="8pt"/>
    </style:style>
    <style:style style:name="T767" style:parent-style-name="DefaultParagraphFont" style:family="text">
      <style:text-properties style:font-name="Taamey Ashkenaz" style:font-name-complex="Taamey Ashkenaz" fo:font-size="8pt" style:font-size-asian="8pt"/>
    </style:style>
    <style:style style:name="T768" style:parent-style-name="DefaultParagraphFont" style:family="text">
      <style:text-properties style:font-name="Taamey Ashkenaz" style:font-name-complex="Taamey Ashkenaz" fo:font-size="8pt" style:font-size-asian="8pt"/>
    </style:style>
    <style:style style:name="T769" style:parent-style-name="DefaultParagraphFont" style:family="text">
      <style:text-properties style:font-name="Taamey Ashkenaz" style:font-name-complex="Taamey Ashkenaz" fo:font-size="8pt" style:font-size-asian="8pt"/>
    </style:style>
    <style:style style:name="T770" style:parent-style-name="DefaultParagraphFont" style:family="text">
      <style:text-properties style:font-name="Taamey Ashkenaz" style:font-name-complex="Taamey Ashkenaz" fo:font-size="8pt" style:font-size-asian="8pt"/>
    </style:style>
    <style:style style:name="T771" style:parent-style-name="DefaultParagraphFont" style:family="text">
      <style:text-properties style:font-name="Taamey Ashkenaz" style:font-name-complex="Taamey Ashkenaz" fo:font-size="8pt" style:font-size-asian="8pt"/>
    </style:style>
    <style:style style:name="T772" style:parent-style-name="DefaultParagraphFont" style:family="text">
      <style:text-properties style:font-name="Taamey Ashkenaz" style:font-name-complex="Taamey Ashkenaz" fo:font-size="8pt" style:font-size-asian="8pt"/>
    </style:style>
    <style:style style:name="T773" style:parent-style-name="DefaultParagraphFont" style:family="text">
      <style:text-properties style:font-name="Taamey Ashkenaz" style:font-name-complex="Taamey Ashkenaz" fo:font-size="8pt" style:font-size-asian="8pt"/>
    </style:style>
    <style:style style:name="T774" style:parent-style-name="DefaultParagraphFont" style:family="text">
      <style:text-properties style:font-name="Taamey Ashkenaz" style:font-name-complex="Taamey Ashkenaz" fo:font-size="8pt" style:font-size-asian="8pt"/>
    </style:style>
    <style:style style:name="T775" style:parent-style-name="DefaultParagraphFont" style:family="text">
      <style:text-properties style:font-name="Taamey Ashkenaz" style:font-name-complex="Taamey Ashkenaz" fo:font-size="8pt" style:font-size-asian="8pt"/>
    </style:style>
    <style:style style:name="T776" style:parent-style-name="DefaultParagraphFont" style:family="text">
      <style:text-properties style:font-name="Taamey Ashkenaz" style:font-name-complex="Taamey Ashkenaz" fo:font-size="8pt" style:font-size-asian="8pt"/>
    </style:style>
    <style:style style:name="T777" style:parent-style-name="DefaultParagraphFont" style:family="text">
      <style:text-properties style:font-name="Taamey Ashkenaz" style:font-name-complex="Taamey Ashkenaz" fo:font-size="8pt" style:font-size-asian="8pt"/>
    </style:style>
    <style:style style:name="P778" style:parent-style-name="Textbody" style:family="paragraph">
      <style:paragraph-properties style:writing-mode="rl-tb" fo:margin-bottom="0.0576in"/>
    </style:style>
    <style:style style:name="T779" style:parent-style-name="DefaultParagraphFont" style:family="text">
      <style:text-properties style:font-name="Taamey Ashkenaz" style:font-name-complex="Taamey Ashkenaz" fo:font-size="8pt" style:font-size-asian="8pt"/>
    </style:style>
    <style:style style:name="T780" style:parent-style-name="DefaultParagraphFont" style:family="text">
      <style:text-properties style:font-name="Taamey Ashkenaz" style:font-name-complex="Taamey Ashkenaz" fo:font-size="8pt" style:font-size-asian="8pt"/>
    </style:style>
    <style:style style:name="T781" style:parent-style-name="DefaultParagraphFont" style:family="text">
      <style:text-properties style:font-name="Taamey Ashkenaz" style:font-name-complex="Taamey Ashkenaz" fo:font-size="8pt" style:font-size-asian="8pt"/>
    </style:style>
    <style:style style:name="T782" style:parent-style-name="DefaultParagraphFont" style:family="text">
      <style:text-properties style:font-name="Taamey Ashkenaz" style:font-name-complex="Taamey Ashkenaz" fo:font-size="8pt" style:font-size-asian="8pt"/>
    </style:style>
    <style:style style:name="T783" style:parent-style-name="DefaultParagraphFont" style:family="text">
      <style:text-properties style:font-name="Taamey Ashkenaz" style:font-name-complex="Taamey Ashkenaz" fo:font-size="8pt" style:font-size-asian="8pt"/>
    </style:style>
    <style:style style:name="T784" style:parent-style-name="DefaultParagraphFont" style:family="text">
      <style:text-properties style:font-name="Taamey Ashkenaz" style:font-name-complex="Taamey Ashkenaz" fo:font-size="8pt" style:font-size-asian="8pt"/>
    </style:style>
    <style:style style:name="T785" style:parent-style-name="DefaultParagraphFont" style:family="text">
      <style:text-properties style:font-name="Taamey Ashkenaz" style:font-name-complex="Taamey Ashkenaz" fo:font-size="8pt" style:font-size-asian="8pt"/>
    </style:style>
    <style:style style:name="T786" style:parent-style-name="DefaultParagraphFont" style:family="text">
      <style:text-properties style:font-name="Taamey Ashkenaz" style:font-name-complex="Taamey Ashkenaz" fo:font-size="8pt" style:font-size-asian="8pt"/>
    </style:style>
    <style:style style:name="T787" style:parent-style-name="DefaultParagraphFont" style:family="text">
      <style:text-properties style:font-name="Taamey Ashkenaz" style:font-name-complex="Taamey Ashkenaz" fo:font-size="8pt" style:font-size-asian="8pt"/>
    </style:style>
    <style:style style:name="T788" style:parent-style-name="DefaultParagraphFont" style:family="text">
      <style:text-properties style:font-name="Taamey Ashkenaz" style:font-name-complex="Taamey Ashkenaz" fo:font-size="8pt" style:font-size-asian="8pt"/>
    </style:style>
    <style:style style:name="T789" style:parent-style-name="DefaultParagraphFont" style:family="text">
      <style:text-properties style:font-name="Taamey Ashkenaz" style:font-name-complex="Taamey Ashkenaz" fo:font-size="8pt" style:font-size-asian="8pt"/>
    </style:style>
    <style:style style:name="T790" style:parent-style-name="DefaultParagraphFont" style:family="text">
      <style:text-properties style:font-name="Taamey Ashkenaz" style:font-name-complex="Taamey Ashkenaz" fo:font-size="8pt" style:font-size-asian="8pt"/>
    </style:style>
    <style:style style:name="T791" style:parent-style-name="DefaultParagraphFont" style:family="text">
      <style:text-properties style:font-name="Taamey Ashkenaz" style:font-name-complex="Taamey Ashkenaz" fo:font-size="8pt" style:font-size-asian="8pt"/>
    </style:style>
    <style:style style:name="T792" style:parent-style-name="DefaultParagraphFont" style:family="text">
      <style:text-properties style:font-name="Taamey Ashkenaz" style:font-name-complex="Taamey Ashkenaz" fo:font-size="8pt" style:font-size-asian="8pt"/>
    </style:style>
    <style:style style:name="T793" style:parent-style-name="DefaultParagraphFont" style:family="text">
      <style:text-properties style:font-name="Taamey Ashkenaz" style:font-name-complex="Taamey Ashkenaz" fo:font-size="8pt" style:font-size-asian="8pt"/>
    </style:style>
    <style:style style:name="T794" style:parent-style-name="DefaultParagraphFont" style:family="text">
      <style:text-properties style:font-name="Taamey Ashkenaz" style:font-name-complex="Taamey Ashkenaz" fo:font-size="8pt" style:font-size-asian="8pt"/>
    </style:style>
    <style:style style:name="T795" style:parent-style-name="DefaultParagraphFont" style:family="text">
      <style:text-properties style:font-name="Taamey Ashkenaz" style:font-name-complex="Taamey Ashkenaz" fo:font-size="8pt" style:font-size-asian="8pt"/>
    </style:style>
    <style:style style:name="T796" style:parent-style-name="DefaultParagraphFont" style:family="text">
      <style:text-properties style:font-name="Taamey Ashkenaz" style:font-name-complex="Taamey Ashkenaz" fo:font-size="8pt" style:font-size-asian="8pt"/>
    </style:style>
    <style:style style:name="T797" style:parent-style-name="DefaultParagraphFont" style:family="text">
      <style:text-properties style:font-name="Taamey Ashkenaz" style:font-name-complex="Taamey Ashkenaz" fo:font-size="8pt" style:font-size-asian="8pt"/>
    </style:style>
    <style:style style:name="T798" style:parent-style-name="DefaultParagraphFont" style:family="text">
      <style:text-properties style:font-name="Taamey Ashkenaz" style:font-name-complex="Taamey Ashkenaz" fo:font-size="8pt" style:font-size-asian="8pt"/>
    </style:style>
    <style:style style:name="T799" style:parent-style-name="DefaultParagraphFont" style:family="text">
      <style:text-properties style:font-name="Taamey Ashkenaz" style:font-name-complex="Taamey Ashkenaz" fo:font-size="8pt" style:font-size-asian="8pt"/>
    </style:style>
    <style:style style:name="T800" style:parent-style-name="DefaultParagraphFont" style:family="text">
      <style:text-properties style:font-name="Taamey Ashkenaz" style:font-name-complex="Taamey Ashkenaz" fo:font-size="8pt" style:font-size-asian="8pt"/>
    </style:style>
    <style:style style:name="T801" style:parent-style-name="DefaultParagraphFont" style:family="text">
      <style:text-properties style:font-name="Taamey Ashkenaz" style:font-name-complex="Taamey Ashkenaz" fo:font-size="8pt" style:font-size-asian="8pt"/>
    </style:style>
    <style:style style:name="T802" style:parent-style-name="DefaultParagraphFont" style:family="text">
      <style:text-properties style:font-name="Taamey Ashkenaz" style:font-name-complex="Taamey Ashkenaz" fo:font-size="8pt" style:font-size-asian="8pt"/>
    </style:style>
    <style:style style:name="T803" style:parent-style-name="DefaultParagraphFont" style:family="text">
      <style:text-properties style:font-name="Taamey Ashkenaz" style:font-name-complex="Taamey Ashkenaz" fo:font-size="8pt" style:font-size-asian="8pt"/>
    </style:style>
    <style:style style:name="T804" style:parent-style-name="DefaultParagraphFont" style:family="text">
      <style:text-properties style:font-name="Taamey Ashkenaz" style:font-name-complex="Taamey Ashkenaz" fo:font-size="8pt" style:font-size-asian="8pt"/>
    </style:style>
    <style:style style:name="P805" style:parent-style-name="Textbody" style:family="paragraph">
      <style:paragraph-properties fo:text-align="center" fo:margin-bottom="0.0576in"/>
      <style:text-properties style:font-name="Taamey Ashkenaz" style:font-name-complex="Taamey Ashkenaz" fo:font-size="8pt" style:font-size-asian="8pt"/>
    </style:style>
    <style:style style:name="P806" style:parent-style-name="Textbody" style:family="paragraph">
      <style:paragraph-properties style:writing-mode="rl-tb" fo:margin-bottom="0.0576in"/>
    </style:style>
    <style:style style:name="T807" style:parent-style-name="DefaultParagraphFont" style:family="text">
      <style:text-properties style:font-name="Taamey Ashkenaz" style:font-name-complex="Taamey Ashkenaz" fo:font-size="8pt" style:font-size-asian="8pt"/>
    </style:style>
    <style:style style:name="T808" style:parent-style-name="DefaultParagraphFont" style:family="text">
      <style:text-properties style:font-name="Taamey Ashkenaz" style:font-name-complex="Taamey Ashkenaz" fo:font-size="8pt" style:font-size-asian="8pt"/>
    </style:style>
    <style:style style:name="T809" style:parent-style-name="DefaultParagraphFont" style:family="text">
      <style:text-properties style:font-name="Taamey Ashkenaz" style:font-name-complex="Taamey Ashkenaz" fo:font-size="8pt" style:font-size-asian="8pt"/>
    </style:style>
    <style:style style:name="T810" style:parent-style-name="DefaultParagraphFont" style:family="text">
      <style:text-properties style:font-name="Taamey Ashkenaz" style:font-name-complex="Taamey Ashkenaz" fo:font-size="8pt" style:font-size-asian="8pt"/>
    </style:style>
    <style:style style:name="T811" style:parent-style-name="DefaultParagraphFont" style:family="text">
      <style:text-properties style:font-name="Taamey Ashkenaz" style:font-name-complex="Taamey Ashkenaz" fo:font-size="8pt" style:font-size-asian="8pt"/>
    </style:style>
    <style:style style:name="T812" style:parent-style-name="DefaultParagraphFont" style:family="text">
      <style:text-properties style:font-name="Taamey Ashkenaz" style:font-name-complex="Taamey Ashkenaz" fo:font-size="8pt" style:font-size-asian="8pt"/>
    </style:style>
    <style:style style:name="T813" style:parent-style-name="DefaultParagraphFont" style:family="text">
      <style:text-properties style:font-name="Taamey Ashkenaz" style:font-name-complex="Taamey Ashkenaz" fo:font-size="8pt" style:font-size-asian="8pt"/>
    </style:style>
    <style:style style:name="T814" style:parent-style-name="DefaultParagraphFont" style:family="text">
      <style:text-properties style:font-name="Taamey Ashkenaz" style:font-name-complex="Taamey Ashkenaz" fo:font-size="8pt" style:font-size-asian="8pt"/>
    </style:style>
    <style:style style:name="T815" style:parent-style-name="DefaultParagraphFont" style:family="text">
      <style:text-properties style:font-name="Taamey Ashkenaz" style:font-name-complex="Taamey Ashkenaz" fo:font-size="8pt" style:font-size-asian="8pt"/>
    </style:style>
    <style:style style:name="T816" style:parent-style-name="DefaultParagraphFont" style:family="text">
      <style:text-properties style:font-name="Taamey Ashkenaz" style:font-name-complex="Taamey Ashkenaz" fo:font-size="8pt" style:font-size-asian="8pt"/>
    </style:style>
    <style:style style:name="T817" style:parent-style-name="DefaultParagraphFont" style:family="text">
      <style:text-properties style:font-name="Taamey Ashkenaz" style:font-name-complex="Taamey Ashkenaz" fo:font-size="8pt" style:font-size-asian="8pt"/>
    </style:style>
    <style:style style:name="T818" style:parent-style-name="DefaultParagraphFont" style:family="text">
      <style:text-properties style:font-name="Taamey Ashkenaz" style:font-name-complex="Taamey Ashkenaz" fo:font-size="8pt" style:font-size-asian="8pt"/>
    </style:style>
    <style:style style:name="T819" style:parent-style-name="DefaultParagraphFont" style:family="text">
      <style:text-properties style:font-name="Taamey Ashkenaz" style:font-name-complex="Taamey Ashkenaz" fo:font-size="8pt" style:font-size-asian="8pt"/>
    </style:style>
    <style:style style:name="T820" style:parent-style-name="DefaultParagraphFont" style:family="text">
      <style:text-properties style:font-name="Taamey Ashkenaz" style:font-name-complex="Taamey Ashkenaz" fo:font-size="8pt" style:font-size-asian="8pt"/>
    </style:style>
    <style:style style:name="T821" style:parent-style-name="DefaultParagraphFont" style:family="text">
      <style:text-properties style:font-name="Taamey Ashkenaz" style:font-name-complex="Taamey Ashkenaz" fo:font-size="8pt" style:font-size-asian="8pt"/>
    </style:style>
    <style:style style:name="P822" style:parent-style-name="Textbody" style:family="paragraph">
      <style:paragraph-properties style:writing-mode="rl-tb" fo:margin-bottom="0.0576in"/>
    </style:style>
    <style:style style:name="T823" style:parent-style-name="DefaultParagraphFont" style:family="text">
      <style:text-properties style:font-name="Taamey Ashkenaz" style:font-name-complex="Taamey Ashkenaz" fo:font-size="8pt" style:font-size-asian="8pt"/>
    </style:style>
    <style:style style:name="T824" style:parent-style-name="DefaultParagraphFont" style:family="text">
      <style:text-properties style:font-name="Taamey Ashkenaz" style:font-name-complex="Taamey Ashkenaz" fo:font-size="8pt" style:font-size-asian="8pt"/>
    </style:style>
    <style:style style:name="T825" style:parent-style-name="DefaultParagraphFont" style:family="text">
      <style:text-properties style:font-name="Taamey Ashkenaz" style:font-name-complex="Taamey Ashkenaz" fo:font-size="8pt" style:font-size-asian="8pt"/>
    </style:style>
    <style:style style:name="P826" style:parent-style-name="Textbody" style:family="paragraph">
      <style:paragraph-properties fo:text-align="start" style:writing-mode="rl-tb" fo:margin-bottom="0.0576in"/>
    </style:style>
    <style:style style:name="T827" style:parent-style-name="DefaultParagraphFont" style:family="text">
      <style:text-properties style:font-name="Taamey Ashkenaz" style:font-name-complex="Taamey Ashkenaz" fo:font-size="8pt" style:font-size-asian="8pt"/>
    </style:style>
    <style:style style:name="T828" style:parent-style-name="DefaultParagraphFont" style:family="text">
      <style:text-properties style:font-name="Taamey Ashkenaz" style:font-name-complex="Taamey Ashkenaz" fo:font-size="8pt" style:font-size-asian="8pt"/>
    </style:style>
    <style:style style:name="T829" style:parent-style-name="DefaultParagraphFont" style:family="text">
      <style:text-properties style:font-name="Taamey Ashkenaz" style:font-name-complex="Taamey Ashkenaz" fo:font-size="8pt" style:font-size-asian="8pt"/>
    </style:style>
    <style:style style:name="T830" style:parent-style-name="DefaultParagraphFont" style:family="text">
      <style:text-properties style:font-name="Taamey Ashkenaz" style:font-name-complex="Taamey Ashkenaz" fo:font-size="8pt" style:font-size-asian="8pt"/>
    </style:style>
    <style:style style:name="T831" style:parent-style-name="DefaultParagraphFont" style:family="text">
      <style:text-properties style:font-name="Taamey Ashkenaz" style:font-name-complex="Taamey Ashkenaz" fo:font-size="8pt" style:font-size-asian="8pt"/>
    </style:style>
    <style:style style:name="T832" style:parent-style-name="DefaultParagraphFont" style:family="text">
      <style:text-properties style:font-name="Taamey Ashkenaz" style:font-name-complex="Taamey Ashkenaz" fo:font-size="8pt" style:font-size-asian="8pt"/>
    </style:style>
    <style:style style:name="T833" style:parent-style-name="DefaultParagraphFont" style:family="text">
      <style:text-properties style:font-name="Taamey Ashkenaz" style:font-name-complex="Taamey Ashkenaz" fo:font-size="8pt" style:font-size-asian="8pt"/>
    </style:style>
  </office:automatic-styles>
  <office:body>
    <office:text text:use-soft-page-breaks="true">
      <text:p text:style-name="P1"><text:span text:style-name="T2">אַשְׁרֵי יוֹשְׁבֵי בֵיתֶֽךָ</text:span><text:span text:style-name="T3">.</text:span><text:span text:style-name="T4"><text:s/>עוֹד יְהַלְלֽוּךָ סֶּֽלָה׃ אַשְׁרֵי הָעָם שֶׁכָּֽכָה לּוֹ</text:span><text:span text:style-name="T5">.</text:span><text:span text:style-name="T6"><text:s/>אַשְׁרֵי הָעָם שֱׁיְיָ אֱלֹהָיו׃ תְּהִלָּה לְדָוִד׃</text:span></text:p>
      <text:p text:style-name="P7"><text:span text:style-name="T8">אֲרוֹמִמְךָ</text:span><text:span text:style-name="T9"><text:s/>אֱלוֹהַי הַמֶּלֶךְ</text:span><text:span text:style-name="T10"><text:s/>וַאֲבָרְכָה</text:span><text:span text:style-name="T11"><text:s/>שִׁמְךָ לְעוֹלָם וָעֶד. בְּכׇל יוֹם אֲבָרְכֶךָּ</text:span><text:span text:style-name="T12"><text:s/>וַאֲהַלְלָה שִׁמְךָ לְעוֹלָם וָעֶד. גָּדוֹל יְיָ וּמְהֻלָּל מְאֹד</text:span><text:span text:style-name="T13"><text:s/>וְלִגְדֻלָּתוֹ אֵין חֵֽקֶר. דּוֹר לְדוֹר יְשַׁבַּח מַעֲשֶֽׂיךָ</text:span><text:span text:style-name="T14"><text:s/>וּגְבוּרֹתֶֽיךָ יַגִּֽידוּ. הֲדַר כְּבוֹד הוֹדֶֽךָ</text:span><text:span text:style-name="T15"><text:s/>וְדִבְרֵי נִפְלְאֹתֶֽיך</text:span><text:span text:style-name="T16">ָ אָשִֽׂיחָה. וֶעֱזוּז נוֹרְאֹתֶֽיךָ יֹאמֵֽרוּ</text:span><text:span text:style-name="T17"><text:s/>וּגְדֻלָּתְךָ אֲסַפְּרֶֽנָּה. זֵֽכֶר רַב טוּבְךָ יַבִּֽיעוּ</text:span><text:span text:style-name="T18"><text:s/>וְצִדְקָתְךָ יְרַנֵּֽנוּ. חַנּוּן וְרַחוּם יְיָ</text:span><text:span text:style-name="T19"><text:s/>אֶֽרֶךְ אַפַּֽיִם וּֽגְדׇל חָֽסֶד. טוֹב יְיָ לַכֹּל</text:span><text:span text:style-name="T20"><text:s/>וְרַחֲמָיו עַל כׇּל מַעֲשָֽיו. יוֹדֽוּךָ יְיָ</text:span><text:span text:style-name="T21"><text:s/>כׇּל מַעֲשֶֽׂיךָ וַחֲסִידֶֽיךָ יְבָרְכֽוּכָה. כְּבוֹד מַלְכוּתְךָ יֹאמֵֽרוּ</text:span><text:span text:style-name="T22"><text:s/>וּגְבוּרָתְךָ יְדַבֵּֽרוּ. לְהוֹדִֽיעַ לִבְנֵי הָאָדָם גְּבוּרֹתָיו</text:span><text:span text:style-name="T23"><text:s/>וּכְבוֹד הֲדַר מַלְכוּתוֹ. מַלְכוּתְךָ מַלְכוּת כׇּל עֹלָמִים</text:span><text:span text:style-name="T24"><text:s/>וּמֶמְשַׁלְתְּךָ בְּכׇל דּוֹר וָדֹֽר. סוֹמֵךְ<text:s/></text:span><text:span text:style-name="T25">יְיָ לְכׇל הַנֹּפְלִים</text:span><text:span text:style-name="T26"><text:s/>וְזוֹקֵף לְכׇל הַכְּפוּפִים עֵינֵי כֹל אֵלֶֽיךָ יְשַׂבֵּרוּ</text:span><text:span text:style-name="T27"><text:s/>וְאַתָּה נוֹתֵן לָהֶם אֶת אׇכְלָם בְּעִתּוֹ. <text:s/>פּוֹתֵֽחַ אֶת יָדֶֽךָ</text:span><text:span text:style-name="T28"><text:s/>וּמַשְׂבִּֽיעַ לְכׇל חַי רָצוֹן. צַדִּיק יְיָ בְּכׇל דְּרָכָיו</text:span><text:span text:style-name="T29"><text:s/>וְחָסִיד בְּכׇל מַעֲשָׂיו. קָרוֹב יְיָ</text:span><text:span text:style-name="T30"><text:s/>לְכׇל קֹרְאָיו</text:span><text:span text:style-name="T31"><text:s/>לְכֹל אֲשֶׁר יִקְרָאֻֽהוּ בֶאֱמֶת. רְצוֹן יְרֵאָיו יַעֲשֶׂה</text:span><text:span text:style-name="T32"><text:s/>וְאֶת שַׁוְעָתָם יִשְׁמַע וְיוֹשִׁיעֵם. שׁוֹמֵר יְיָ אֶת כׇּל אֹהֲבָיו</text:span><text:span text:style-name="T33"><text:s/>וְאֵת כׇּל הָרְשָׁעִים יַשְׁמִיד. תְּהִלַּת יְיָ יְדַֽבֶּר פִּי</text:span><text:span text:style-name="T34">.</text:span><text:span text:style-name="T35"><text:s/>וִיבָרֵךְ כׇּל בָּשָׂר שֵׁם קׇדְשׁוֹ לְעו</text:span><text:span text:style-name="T36">ֹלָם וָעֶד. וַאֲנַֽחְנוּ נְבָרֵךְ יָהּ</text:span><text:span text:style-name="T37"><text:s/>מֵעַתָּה וְעַד עוֹלָם</text:span><text:span text:style-name="T38">.</text:span><text:span text:style-name="T39"><text:s/>הַלְלוּ־יָהּ.<text:s/></text:span></text:p>
      <text:p text:style-name="P40"><text:span text:style-name="T41">וּבָא לְצִיּוֹן גּוֹאֵל</text:span><text:span text:style-name="T42"><text:s/>וּלְשָׁבֵי פֶֽשַׁע בְּיַעֲקֹב</text:span><text:span text:style-name="T43"><text:s/>נְאֻם יְיָ. וַאֲנִי</text:span><text:span text:style-name="T44"><text:s/>זֹאת בְּרִיתִי אֹתָם</text:span><text:span text:style-name="T45"><text:s/>אָמַר יְיָ: רוּחִי אֲשֶׁר עָלֶֽיךָ</text:span><text:span text:style-name="T46"><text:s/>וּדְבָרַי אֲשֶׁר שַֽׂמְתִּי בְּפִֽיךָ לֺא י</text:span><text:span text:style-name="T47">ָמֽוּשׁוּ מִפִּֽיךָ וּמִפִּי זַרְעֲךָ</text:span><text:span text:style-name="T48"><text:s/>וּמִפִּי זֶֽרַע זַרְעֲךָ</text:span><text:span text:style-name="T49"><text:s/>אָמַר יְיָ</text:span><text:span text:style-name="T50"><text:s/>מֵעַתָּה וְעַד עוֹלָם. וְאַתָּה קָדוֹשׁ</text:span><text:span text:style-name="T51"><text:s/>יוֹשֵׁב תְּהִלּוֹת יִשְׂרָאֵל. וְקָרָא זֶה אֶל זֶה וְאָמַר: קָדוֹשׁ</text:span><text:span text:style-name="T52"><text:s/>קָדוֹשׁ</text:span><text:span text:style-name="T53"><text:s/>קָדוֹשׁ יְיָ צְבָאוֹת</text:span><text:span text:style-name="T54"><text:s/>מְלֺא כׇל הָאָֽרֶץ כְּבוֹדוֹ. וּמְקַב</text:span><text:span text:style-name="T55">ְּלִין דֵּן מִן דֵּן וְאָמְרִין: קַדִּישׁ בִּשְׁמֵי מְרוֹמָא עִלָּאָה</text:span><text:span text:style-name="T56"><text:s/>בֵּית שְׁכִינְתֵּהּ</text:span><text:span text:style-name="T57">.</text:span><text:span text:style-name="T58"><text:s/>קַדִּישׁ עַל אַרְעָא</text:span><text:span text:style-name="T59"><text:s/>עוֹבַד גְּבוּרְתֵּהּ</text:span><text:span text:style-name="T60">.</text:span><text:span text:style-name="T61"><text:s/>קַדִּישׁ לְעָלַם וּלְעָלְמֵי עָלְמַיָּא יְיָ צְבָאוֹת</text:span><text:span text:style-name="T62">.</text:span><text:span text:style-name="T63"><text:s/>מַלְיָא כׇל אַרְעָא זִיו יְקָרֵהּ. וַתִּשָּׂאֵֽנִי רֽוּחַ</text:span><text:span text:style-name="T64"><text:s/>וָאֶשְ</text:span><text:span text:style-name="T65">ׁמַע אַחֲרַי קוֹל רַֽעַשׁ גָּדוֹל: בָּרוּךְ כְּבוֹד יְיָ מִמְּקוֹמוֹ. וּנְטָלַתְנִי רוּחָא</text:span><text:span text:style-name="T66"><text:s/>וְשִׁמְעֵת בַּתְרַי קָל זִֽיעַ סַגִּיא דִּי מְשַׁבְּחִין וְאָמְרִין: בְּרִיךְ יְקָרָא דַייָ מֵאֲתַר בֵּית שְׁכִינְתֵּהּ. יְיָ יִמְלֺךְ לְעוֹלָם וָעֶד. יְיָ מַלְכוּת</text:span><text:span text:style-name="T67">ֵהּ (קָאֵם) לְעָלַם וּלְעָלְמֵי עָלְמַיָּא. יְיָ אֱלֺהֵי אַבְרָהָם יִצְחָק וְיִשְׂרָאֵל אֲבוֹתֵֽינוּ</text:span><text:span text:style-name="T68"><text:s/>שׇׁמְרָה־זֹאת לְעוֹלָם</text:span><text:span text:style-name="T69"><text:s/>לְיֵֽצֶר מַחְשְׁבוֹת לְבַב עַמֶּֽךָ</text:span><text:span text:style-name="T70"><text:s/>וְהָכֵן לְבָבָם אֵלֶֽיךָ. וְהוּא רַחוּם</text:span><text:span text:style-name="T71"><text:s/>יְכַפֵּר עָוֺן וְלֺא יַשְׁחִית</text:span><text:span text:style-name="T72"><text:s/>וְהִרְבָּה לְהָשִׁיב</text:span><text:span text:style-name="T73"><text:s/>אַפּוֹ</text:span><text:span text:style-name="T74"><text:s/>וְלֺא יָעִיר כׇּל חֲמָתוֹ. כִּי אַתָּה</text:span><text:span text:style-name="T75"><text:s/>אֲדֹנָי</text:span><text:span text:style-name="T76"><text:s/>טוֹב וְסַלָּח וְרַב חֶֽסֶד לְכׇל קֹרְאֶֽיךָ. צִדְקָתְךָ צֶֽדֶק לְעוֹלָם</text:span><text:span text:style-name="T77"><text:s/>וְתוֹרָתְךָ אֱמֶת. תִּתֵּן אֱמֶת לְיַעֲקֹב</text:span><text:span text:style-name="T78"><text:s/>חֶֽסֶד לְאַבְרָהָם</text:span><text:span text:style-name="T79"><text:s/>אֲשֶׁר נִשְׁבַּֽעְתָּ לַאֲבוֹתֵֽינוּ מִֽימֵי קֶֽדֶם. בָּרוּךְ</text:span><text:span text:style-name="T80"><text:s/>יְיָ</text:span><text:span text:style-name="T81"><text:s/>יוֹם יוֹם</text:span><text:span text:style-name="T82">.</text:span><text:span text:style-name="T83"><text:s/>יַעֲמׇס־לָֽנוּ</text:span><text:span text:style-name="T84"><text:s/>הָאֵל יְשׁוּעָתֵֽנוּ</text:span><text:span text:style-name="T85"><text:s/>סֶֽלָה. יְיָ צְבָאוֹת עִמָּֽנוּ</text:span><text:span text:style-name="T86"><text:s/>מִשְׂגָּב לָֽנוּ אֱלֺהֵי יַעֲקֹב</text:span><text:span text:style-name="T87"><text:s/>סֶֽלָה. יְיָ צְבָאוֹת</text:span><text:span text:style-name="T88"><text:s/>אַשְׁרֵי אָדָם בֹּטֵֽחַ בָּךְ. יְיָ</text:span><text:span text:style-name="T89"><text:s/>הוֹשִֽׁיעָה</text:span><text:span text:style-name="T90">.</text:span><text:span text:style-name="T91"><text:s/>הַמֶּֽלֶךְ יַעֲנֵֽנוּ בְיוֹם קׇרְאֵֽנוּ. בָּרוּךְ הוּא אֱלֺה</text:span><text:span text:style-name="T92">ֵֽינוּ שֶׁבְּרָאָֽנוּ לִכְבוֹדוֹ</text:span><text:span text:style-name="T93"><text:s/>וְהִבְדִּילָֽנוּ מִן הַתּוֹעִים</text:span><text:span text:style-name="T94"><text:s/>וְנָֽתַן לָֽנוּ תּוֹרַת אֱמֶת</text:span><text:span text:style-name="T95"><text:s/>וְחַיֵּי עוֹלָם נָטַע בְּתוֹכֵֽנוּ</text:span><text:span text:style-name="T96">.</text:span><text:span text:style-name="T97"><text:s/>הוּא יִפְתַּח לִבֵּֽנוּ בְּתוֹרָתוֹ</text:span><text:span text:style-name="T98"><text:s/>וְיָשֵׂם בְּלִבֵּֽנוּ אַהֲבָתוֹ וְיִרְאָתוֹ</text:span><text:span text:style-name="T99"><text:s/>לַעֲשׂוֹת רְצוֹנוֹ וּלְעׇבְדוֹ בְּלֵבָב<text:s/></text:span><text:span text:style-name="T100">שָׁלֵם</text:span><text:span text:style-name="T101"><text:s/>לְמַֽעַן לֺא נִיגַע לָרִיק</text:span><text:span text:style-name="T102"><text:s/>וְלֺא נֵלֵד לַבֶּהָלָה. יְהִי רָצוֹן מִלְּפָנֶֽיךָ</text:span><text:span text:style-name="T103"><text:s/>יְיָ אֱלֺהֵֽינוּ וֵאלֺהֵי אֲבוֹתֵֽינוּ</text:span><text:span text:style-name="T104"><text:s/>שֶׁנִּשְׁמוֹר חֻקֶּֽיךָ בָּעוֹלָם הַזֶּה</text:span><text:span text:style-name="T105"><text:s/>וְנִזְכֶּה וְנִחְיֶה וְנִרְאֶה</text:span><text:span text:style-name="T106"><text:s/>וְנִירַשׁ טוֹבָה וּבְרָכָה</text:span><text:span text:style-name="T107"><text:s/>לִשְׁנֵי יְמוֹת הַמָּשִֽׁי</text:span><text:span text:style-name="T108">חַ וּלְחַיֵּי הָעוֹלָם הַבָּא. לְמַֽעַן יְזַמֶּרְךָ כָבוֹד וְלֺא יִדֹּם</text:span><text:span text:style-name="T109">.</text:span><text:span text:style-name="T110"><text:s/>יְיָ אֱלֺהַי</text:span><text:span text:style-name="T111"><text:s/>לְעוֹלָם אוֹדֶֽךָּ. בָּרוּךְ הַגֶּֽבֶר אֲשֶׁר יִבְטַח בַּייָ</text:span><text:span text:style-name="T112"><text:s/>וְהָיָה יְיָ מִבְטַחוֹ. בִּטְחוּ בַייָ עֲדֵי עַד</text:span><text:span text:style-name="T113"><text:s/>כִּי בְּיָהּ יְיָ צוּר עוֹלָמִים. וְיִבְטְחוּ בְךָ יוֹדְע</text:span><text:span text:style-name="T114">ֵי שְׁמֶֽךָ</text:span><text:span text:style-name="T115"><text:s/>כִּי לֺא עָזַֽבְתָּ דֹרְשֶֽׁיךָ</text:span><text:span text:style-name="T116"><text:s/>יְיָ. יְיָ חָפֵץ לְמַֽעַן צִדְקוֹ</text:span><text:span text:style-name="T117"><text:s/>יַגְדִּיל תּוֹרָה וְיַאְדִּיר.<text:s/></text:span><text:span text:style-name="T118">The Shatz says Chatzi Kaddish</text:span></text:p>
      <text:p text:style-name="P119"><text:span text:style-name="T120">וַאֲנִי תְפִלָּתִי־לְךָ יְיָ עֵת רָצוֹן</text:span><text:span text:style-name="T121">.</text:span><text:span text:style-name="T122"><text:s/>אֱלֹהִים בְּרׇב־חַסְדֶּֽךָ עֲנֵֽנִי בֶּאֱמֶת יִשְׁעֶֽךָ. וַיְהִי בִּנְסֹֽעַ הָאָרֹן וְיֹֽאמֶר משֶׁה: קוּמָה יְיָ וְיָפֻֽצוּ אֹיְבֶֽיךָ וְיָנֻֽסוּ מְשַׂנְאֶֽיךָ מִפָּנֶֽיךָ. כִּי מִצִּיּוֹן תֵּצֵא תוֹרָה וּדְבַר יְיָ מִירוּשָׁלָֽיִם. בָּרוּךְ שֶׁנָּתַן תּוֹרָה לְעַמּוֹ יִשְׂרָאֵל בִּקְדֻשָּׁתוֹ.</text:span></text:p>
      <text:p text:style-name="P123"><text:span text:style-name="T124">בְּרִיךְ שְׁמֵהּ דְּמָרֵא עָלְמָא בְּרִיךְ כִּתְרָךְ וְאַתְרָךְ. יְהֵא רְעוּתָךְ עִם עַמָּךְ יִשְׂרָאֵל לְעָלָם וּפֻרְקַן יְמִינָךְ אַחֲזִי לְעַמָּךְ בְּבֵית מִקְדְּשָׁךְ. וּלְאַמְטוּיֵא לָֽנָא מִטּוּב נְהוֹרָךְ וּלְקַבֵּל צְלוֹתָֽנָא בְּרַחֲמִין. יְהֵא רַעֲוָא קֳדָמָךְ דְּתוֹרִיךְ לָן חַיִּין בְּטִיבוּתָא. וְלֶהֱוֵא אֲנָא פְקִידָא בְּגוֹ צַדִּיקַיָּא לְמִרְחַם עָלַי וּלְמִנְטַר יָתִי וְיַת כׇּל־דִּי לִי וְדִי לְעַמָּךְ יִשְׂרָאֵל. אַנְתְּ הוּא זָן לְכֹֽלָּא וּמְפַרְנֵס לְכֹֽלָּא. אַנְתְּ הוּא שַׁלִּיט עַל כֹּֽלָּא. אַנְתְּ הוּא דְּשַׁלִּיט עַל מַלְכַיָּא וּמַלְכוּתָא דִּילָךְ הִיא. אֲנָא עַבְדָּא דְקֻדְשָׁא בְּרִיךְ הוּא דְּסָגִֽדְנָא קַמֵּהּ וּמִקַּמָּא דִּיקַר אוֹרַיְתֵהּ בְּכׇל עִדָּן וְעִדָּן. לָא עַל אֱנָשׁ רָחִֽצְנָא וְלָא עַל בַּר אֱלָהִין סָמִֽכְנָא אֶלָּא בֶּאֱלָהָא דִשְׁמַיָּא דְּהוּא אֱלָהָא קְשׁוֹט וְאוֹרַיְתֵהּ קְשׁוֹט וּנְבִיאֽוֹהִי קְשׁוֹט וּמַסְגֵּא לְמֶעְבַּד טַבְוָן וּקְשׁוֹט. בֵּהּ אֲנָא רָחֵץ וְלִשְׁמֵהּ קַדִּישָׁא יַקִּירָא אֲנָא אָמֵר תֻּשְׁבְּחָן. יְהֵא רַעֲוָא קֳדָמָךְ דְּתִפְתַּח לִבָּאִי בְּאוֹרַיְתָא וְתַשְׁלֵם מִשְׁאֲלִין דְּלִבָּאִי וְלִבָּא דְכׇל עַמָּךְ יִשְׂרָאֵל לְטָב וּלְחַיִּין וְלִשְׁלָם.</text:span></text:p>
      <text:p text:style-name="P125"><text:span text:style-name="T126">גַּדְּלוּ לַייָ אִתִּי וּנְרוֹמְמָה שְׁמוֹ יַחְדָּו: לְךָ יְיָ הַגְּדֻלָּה וְהַגְּבוּרָה וְהַתִּפְאֶֽרֶת וְהַנֵּֽצַח וְהַהוֹד כִּי כֹל בַּשָּׁמַֽיִם וּבָאָֽרֶץ. לְךָ יְיָ הַמַּמְלָכָה וְהַמִּתְנַשֵּׂא לְכֹל לְרֹאשׁ.<text:s/></text:span><text:bookmark-start text:name="367"/><text:bookmark-end text:name="367"/><text:span text:style-name="T127">רוֹמְמוּ יְיָ אֱלֺהֵֽינוּ וְהִשְׁתַּחֲווּ לַהֲדֹם רַגְלָיו קָדוֹשׁ הוּא. רוֹמְמוּ יְיָ אֱלֺהֵֽינוּ וְהִשְׁתַּחֲווּ לְהַר קׇדְשׁוֹ כִּי קָדוֹשׁ יְיָ אֱלֺהֵֽינוּ.</text:span></text:p>
      <text:p text:style-name="P128"><text:span text:style-name="T129">יְהַלְלוּ אֶת שֵׁם יְיָ כִּי נִשְׂגָּב שְׁמוֹ לְבַדּוֹ</text:span><text:span text:style-name="T130">:</text:span><text:span text:style-name="T131"><text:s/></text:span><text:span text:style-name="T132">הוֹדוֹ עַל אֶֽרֶץ וְשָׁמָֽיִם. וַיָּֽרֶם קֶֽרֶן לְעַמּוֹ תְּהִלָּה לְכׇל חֲסִידָיו לִבְנֵי יִשְׂרָאֵל עַם קְרֹבוֹ</text:span><text:span text:style-name="T133">.</text:span><text:span text:style-name="T134"><text:s/>הַלְלוּ־יָהּ</text:span><text:span text:style-name="T135"><text:s/></text:span><text:span text:style-name="T136">.</text:span><text:span text:style-name="T137">לְדָוִד מִזְמוֹר. לַייָ הָאָֽרֶץ וּמְלוֹאָהּ תֵּבֵל וְיֹֽשְׁבֵי בָהּ. כִּי הוּא עַל יַמִּים יְסָדָהּ וְעַל נְהָרוֹת יְכוֹנְנֶֽהָ. מִי יַעֲלֶה בְהַר יְיָ וּמִי יָקוּם בִּמְקוֹם קׇדְשׁוֹ. נְקִי כַפַּֽיִם וּבַר לֵבָב אֲשֶׁר לֹא נָשָׂא לַשָּׁוְא נַפְשִׁי וְלֹא נִשְׁבַּע לְמִרְמָה. יִשָּׂא בְרָכָה מֵאֵת יְיָ וּצְדָקָה מֵאֱלֹהֵי יִשְׁעוֹ. זֶה דּוֹר דֹּרְשָׁיו מְבַקְשֵׁי פָנֶֽיךָ יַעֲקֹב סֶֽלָה. שְׂאוּ שְׁעָרִים רָאשֵׁיכֶם וְהִנָּשְׂאוּ פִּתְחֵי עוֹלָם וְיָבוֹא מֶֽלֶךְ הַכָּבוֹד. מִי זֶה מֶֽלֶךְ הַכָּבוֹד יְיָ עִזּוּז וְגִבּוֹר יְיָ גִּבּוֹר מִלְחָמָה. שְׂאוּ שְׁעָרִים רָאשֵׁיכֶם וּשְׂאוּ פִּתְחֵי עוֹלָם וְיָבֹא מֶֽלֶךְ הַכָּבוֹד. מִי הוּא זֶה מֶֽלֶךְ הַכָּבוֹד יְיָ צְבָאוֹת הוּא מֶֽלֶךְ הַכָּבוֹד סֶֽלָה</text:span><text:span text:style-name="T138">.</text:span></text:p>
      <text:p text:style-name="P139"><text:span text:style-name="T140">וּבְנֻחֹה יֹאמַר: שׁוּבָה יְיָ רִבְבוֹת אַלְפֵי יִשְׂרָאֵל. קוּמָה יְיָ לִמְנוּחָתֶֽךָ אַתָּה וַאֲרוֹן עֻזֶּֽךָ. כֹּהֲנֶֽיךָ יִלְבְּשׁוּ צֶֽדֶק וַחֲסִידֶֽיךָ יְרַנֵּֽנוּ. בַּֽעֲבוּר דָּוִד עַבְדֶּֽךָ אַל תָּשֵׁב פְּנֵי מְשִׁיחֶֽךָ. כִּי לֶֽקַח טוֹב נָתַֽתִּי לָכֶם תּוֹרָתִי אַל תַּעֲזֹֽבוּ. עֵץ חַיִּים הִיא לַמַּחֲזִיקִים בָּהּ וְתֹמְכֶֽיהָ מְאֻשָּׁר. דְּרָכֶֽיהָ דַרְכֵי נֹֽעַם וְכׇל נְתִיבוֹתֶֽיהָ שָׁלוֹם. הֲשִׁיבֵֽנוּ יְיָ אֵלֶֽיךָ וְנָשֽׁוּבָה</text:span><text:span text:style-name="T141">.</text:span><text:span text:style-name="T142"><text:s/>חַדֵּשׁ יָמֵֽינוּ כְּקֶֽדֶם.</text:span><text:span text:style-name="T143"><text:s/>The Shaz says Chatzi Kaddish<text:s/></text:span></text:p>
      <text:p text:style-name="P144"><text:span text:style-name="T145">אֲדֹנָי</text:span><text:span text:style-name="T146"><text:s/>שְׂפָתַי תִּפְתָּח</text:span><text:span text:style-name="T147"><text:s/>וּפִי יַגִּיד תְּהִלָּתֶֽךָ. בָּרוּךְ אַתָּה</text:span><text:span text:style-name="T148"><text:s/>יְיָ אֱלֹהֵֽינוּ וֵאלֹהֵי אֲבוֹתֵֽינוּ</text:span><text:span text:style-name="T149"><text:s/>אֱלֹהֵי אַבְרָהָם</text:span><text:span text:style-name="T150"><text:s/>אֱלֹהֵי י</text:span><text:span text:style-name="T151">ִצְחָק</text:span><text:span text:style-name="T152"><text:s/>וֵאלֹהֵי יַעֲקֹב</text:span><text:span text:style-name="T153"><text:s/>הָאֵל הַגָּדוֹל הַגִּבּוֹר וְהַנּוֹרָא</text:span><text:span text:style-name="T154"><text:s/>אֵל עֶלְיוֹן</text:span><text:span text:style-name="T155"><text:s/>גּוֹמֵל חֲסָדִים טוֹבִים</text:span><text:span text:style-name="T156"><text:s/>וְקוֹנֵה הַכֹּל</text:span><text:span text:style-name="T157"><text:s/>וְזוֹכֵר חַסְדֵי אָבוֹת</text:span><text:span text:style-name="T158"><text:s/>וּמֵבִיא גוֹאֵל לִבְנֵי בְנֵיהֶם לְמַֽעַן שְׁמוֹ בְּאַהֲבָה. מֶֽלֶךְ עוֹזֵר וּמוֹשִֽׁיעַ וּמָגֵן. בָּרוּךְ א</text:span><text:span text:style-name="T159">ַתָּה</text:span><text:span text:style-name="T160"><text:s/>יְיָ</text:span><text:span text:style-name="T161"><text:s/>מָגֵן אַבְרָהָם.</text:span></text:p>
      <text:p text:style-name="P162"><text:span text:style-name="T163">אַתָּה גִבּוֹר לְעוֹלָם</text:span><text:span text:style-name="T164"><text:s/>אֲדֹנָי</text:span><text:span text:style-name="T165">.</text:span><text:span text:style-name="T166"><text:s/>מְחַיֵּה מֵתִים אַתָּה</text:span><text:span text:style-name="T167"><text:s/>רַב לְהוֹשִֽׁיעַ. מַשִּׁיב הָרֽוּחַ וּמוֹרִיד הַגֶּֽשֶׁם</text:span><text:span text:style-name="T168"><text:s/>מְכַלְכֵּל חַיִּים בְּחֶֽסֶד</text:span><text:span text:style-name="T169"><text:s/>מְחַיֵּה מֵתִים בְּרַחֲמִים רַבִּים</text:span><text:span text:style-name="T170"><text:s/>סוֹמֵךְ נוֹפְלִים</text:span><text:span text:style-name="T171"><text:s/>וְרוֹפֵא חוֹלִים</text:span><text:span text:style-name="T172"><text:s/>וּמַתִ</text:span><text:span text:style-name="T173">ּיר אֲסוּרִים</text:span><text:span text:style-name="T174"><text:s/>וּמְקַיֵּם אֱמוּנָתוֹ לִישֵׁנֵי עָפָר. מִי כָמֽוֹךָ</text:span><text:span text:style-name="T175"><text:s/>בַּֽעַל גְּבוּרוֹת</text:span><text:span text:style-name="T176"><text:s/>וּמִי דּֽוֹמֶה לָּךְ</text:span><text:span text:style-name="T177"><text:s/>מֶֽלֶךְ מֵמִית וּמְחַיֶּה וּמַצְמִֽיחַ יְשׁוּעָה. וְנֶאֱמָן אַתָּה לְהַחֲיוֹת מֵתִים. בָּרוּךְ אַתָּה</text:span><text:span text:style-name="T178"><text:s/>יְיָ</text:span><text:span text:style-name="T179"><text:s/>מְחַיֵּה הַמֵּתִים.</text:span></text:p>
      <text:p text:style-name="P180"><text:span text:style-name="T181">In the private Am</text:span><text:span text:style-name="T182">idah</text:span><text:span text:style-name="T183"><text:s/>skip to “atah kadosh”.</text:span></text:p>
      <text:p text:style-name="P184"><text:span text:style-name="T185">נְקַדֵּשׁ אֶת שִׁמְךָ בָּעוֹלָם</text:span><text:span text:style-name="T186"><text:s/>כְּשֵׁם שֶׁמַּקְדִּישִׁים אוֹתוֹ בִּשְׁמֵי מָרוֹם</text:span><text:span text:style-name="T187"><text:s/>כַּכָּתוּב עַל יַד נְבִיאֶֽךָ: וְקָרָא זֶה אֶל זֶה וְאָמַר: קָדוֹשׁ</text:span><text:span text:style-name="T188"><text:s/>קָדוֹשׁ</text:span><text:span text:style-name="T189"><text:s/>קָדוֹשׁ יְיָ צְבָאוֹת</text:span><text:span text:style-name="T190">.</text:span><text:span text:style-name="T191"><text:s/>מְלֹא כׇל־הָאָֽרֶץ כְּבוֹדוֹ.</text:span></text:p>
      <text:p text:style-name="P192"><text:span text:style-name="T193">לְעֻמָּתָם ב</text:span><text:span text:style-name="T194">ָּרוּךְ יֹאמֵֽרוּ</text:span><text:span text:style-name="T195">–</text:span><text:span text:style-name="T196">בָּרוּךְ כְּבוֹד יְיָ מִמְּקוֹמוֹ.</text:span></text:p>
      <text:p text:style-name="P197"><text:span text:style-name="T198">וּבְדִבְרֵי קׇדְשְׁךָ כָּתוּב לֵאמֹר: יִמְלֹךְ יְיָ לְעוֹלָם</text:span><text:span text:style-name="T199"><text:s/>אֱלֹהַֽיִךְ צִיּוֹן לְדֹר וָדֹר</text:span><text:span text:style-name="T200">.</text:span><text:span text:style-name="T201"><text:s/>הַלְלוּיָהּ.</text:span></text:p>
      <text:p text:style-name="P202"><text:span text:style-name="T203">לְדוֹר וָדוֹר נָגִיד גׇּדְלֶֽךָ</text:span><text:span text:style-name="T204"><text:s/>וּלְנֵֽצַח נְצָחִים קְדֻשָּׁתְךָ נַקְדִּישׁ</text:span><text:span text:style-name="T205"><text:s/>וְשִׁבְחֲךָ אֱלֹה</text:span><text:span text:style-name="T206">ֵֽינוּ מִפִּֽינוּ לֹא יָמוּשׁ לְעוֹלָם וָעֶד</text:span><text:span text:style-name="T207"><text:s/>כִּי אֵל מֶֽלֶךְ גָּדוֹל וְקָדוֹשׁ אָֽתָּה. בָּרוּךְ אַתָּה</text:span><text:span text:style-name="T208"><text:s/>יְיָ</text:span><text:span text:style-name="T209"><text:s/>הָאֵל הַקָּדוֹשׁ.</text:span></text:p>
      <text:p text:style-name="P210"><text:span text:style-name="T211">אַתָּה קָדוֹשׁ וְשִׁמְךָ קָדוֹשׁ</text:span><text:span text:style-name="T212"><text:s/>וּקְדוֹשִׁים בְּכׇל יוֹם יְהַלְלֽוּךָ סֶּֽלָה. בָּרוּךְ אַתָּה</text:span><text:span text:style-name="T213"><text:s/>יְיָ</text:span><text:span text:style-name="T214"><text:s/>הָאֵל הַקָּדוֹשׁ.</text:span></text:p>
      <text:p text:style-name="P215"><text:span text:style-name="T216">אַת</text:span><text:span text:style-name="T217">ָּה אֶחָד וְשִׁמְךָ אֶחָד</text:span><text:span text:style-name="T218"><text:s/>וּמִי כְּעַמְּךָ יִשְׂרָאֵל גּוֹי אֶחָד בָּאָֽרֶץ. תִּפְאֶֽרֶת גְּדֻלָּה</text:span><text:span text:style-name="T219"><text:s/>וַעֲטֶֽרֶת יְשׁוּעָה</text:span><text:span text:style-name="T220"><text:s/>יוֹם מְנוּחָה וּקְדֻשָּׁה לְעַמְּךָ נָתָֽתָּ. אַבְרָהָם יָגֵל</text:span><text:span text:style-name="T221"><text:s/>יִצְחָק יְרַנֵּן</text:span><text:span text:style-name="T222"><text:s/>יַעֲקֹב וּבָנָיו יָנֽוּחוּ בוֹ. מְנוּחַת אַהֲבָה וּנ</text:span><text:span text:style-name="T223">ְדָבָה</text:span><text:span text:style-name="T224"><text:s/>מְנוּחַת אֱמֶת וֶאֱמוּנָה</text:span><text:span text:style-name="T225"><text:s/>מְנוּחַת שָׁלוֹם וְשַׁלְוָה וְהַשְׁקֵט וָבֶֽטַח</text:span><text:span text:style-name="T226"><text:s/>מְנוּחָה שְׁלֵמָה שָׁאַתָּה רֽוֹצֶה בָהּ</text:span><text:span text:style-name="T227">.</text:span><text:span text:style-name="T228"><text:s/>יַכִּֽירוּ בָנֶֽיךָ וְיֵדְעוּ</text:span><text:span text:style-name="T229"><text:s/>כִּי מֵאִתְּךָ הִיא מְנוּחָתָם</text:span><text:span text:style-name="T230"><text:s/>וְעַל מְנוּחָתָם יַקְדִּֽישׁוּ אֶת שְׁמֶֽךָ.</text:span></text:p>
      <text:p text:style-name="P231"><text:span text:style-name="T232">אֱלֹהֵֽינוּ וֵאלֹהֵי א</text:span><text:span text:style-name="T233">ֲבוֹתֵֽינוּ</text:span><text:span text:style-name="T234"><text:s/>רְצֵה בִמְנוּחָתֵֽנוּ. קַדְּשֵֽׁנוּ בְּמִצְוֺתֶֽיךָ</text:span><text:span text:style-name="T235"><text:s/>וְתֵן חֶלְקֵֽנוּ בְּתוֹרָתֶֽךָ</text:span><text:span text:style-name="T236">.</text:span><text:span text:style-name="T237"><text:s/>שַׂבְּעֵֽנוּ מִטּוּבֶֽךָ</text:span><text:span text:style-name="T238"><text:s/>וְשַׂמְּחֵֽנוּ בִּישׁוּעָתֶֽךָ</text:span><text:span text:style-name="T239">.</text:span><text:span text:style-name="T240"><text:s/>וְטַהֵר לִבֵּֽנוּ לְעׇבְדְּךָ בֶּאֱמֶת</text:span><text:span text:style-name="T241">.</text:span><text:span text:style-name="T242"><text:s/>וְהַנְחִילֵֽנוּ</text:span><text:span text:style-name="T243"><text:s/>יְיָ אֱלֹהֵֽינוּ</text:span><text:span text:style-name="T244"><text:s/>בְּאַהֲבָה וּבְרָצוֹן שַׁ</text:span><text:span text:style-name="T245">בַּת קׇדְשֶֽׁךָ</text:span><text:span text:style-name="T246"><text:s/>וְיָנֽוּחוּ בָהּ יִשְׂרָאֵל מְקַדְּשֵׁי שְׁמֶֽךָ. בָּרוּךְ אַתָּה</text:span><text:span text:style-name="T247"><text:s/>יְיָ</text:span><text:span text:style-name="T248"><text:s/>מְקַדֵּשׁ הַשַּׁבָּת.</text:span></text:p>
      <text:p text:style-name="P249"><text:span text:style-name="T250">רְצֵה</text:span><text:span text:style-name="T251"><text:s/>יְיָ אֱלֹהֵֽינוּ</text:span><text:span text:style-name="T252"><text:s/>בְּעַמְּךָ יִשְׂרָאֵל וּבִתְפִלָּתָם</text:span><text:span text:style-name="T253">.</text:span><text:span text:style-name="T254"><text:s/>וְהָשֵׁב אֶת הָעֲבוֹדָה לִדְבִיר בֵּיתֶֽךָ</text:span><text:span text:style-name="T255"><text:s/>וְאִשֵּׁי יִשְׂרָאֵל וּתְפִלָּתָם בְּ</text:span><text:span text:style-name="T256">אַהֲבָה תְקַבֵּל בְּרָצוֹן</text:span><text:span text:style-name="T257"><text:s/>וּתְהִי לְרָצוֹן תָּמִיד עֲבוֹדַת יִשְׂרָאֵל עַמֶּֽךָ.<text:s/></text:span></text:p>
      <text:p text:style-name="P258"><text:span text:style-name="T259">(אֱלֹהֵֽינוּ וֵאלֹהֵי אֲבוֹתֵֽינוּ</text:span><text:span text:style-name="T260"><text:s/>יַעֲלֶה וְיָבֹא</text:span><text:span text:style-name="T261"><text:s/>וְיַגִּֽיעַ וְיֵרָאֶה</text:span><text:span text:style-name="T262"><text:s/>וְיֵרָצֶה וְיִשָּׁמַע</text:span><text:span text:style-name="T263"><text:s/>וְיִפָּקֵד וְיִזָּכֵר זִכְרוֹנֵֽנוּ וּפִקְדוֹנֵֽנוּ</text:span><text:span text:style-name="T264"><text:s/>וְזִכְרוֹן אֲבוֹתֵֽי</text:span><text:span text:style-name="T265">נוּ</text:span><text:span text:style-name="T266"><text:s/>וְזִכְרוֹן מָשִֽׁיחַ בֶּן דָּוִד עַבְדֶּֽךָ</text:span><text:span text:style-name="T267"><text:s/>וְזִכְרוֹן יְרוּשָׁלַֽיִם עִיר קׇדְשֶֽׁךָ</text:span><text:span text:style-name="T268"><text:s/>וְזִכְרוֹן כׇּל עַמְּךָ בֵּית יִשְׂרָאֵל לְפָנֶֽיךָ</text:span><text:span text:style-name="T269"><text:s/>לִפְלֵיטָה וּלְטוֹבָה</text:span><text:span text:style-name="T270"><text:s/>לְחֵן וּלְחֶֽסֶד וּלְרַחֲמִים</text:span><text:span text:style-name="T271"><text:s/>לְחַיִּים וּלְשָׁלוֹם</text:span><text:span text:style-name="T272"><text:s/>בְּיוֹם רֹאשׁ הַחֹֽדֶשׁ הַזֶּה. ז</text:span><text:span text:style-name="T273">ׇכְרֵֽנוּ</text:span><text:span text:style-name="T274"><text:s/>יְיָ אֱלֹהֵֽינוּ</text:span><text:span text:style-name="T275"><text:s/>בּוֹ לְטוֹבָה</text:span><text:span text:style-name="T276"><text:s/>וּפׇקְדֵֽנוּ בוֹ לִבְרָכָה</text:span><text:span text:style-name="T277"><text:s/>וְהוֹשִׁיעֵֽנוּ בוֹ לְחַיִּים</text:span><text:span text:style-name="T278">.</text:span><text:span text:style-name="T279"><text:s/>וּבִדְבַר יְשׁוּעָה וְרַחֲמִים חוּס וְחׇנֵּֽנוּ</text:span><text:span text:style-name="T280"><text:s/>וְרַחֵם עָלֵֽינוּ וְהוֹשִׁיעֵֽנוּ</text:span><text:span text:style-name="T281"><text:s/>כִּי אֵלֶֽיךָ עֵינֵֽינוּ</text:span><text:span text:style-name="T282"><text:s/>כִּי אֵל מֶֽלֶךְ חַנּוּן וְרַחוּם אָֽתָּה.)</text:span></text:p>
      <text:p text:style-name="P283"><text:span text:style-name="T284">וְתֶחֱזֶֽינָה עֵינֵֽינוּ בְּשׁוּבְךָ לְצִיּוֹן בְּרַחֲמִים. בָּרוּךְ אַתָּה</text:span><text:span text:style-name="T285"><text:s/>יְיָ</text:span><text:span text:style-name="T286"><text:s/>הַמַּחֲזִיר שְׁכִינָתוֹ לְצִיּוֹן.</text:span></text:p>
      <text:p text:style-name="P287"><text:span text:style-name="T288">מוֹדִים אֲנַֽחְנוּ לָךְ</text:span><text:span text:style-name="T289"><text:s/>שָׁאַתָּה הוּא יְיָ אֱלֹהֵֽינוּ וֵאלֹהֵי אֲבוֹתֵֽינוּ לְעוֹלָם וָעֶד. צוּר חַיֵּֽינוּ</text:span><text:span text:style-name="T290"><text:s/>מָגֵן יִשְׁעֵֽנוּ אַתָּה<text:s/></text:span><text:span text:style-name="T291">הוּא. לְדוֹר וָדוֹר נוֹדֶה לְךָ</text:span><text:span text:style-name="T292"><text:s/>וּנְסַפֵּר תְּהִלָּתֶֽךָ</text:span><text:span text:style-name="T293"><text:s/>עַל חַיֵּֽינוּ הַמְּסוּרִים בְּיָדֶֽךָ</text:span><text:span text:style-name="T294"><text:s/>וְעַל נִשְׁמוֹתֵֽינוּ הַפְּקוּדוֹת לָךְ</text:span><text:span text:style-name="T295"><text:s/>וְעַל נִסֶּֽיךָ שֶׁבְּכׇל יוֹם עִמָּֽנוּ</text:span><text:span text:style-name="T296"><text:s/>וְעַל נִפְלְאוֹתֶֽיךָ וְטוֹבוֹתֶֽיךָ שֶׁבְּכׇל עֵת</text:span><text:span text:style-name="T297"><text:s/>עֶֽרֶב וָבֹֽקֶר וְצׇהֳ</text:span><text:span text:style-name="T298">רָֽיִם. הַטּוֹב כִּי לֹא כָלוּ רַחֲמֶֽיךָ</text:span><text:span text:style-name="T299"><text:s/>וְהַמְרַחֵם כִּי לֹא תַֽמּוּ חֲסָדֶֽיךָ</text:span><text:span text:style-name="T300"><text:s/>כִּי מֵעוֹלָם קִוִּֽינוּ לָךְ.</text:span></text:p>
      <text:p text:style-name="P301"><text:span text:style-name="T302">During the repetition of the Amidah</text:span><text:span text:style-name="T303"><text:s/>the congregation recites during “modim</text:span><text:span text:style-name="T304">”:</text:span></text:p>
      <text:p text:style-name="P305"><text:span text:style-name="T306">(מוֹדִים אֲנַֽחְנוּ לָךְ</text:span><text:span text:style-name="T307"><text:s/>שָׁאַתָּה הוּא יְיָ אֱלֹהֵֽינוּ וֵאלֹ</text:span><text:span text:style-name="T308">הֵי אֲבוֹתֵֽינוּ. אֱלֹהֵי כׇל־בָּשָׂר</text:span><text:span text:style-name="T309"><text:s/>יוֹצְרֵֽנוּ</text:span><text:span text:style-name="T310"><text:s/>יוֹצֵר בְּרֵאשִׁית</text:span><text:span text:style-name="T311"><text:s/>בְּרָכוֹת וְהוֹדָאוֹת לְשִׁמְךָ הַגָּדוֹל וְהַקָּדוֹשׁ עַל שֶׁהֶחֱיִיתָֽנוּ וְקִיַּמְתָּֽנוּ. כֵּן תְּחַיֵּֽנוּ וּתְקַיְּמֵֽנוּ</text:span><text:span text:style-name="T312">וְתֶאֱסוֹף גָּלֻיּוֹתֵֽינוּ לְחַצְרוֹת קׇדְשֶֽׁךָ לִשְׁמ</text:span><text:span text:style-name="T313">ֹר חֻקֶּֽיךָ וְלַעֲשׂוֹת רְצוֹנֶֽךָ</text:span><text:span text:style-name="T314"><text:s/>וּלְעׇׇבְדְּךָ בְּלֵבָב שָׁלֵם</text:span><text:span text:style-name="T315"><text:s/>עַל שֶׁאֲנַֽחְנוּ מוֹדִים לָךְ. בָּרוּךְ אֵל הַהוֹדָאוֹת.)</text:span></text:p>
      <text:p text:style-name="P316"><text:span text:style-name="T317">(עַל הַנִּסִּים וְעַל הַפֻּרְקָן</text:span><text:span text:style-name="T318"><text:s/>וְעַל הַגְּבוּרוֹת וְעַל הַתְּשׁוּעוֹת</text:span><text:span text:style-name="T319"><text:s/>וְעַל הַמִּלְחָמוֹת</text:span><text:span text:style-name="T320"><text:s/>שֶׁעָשִֽׂיתָ לַאֲבוֹתֵֽינוּ בַּיָ</text:span><text:span text:style-name="T321">ּמִים הָהֵם בַּזְּמַן הַזֶּה׃ בִּימֵי מַתִּתְיָֽהוּ בֶּן יוֹחָנָן כֹּהֵן גָּדוֹל</text:span><text:span text:style-name="T322"><text:s/>חַשְׁמוֹנַי וּבָנָיו</text:span><text:span text:style-name="T323"><text:s/>כְּשֶׁעָמְדָה מַלְכוּת יָוָן הָרְשָׁעָה עַל עַמְּךָ יִשְׂרָאֵל לְהַשְׁכִּיחָם תּוֹרָתֶֽךָ</text:span><text:span text:style-name="T324"><text:s/>וּלְהַעֲבִירָם מֵחֻקֵּי רְצוֹנֶֽךָ. וְאַתָּה בְּרַחֲמֶֽיךָ הָ</text:span><text:span text:style-name="T325">רַבִּים עָמַֽדְתָּ לָהֶם בְּעֵת צָרָתָם</text:span><text:span text:style-name="T326"><text:s/>רַֽבְתָּ אֶת רִיבָם</text:span><text:span text:style-name="T327"><text:s/>דַּֽנְתָּ אֶת דִּינָם</text:span><text:span text:style-name="T328"><text:s/>נָקַֽמְתָּ אֶת נִקְמָתָם</text:span><text:span text:style-name="T329">.</text:span><text:span text:style-name="T330"><text:s/>מָסַֽרְתָּ גִבּוֹרִים בְּיַד חַלָּשִׁים</text:span><text:span text:style-name="T331"><text:s/>וְרַבִּים בְּיַד מְעַטִּים</text:span><text:span text:style-name="T332"><text:s/>וּטְמֵאִים בְּיַד טְהוֹרִים</text:span><text:span text:style-name="T333"><text:s/></text:span><text:span text:style-name="T334">וּרְשָׁעִים בְּיַד צַדִּיקִים</text:span><text:span text:style-name="T335"><text:s/>וְזֵדִים בְּיַד<text:s/></text:span><text:span text:style-name="T336">עוֹסְקֵי תוֹרָתֶֽךָ. וּלְךָ עָשִֽׂיתָ שֵׁם גָּדוֹל וְקָדוֹשׁ בְּעוֹלָמֶֽךָ</text:span><text:span text:style-name="T337"><text:s/>וּלְעַמְּךָ יִשְׂרָאֵל עָשִֽׂיתָ תְּשׁוּעָה גְדוֹלָה וּפֻרְקָן כְּהַיּוֹם הַזֶּה. וְאַחַר כֵּן בָּֽאוּ בָנֶֽיךָ לִדְבִיר בֵּיתֶֽךָ</text:span><text:span text:style-name="T338"><text:s/>וּפִנּוּ אֶת הֵיכָלֶֽךָ</text:span><text:span text:style-name="T339"><text:s/>וְטִהֲרוּ אֶת מִקְדָּשֶ</text:span><text:span text:style-name="T340">ֽׁךָ</text:span><text:span text:style-name="T341"><text:s/>וְהִדְלִֽיקוּ נֵרוֹת בְּחַצְרוֹת קׇדְשֶֽׁךָ</text:span><text:span text:style-name="T342"><text:s/>וְקָבְעוּ שְׁמוֹנַת יְמֵי חֲנֻכָּה אֵֽלּוּ לְהוֹדוֹת וּלְהַלֵּל לְשִׁמְךָ הַגָּדוֹל.)</text:span></text:p>
      <text:p text:style-name="P343"><text:span text:style-name="T344">וְעַל כֻּלָּם יִתְבָּרַךְ וְיִתְרוֹמַם שִׁמְךָ</text:span><text:span text:style-name="T345"><text:s/>מַלְכֵּֽנוּ</text:span><text:span text:style-name="T346"><text:s/>תָּמִיד לְעוֹלָם וָעֶד. וְכׇל־הַחַיִּים יוֹדֽוּךָ סֶּֽלָה</text:span><text:span text:style-name="T347"><text:s/>וִיהַלְלוּ אֶת שִׁמְךָ בֶּאֱמֶת</text:span><text:span text:style-name="T348"><text:s/>הָאֵל</text:span><text:span text:style-name="T349"><text:s/>יְשׁוּעָתֵֽנוּ וְעֶזְרָתֵֽנוּ סֶֽלָה. בָּרוּךְ אַתָּה</text:span><text:span text:style-name="T350"><text:s/>יְיָ</text:span><text:span text:style-name="T351"><text:s/>הַטּוֹב שִׁמְךָ</text:span><text:span text:style-name="T352"><text:s/>וּלְךָ נָאֶה לְהוֹדוֹת.</text:span></text:p>
      <text:p text:style-name="P353"><text:span text:style-name="T354">שָׁלוֹם רָב עַל יִשְׂרָאֵל עַמְּךָ תָּשִׂים לְעוֹלָם</text:span><text:span text:style-name="T355"><text:s/>כִּי אַתָּה הוּא מֶֽלֶךְ אָדוֹן לְכׇל הַשָּׁלוֹם</text:span><text:span text:style-name="T356"><text:s/>וְטוֹב בְ</text:span><text:span text:style-name="T357">ּעֵינֶֽיךָ לְבָרֵךְ אֶת עַמְּךָ יִשְׂרָאֵל בְּכׇל עֵת וּבְכׇל שָׁעָה בִּשְׁלוֹמֶֽךָ. בָּרוּךְ אַתָּה</text:span><text:span text:style-name="T358"><text:s/>יְיָ</text:span><text:span text:style-name="T359"><text:s/>הַמְבָרֵךְ אֶת עַמּוֹ יִשְׂרָאֵל בַּשָּׁלוֹם.</text:span></text:p>
      <text:p text:style-name="P360"><text:span text:style-name="T361">אֱלֹהַי</text:span><text:span text:style-name="T362"><text:s/>נְצוֹר לְשׁוֹנִי מֵרָע</text:span><text:span text:style-name="T363"><text:s/>וּשְׂפָתַי מִדַּבֵּר מִרְמָה</text:span><text:span text:style-name="T364"><text:s/>וְלִמְקַלְלַי נַפְשִׁי תִדּוֹם</text:span><text:span text:style-name="T365"><text:s/>וְנַפְש</text:span><text:span text:style-name="T366">ִׁי כֶּעָפָר לַכֹּל תִּהְיֶה. פְּתַח לִבִּי בְּתוֹרָתֶֽךָ</text:span><text:span text:style-name="T367"><text:s/>וּבְמִצְוֺתֶֽיךָ תִּרְדּוֹף נַפְשִׁי</text:span><text:span text:style-name="T368">.</text:span><text:span text:style-name="T369"><text:s/>וְכֹל הַחוֹשְׁבִים עָלַי רָעָה</text:span><text:span text:style-name="T370"><text:s/>מְהֵרָה הָפֵר עֲצָתָם וְקַלְקֵל מַחֲשַׁבְתָּם. עֲשֵׂה לְמַֽעַן שְׁמֶֽךָ</text:span><text:span text:style-name="T371"><text:s/>עֲשֵׂה לְמַֽעַן יְמִינֶֽךָ</text:span><text:span text:style-name="T372"><text:s/>עֲשֵׂה לְמַֽעַן קְדֻשָּׁתֶ</text:span><text:span text:style-name="T373">ֽךָ</text:span><text:span text:style-name="T374"><text:s/>עֲשֵׂה לְמַֽעַן תּוֹרָתֶֽךָ. לְמַֽעַן יֵחָלְצוּן יְדִידֶֽיךָ</text:span><text:span text:style-name="T375"><text:s/>הוֹשִֽׁיעָה יְמִינְךָ וַעֲנֵֽנִי. יִהְיוּ לְרָצוֹן אִמְרֵי פִי וְהֶגְיוֹן לִבִּי לְפָנֶֽיךָ</text:span><text:span text:style-name="T376"><text:s/>יְיָ</text:span><text:span text:style-name="T377"><text:s/>צוּרִי וְגֹאֲלִי. עֹשֶׂה שָׁלוֹם בִּמְרוֹמָיו</text:span><text:span text:style-name="T378"><text:s/>הוּא יַעֲשֶׂה שָׁלוֹם עָלֵֽינוּ וְעַל כׇּל־</text:span><text:span text:style-name="T379">יִשְׂרָאֵל</text:span><text:span text:style-name="T380"><text:s/>וְאִמְרוּ אָמֵן. יְהִי רָצוֹן מִלְּפָנֶֽיךָ</text:span><text:span text:style-name="T381"><text:s/>יְיָ אֱלֹהֵֽינוּ וֵאלֹהֵי אֲבוֹתֵֽינוּ</text:span><text:span text:style-name="T382"><text:s/>שֶׁיִּבָּנֶה בֵּית הַמִּקְדָּשׁ בִּמְהֵרָה בְיָמֵֽינוּ</text:span><text:span text:style-name="T383"><text:s/>וְתֵן חֶלְקֵֽנוּ בְּתוֹרָתֶֽךָ. וְשָׁם נַעֲבׇדְךָ בְּיִרְאָה</text:span><text:span text:style-name="T384"><text:s/>כִּימֵי עוֹלָם וּכְשָׁנִים קַדְמוֹנִיּוֹת</text:span><text:span text:style-name="T385">. וְעָרְבָה לַייָ מִנְחַת יְהוּדָה וִירוּשָׁלָֽיִם</text:span><text:span text:style-name="T386"><text:s/>כִּימֵי עוֹלָם וּכְשָׁנִים קַדְמוֹנִיּוֹת.</text:span></text:p>
      <text:p text:style-name="P387"><text:span text:style-name="T388">צִדְקָתְךָ צֶֽדֶק לְעוֹלָם</text:span><text:span text:style-name="T389"><text:s/>וְתוֹרָתְךָ אֱמֶת. וְצִדְקָתְךָ אֱלֹהִים עַד מָרוֹם</text:span><text:span text:style-name="T390"><text:s/>אֲשֶׁר עָשִֽׂיתָ גְדֹלוֹת</text:span><text:span text:style-name="T391">.</text:span><text:span text:style-name="T392"><text:s/>אֱלֹהִים</text:span><text:span text:style-name="T393"><text:s/>מִי כָמֽוֹךָ. צִדְקָתְךָ כְּהַרְרֵי אֵל</text:span><text:span text:style-name="T394"><text:s/>מִ</text:span><text:span text:style-name="T395">שְׁפָּטֶֽיךָ תְּהוֹם רַבָּה</text:span><text:span text:style-name="T396">.</text:span><text:span text:style-name="T397"><text:s/>אָדָם וּבְהֵמָה תוֹשִֽׁיעַ</text:span><text:span text:style-name="T398"><text:s/>יְיָ.</text:span><text:span text:style-name="T399"><text:s/>Kaddish Shalem ,Aleinu, and Mourner’s Kaddish are said here<text:s/></text:span></text:p>
      <text:p text:style-name="P400"/>
      <text:p text:style-name="P401"><text:span text:style-name="T402">בָּרְכוּ אֶת יְיָ הַמְבֹרָךְ. בָּרוּךְ יְיָ הַמְבֹרָךְ לְעוֹלָם וָעֶד.</text:span></text:p>
      <text:p text:style-name="P403"><text:span text:style-name="T404">בָּרוּךְ אַתָּה</text:span><text:span text:style-name="T405"><text:s/>יְיָ אֱלֹהֵֽינוּ</text:span><text:span text:style-name="T406"><text:s/>מֶֽלֶךְ הָעוֹלָם</text:span><text:span text:style-name="T407"><text:s/>אֲשֶׁר בִּדְבָרוֹ מַעֲרִיב עֲרָבִים. בְּחׇכְמָה פּוֹתֵֽחַ שְׁעָרִים</text:span><text:span text:style-name="T408"><text:s/></text:span><text:span text:style-name="T409">וּבִתְבוּנָה מְשַׁנֶּה עִתִּים</text:span><text:span text:style-name="T410"><text:s/>וּמַחֲלִיף אֶת הַזְּמַנִּים</text:span><text:span text:style-name="T411"><text:s/>וּמְסַדֵּר אֶת הַכּוֹכָבִים בְּמִשְׁמְרוֹתֵיהֶם בָּרָקִֽיעַ כִּרְצוֹנוֹ. בּוֹרֵא יוֹם וָלָֽיְלָה</text:span><text:span text:style-name="T412"><text:s/>גּוֹלֵל אוֹר מִפְּנֵי חֽשֶׁךְ</text:span><text:span text:style-name="T413"><text:s/>וְחֽשֶׁךְ מִפְּנֵי אוֹר</text:span><text:span text:style-name="T414"><text:s/>וּמַעֲבִיר יוֹם וּמֵֽבִיא לָֽיְלָה</text:span><text:span text:style-name="T415"><text:s/>וּמַב</text:span><text:span text:style-name="T416">ְדִּיל בֵּין יוֹם וּבֵין לָֽיְלָה</text:span><text:span text:style-name="T417"><text:s/>יְיָ צְבָאוֹת שְׁמוֹ. אֵל חַי וְקַיָּם</text:span><text:span text:style-name="T418"><text:s/>תָּמִיד יִמְלֹךְ עָלֵֽינוּ</text:span><text:span text:style-name="T419"><text:s/>לְעוֹלָם וָעֶד. בָּרוּךְ אַתָּה</text:span><text:span text:style-name="T420"><text:s/>יְיָ</text:span><text:span text:style-name="T421"><text:s/>הַמַּעֲרִיב עֲרָבִים.</text:span></text:p>
      <text:p text:style-name="P422"><text:span text:style-name="T423">אַהֲבַת עוֹלָם בֵּית יִשְׂרָאֵל עַמְּךָ אָהָֽבְתָּ</text:span><text:span text:style-name="T424">.</text:span><text:span text:style-name="T425"><text:s/>תּוֹרָה וּמִצְוֺת</text:span><text:span text:style-name="T426"><text:s/>חֻקִּים וּמִשְׁפָּטִי</text:span><text:span text:style-name="T427">ם</text:span><text:span text:style-name="T428"><text:s/>אוֹתָֽנוּ לִמַּֽדְתָּ</text:span><text:span text:style-name="T429">.</text:span><text:span text:style-name="T430"><text:s/>עַל כֵּן</text:span><text:span text:style-name="T431"><text:s/>יְיָ אֱלֹהֵֽינוּ</text:span><text:span text:style-name="T432"><text:s/>בְּשׇׁכְבֵּֽנוּ וּבְקוּמֵֽנוּ נָשִֽׂיחַ בְּחֻקֶּֽיךָ</text:span><text:span text:style-name="T433"><text:s/>וְנִשְׂמַח בְּדִבְרֵי תוֹרָתְךָ וּבְמִצְוֺתֶֽיךָ לְעוֹלָם וָעֶד. כִּי הֵם חַיֵּֽינוּ וְאֹֽרֶךְ יָמֵֽינוּ</text:span><text:span text:style-name="T434"><text:s/>וּבָהֶם נֶהְגֶּה יוֹמָם וָלָֽיְלָה. (ש"ץ)<text:s/></text:span><text:span text:style-name="T435">וְאַהֲבָתְךָ אַל תָּסִיר מִמֶּֽנּוּ לְעוֹלָמִים. בָּרוּךְ אַתָּה</text:span><text:span text:style-name="T436"><text:s/>יְיָ</text:span><text:span text:style-name="T437"><text:s/>אוֹהֵב עַמּוֹ יִשְׂרָאֵל.</text:span></text:p>
      <text:p text:style-name="P438"><text:span text:style-name="T439">שְׁמַע יִשְׂרָאֵל</text:span><text:span text:style-name="T440"><text:s/>יְיָ אֱלֹהֵינוּ</text:span><text:span text:style-name="T441"><text:s/>יְיָ אֶחָד. בָּרוּךְ שֵׁם כְּבוֹד מַלְכוּתוֹ לְעוֹלָם וָעֶד.</text:span></text:p>
      <text:p text:style-name="P442"><text:span text:style-name="T443">וְאָהַבְתָּ אֵת יְיָ אֱלֹהֶֽיךָ בְּכׇל לְבָבְךָ וּבְכׇל נַפְש</text:span><text:span text:style-name="T444">ְׁךָ וּבְכׇל מְאֹדֶֽךָ. וְהָיוּ הַדְּבָרִים הָאֵֽלֶּה</text:span><text:span text:style-name="T445"><text:s/>אֲשֶׁר אָנֹכִי מְצַוְּךָ הַיּוֹם</text:span><text:span text:style-name="T446"><text:s/>עַל לְבָבֶֽךָ. וְשִׁנַּנְתָּם לְבָנֶֽיךָ וְדִבַּרְתָּ בָּם</text:span><text:span text:style-name="T447"><text:s/>בְּשִׁבְתְּךָ בְּבֵיתֶֽךָ</text:span><text:span text:style-name="T448"><text:s/>וּבְלֶכְתְּךָ בַדֶּֽרֶךְ</text:span><text:span text:style-name="T449"><text:s/>וּבְשׇׁכְבְּךָ וּבְקוּמֶֽךָ. וּקְשַׁרְתָּם לְאוֹת עַל<text:s/></text:span><text:span text:style-name="T450">יָדֶֽךָ</text:span><text:span text:style-name="T451"><text:s/>וְהָיוּ לְטֹטָפֹת בֵּין עֵינֶֽיךָ. וּכְתַבְתָּם עַל מְזֻזוֹת בֵּיתֶֽךָ וּבִשְׁעָרֶֽיךָ.</text:span></text:p>
      <text:p text:style-name="P452"><text:span text:style-name="T453">וְהָיָה אִם שָׁמֹֽעַ תִּשְׁמְעוּ אֶל מִצְוֺתַי</text:span><text:span text:style-name="T454"><text:s/>אֲשֶׁר אָנֹכִי מְצַוֶּה אֶתְכֶם הַיּוֹם</text:span><text:span text:style-name="T455"><text:s/>לְאַהֲבָה אֶת יְיָ אֱלֹהֵיכֶם וּלְעׇבְדוֹ בְּכׇל לְבַבְכֶם וּבְכׇל נַפ</text:span><text:span text:style-name="T456">ְשְׁכֶם. וְנָתַתִּי מְטַר אַרְצְכֶם בְּעִתּוֹ</text:span><text:span text:style-name="T457"><text:s/>יוֹרֶה וּמַלְקוֹשׁ</text:span><text:span text:style-name="T458">.</text:span><text:span text:style-name="T459"><text:s/>וְאָסַפְתָּ דְגָנֶֽךָ</text:span><text:span text:style-name="T460"><text:s/>וְתִירֹשְׁךָ וְיִצְהָרֶֽךָ. וְנָתַתִּי עֵֽשֶׂב בְּשָׂדְךָ לִבְהֶמְתֶּֽךָ</text:span><text:span text:style-name="T461">.</text:span><text:span text:style-name="T462"><text:s/>וְאָכַלְתָּ וְשָׂבָֽעְתָּ. הִשָּֽמְרוּ לָכֶם פֶּן יִפְתֶּה לְבַבְכֶם</text:span><text:span text:style-name="T463"><text:s/>וְסַרְתֶּם וַעֲבַדְתֶּ</text:span><text:span text:style-name="T464">ם אֱלֹהִים אֲחֵרִים</text:span><text:span text:style-name="T465"><text:s/>וְהִשְׁתַּחֲוִיתֶם לָהֶם. וְחָרָה אַף יְיָ בָּכֶם</text:span><text:span text:style-name="T466"><text:s/>וְעָצַר אֶת הַשָּׁמַֽיִם וְלֹא יִהְיֶה מָטָר</text:span><text:span text:style-name="T467"><text:s/>וְהָאֲדָמָה לֹא תִתֵּן אֶת יְבוּלָהּ</text:span><text:span text:style-name="T468">.</text:span><text:span text:style-name="T469"><text:s/>וַאֲבַדְתֶּם מְהֵרָה מֵעַל הָאָֽרֶץ הַטֹּבָה אֲשֶׁר יְיָ נֹתֵן לָכֶם. וְשַׂמְתֶּם אֶת דְּבָרַי אֵֽלֶ</text:span><text:span text:style-name="T470">ּה עַל לְבַבְכֶם וְעַל נַפְשְׁכֶם</text:span><text:span text:style-name="T471">.</text:span><text:span text:style-name="T472"><text:s/>וּקְשַׁרְתֶּם אֹתָם לְאוֹת עַל יֶדְכֶם</text:span><text:span text:style-name="T473"><text:s/>וְהָיוּ לְטוֹטָפֹת בֵּין עֵינֵיכֶם. וְלִמַּדְתֶּם אֹתָם אֶת בְּנֵיכֶם לְדַבֵּר בָּם</text:span><text:span text:style-name="T474"><text:s/>בְּשִׁבְתְּךָ בְּבֵיתֶֽךָ</text:span><text:span text:style-name="T475"><text:s/>וּבְלֶכְתְּךָ בַדֶּֽרֶךְ</text:span><text:span text:style-name="T476"><text:s/>וּבְשׇׁכְבְּךָ וּבְקוּמֶֽךָ. וּכְתַבְתָּם ע</text:span><text:span text:style-name="T477">ַל מְזוּזוֹת בֵּיתֶֽךָ וּבִשְׁעָרֶֽיךָ. לְמַֽעַן יִרְבּוּ יְמֵיכֶם וִימֵי בְנֵיכֶם</text:span><text:span text:style-name="T478"><text:s/>עַל הָאֲדָמָה אֲשֶׁר נִשְׁבַּע יְיָ לַאֲבֹתֵיכֶם לָתֵת לָהֶם</text:span><text:span text:style-name="T479"><text:s/>כִּימֵי הַשָּׁמַֽיִם עַל הָאָֽרֶץ.</text:span></text:p>
      <text:p text:style-name="P480"><text:span text:style-name="T481">וַיֹּֽאמֶר יְיָ אֶל מֹשֶׁה לֵּאמֹר: דַּבֵּר אֶל בְּנֵי יִשְׂרָאֵל וְאָמַרְת</text:span><text:span text:style-name="T482">ָּ אֲלֵהֶם</text:span><text:span text:style-name="T483"><text:s/>וְעָשׂוּ לָהֶם צִיצִת עַל כַּנְפֵי בִגְדֵיהֶם לְדֹרֹתָם</text:span><text:span text:style-name="T484">.</text:span><text:span text:style-name="T485"><text:s/>וְנָתְנוּ עַל צִיצִת הַכָּנָף פְּתִיל תְּכֵֽלֶת. וְהָיָה לָכֶם לְצִיצִת</text:span><text:span text:style-name="T486"><text:s/>וּרְאִיתֶם אֹתוֹ</text:span><text:span text:style-name="T487"><text:s/>וּזְכַרְתֶּם אֶת כׇּל־מִצְוֺת יְיָ</text:span><text:span text:style-name="T488"><text:s/>וַעֲשִׂיתֶם אֹתָם</text:span><text:span text:style-name="T489">.</text:span><text:span text:style-name="T490"><text:s/>וְלֹא תָתֽוּרוּ אַחֲרֵי לְבַבְכֶם וְאַחֲר</text:span><text:span text:style-name="T491">ֵי עֵינֵיכֶם</text:span><text:span text:style-name="T492"><text:s/>אֲשֶׁר אַתֶּם זֹנִים אַחֲרֵיהֶם. לְמַֽעַן תִּזְכְּרוּ וַעֲשִׂיתֶם אֶת כׇּל־מִצְוֺתָי</text:span><text:span text:style-name="T493">.</text:span><text:span text:style-name="T494"><text:s/>וִהְיִיתֶם קְדֹשִׁים לֵאלֹהֵיכֶם. אֲנִי יְיָ אֱלֹהֵיכֶם</text:span><text:span text:style-name="T495"><text:s/>אֲשֶׁר הוֹצֵֽאתִי אֶתְכֶם מֵאֶֽרֶץ מִצְרַֽיִם לִהְיוֹת לָכֶם לֵאלֹהִים</text:span><text:span text:style-name="T496">.</text:span><text:span text:style-name="T497"><text:s/>אֲנִי <text:s/>יְיָ אֱלֹהֵיכֶם</text:span></text:p>
      <text:p text:style-name="P498"><text:span text:style-name="T499">אֱמֶת וֶאֱמוּנָה כׇּל זֹאת</text:span><text:span text:style-name="T500"><text:s/>וְקַיָּם עָלֵֽינוּ כִּי הוּא יְיָ אֱלֹהֵֽינוּ וְאֵין זוּלָתוֹ</text:span><text:span text:style-name="T501"><text:s/>וַאֲנַֽחְנוּ יִשְׂרָאֵל עַמּוֹ. הַפּוֹדֵֽנוּ מִיַּד מְלָכִים</text:span><text:span text:style-name="T502"><text:s/>מַלְכֵּֽנוּ הַגּוֹאֲלֵֽנוּ מִכַּף כׇּל הֶעָרִיצִים</text:span><text:span text:style-name="T503">.</text:span><text:span text:style-name="T504"><text:s/>הָאֵל הַנִּפְרָע לָֽנוּ מִצָּרֵֽינוּ</text:span><text:span text:style-name="T505"><text:s/>וְהַמְשַׁלֵּם</text:span><text:span text:style-name="T506"><text:s/>גְּמוּל לְכׇל אֹיְבֵי נַפְשֵֽׁנוּ</text:span><text:span text:style-name="T507">.</text:span><text:span text:style-name="T508"><text:s/>הָעֹשֶׂה גְדֹלוֹת עַד אֵין חֵֽקֶר</text:span><text:span text:style-name="T509"><text:s/>וְנִפְלָאוֹת עַד אֵין מִסְפָּר</text:span><text:span text:style-name="T510">.</text:span><text:span text:style-name="T511"><text:s/>הַשָּׂם נַפְשֵֽׁנוּ בַּחַיִּים</text:span><text:span text:style-name="T512"><text:s/>וְלֹא נָתַן לַמּוֹט רַגְלֵֽנוּ</text:span><text:span text:style-name="T513">.</text:span><text:span text:style-name="T514"><text:s/>הַמַּדְרִיכֵֽנוּ עַל בָּמוֹת אֹיְבֵֽינוּ</text:span><text:span text:style-name="T515"><text:s/>וַיָּֽרֶם קַרְנֵֽנוּ עַל כׇּל שׂוֹנְאֵֽינוּ</text:span><text:span text:style-name="T516">.</text:span><text:span text:style-name="T517"><text:s/>הָ</text:span><text:span text:style-name="T518">עֹֽשֶׂה לָּֽנוּ נִסִּים וּנְקָמָה בְּפַרְעֹה</text:span><text:span text:style-name="T519"><text:s/>אוֹתוֹת וּמוֹפְתִים בְּאַדְמַת בְּנֵי חָם</text:span><text:span text:style-name="T520">.</text:span><text:span text:style-name="T521"><text:s/>הַמַּכֶּה בְעֶבְרָתוֹ כׇּל בְּכוֹרֵי מִצְרָֽיִם</text:span><text:span text:style-name="T522"><text:s/>וַיּוֹצֵא אֶת עַמּוֹ יִשְׂרָאֵל מִתּוֹכָם לְחֵרוּת עוֹלָם. הַמַּעֲבִיר בָּנָיו בֵּין גִּזְרֵי יַם סוּף</text:span><text:span text:style-name="T523">.</text:span><text:span text:style-name="T524"><text:s/>אֶת רוֹדְפֵיהֶ</text:span><text:span text:style-name="T525">ם וְאֶת שׂוֹנְאֵיהֶם בִּתְהוֹמוֹת טִבַּע. וְרָאוּ בָנָיו גְּבוּרָתוֹ</text:span><text:span text:style-name="T526">.</text:span><text:span text:style-name="T527"><text:s/>שִׁבְּחוּ וְהוֹדוּ לִשְׁמוֹ</text:span><text:span text:style-name="T528"><text:s/>וּמַלְכוּתוֹ בְרָצוֹן קִבְּלוּ עֲלֵיהֶם.משֶׁה וּבְנֵי יִשְׂרָאֵל לְךָ עָנוּ שִׁירָה בְּשִׂמְחָה רַבָּה</text:span><text:span text:style-name="T529"><text:s/>וְאָמְרוּ כֻלָּם:</text:span></text:p>
      <text:p text:style-name="P530"><text:span text:style-name="T531">מִי כָמֹֽכָה בָּאֵלִם</text:span><text:span text:style-name="T532"><text:s/>יְיָ</text:span><text:span text:style-name="T533">.</text:span><text:span text:style-name="T534"><text:s/>מִי כָ</text:span><text:span text:style-name="T535">ּמֹֽכָה נֶאְדָּר בַּקֹּֽדֶשׁ</text:span><text:span text:style-name="T536"><text:s/>נוֹרָא תְהִלֹּת</text:span><text:span text:style-name="T537"><text:s/>עֹֽשֵׂה פֶֽלֶא. מַלְכוּתְךָ רָאוּ בָנֶֽיךָ</text:span><text:span text:style-name="T538"><text:s/>בּוֹקֵֽעַ יָם לִפְנֵי משֶׁה</text:span><text:span text:style-name="T539">.</text:span><text:span text:style-name="T540"><text:s/>זֶה אֵלִי עָנוּ וְאָמְרוּ: יְיָ יִמְלֹךְ לְעֹלָם וָעֶד. וְנֶאֱמַר: כִּי פָדָה יְיָ אֶת יַעֲקֹב</text:span><text:span text:style-name="T541"><text:s/>וּגְאָלוֹ מִיַּד חָזָק מִמֶּֽנּוּ. בָּרו</text:span><text:span text:style-name="T542">ּךְ אַתָּה</text:span><text:span text:style-name="T543"><text:s/>יְיָ</text:span><text:span text:style-name="T544"><text:s/>גָּאַל יִשְׂרָאֵל.<text:s/></text:span></text:p>
      <text:p text:style-name="P545"><text:span text:style-name="T546">הַשְׁכִּיבֵֽנוּ</text:span><text:span text:style-name="T547"><text:s/>יְיָ אֱלֹהֵֽינוּ</text:span><text:span text:style-name="T548"><text:s/>לְשָׁלוֹם</text:span><text:span text:style-name="T549">.</text:span><text:span text:style-name="T550"><text:s/>וְהַעֲמִידֵֽנוּ</text:span><text:span text:style-name="T551"><text:s/>מַלְכֵּֽנוּ</text:span><text:span text:style-name="T552"><text:s/>לְחַיִּים</text:span><text:span text:style-name="T553">.</text:span><text:span text:style-name="T554"><text:s/>וּפְרוֹשׂ עָלֵֽינוּ סֻכַּת שְׁלוֹמֶֽךָ</text:span><text:span text:style-name="T555"><text:s/>וְתַקְּנֵֽנוּ בְּעֵצָה טוֹבָה מִלְּפָנֶֽיךָ</text:span><text:span text:style-name="T556"><text:s/>וְהוֹשִׁיעֵֽנוּ לְמַֽעַן שְׁמֶֽךָ</text:span><text:span text:style-name="T557">.</text:span><text:span text:style-name="T558"><text:s/>וְהָגֵן בַּ</text:span><text:span text:style-name="T559">עֲדֵֽנוּ</text:span><text:span text:style-name="T560"><text:s/>וְהָסֵר מֵעָלֵֽינוּ אוֹיֵב</text:span><text:span text:style-name="T561"><text:s/>דֶּֽבֶר וְחֶֽרֶב וְרָעָב וְיָגוֹן</text:span><text:span text:style-name="T562">.</text:span><text:span text:style-name="T563"><text:s/>וְהָסֵר שָׂטָן מִלְּפָנֵֽינוּ וּמֵאַחֲרֵֽינוּ</text:span><text:span text:style-name="T564"><text:s/>וּבְצֵל כְּנָפֶֽיךָ תַּסְתִּירֵֽנוּ</text:span><text:span text:style-name="T565">.</text:span><text:span text:style-name="T566"><text:s/>כִּי אֵל שׁוֹמְרֵֽנוּ וּמַצִּילֵֽנוּ אָֽתָּה</text:span><text:span text:style-name="T567"><text:s/>כִּי אֵל מֶֽלֶךְ חַנּוּן וְרַחוּם אָֽתָּה. (ש"ץ) וּשְ</text:span><text:span text:style-name="T568">ׁמוֹר צֵאתֵֽנוּ וּבוֹאֵֽנוּ לְחַיִּים וּלְשָׁלוֹם</text:span><text:span text:style-name="T569"><text:s/>מֵעַתָּה וְעַד עוֹלָם. בָּרוּךְ אַתָּה</text:span><text:span text:style-name="T570"><text:s/>יְיָ</text:span><text:span text:style-name="T571"><text:s/>שׁוֹמֵר עַמּוֹ יִשְׂרָאֵל לָעַד.</text:span></text:p>
      <text:p text:style-name="P572"><text:span text:style-name="T573">אַתָּה חוֹנֵן לְאָדָם דַּֽעַת</text:span><text:span text:style-name="T574"><text:s/>וּמְלַמֵּד לֶאֱנוֹשׁ בִּינָה.<text:s/></text:span><text:span text:style-name="T575">)</text:span><text:span text:style-name="T576">אַתָּה חוֹנַנְתָּֽנוּ מַדַּע תּוֹרָתֶֽךָ</text:span><text:span text:style-name="T577"><text:s/>וַתְּלַמְּדֵֽנוּ לַעֲשׂ</text:span><text:span text:style-name="T578">וֹת חֻקֵּי רְצוֹנֶֽךָ</text:span><text:span text:style-name="T579">.</text:span><text:span text:style-name="T580"><text:s/>וַתַּבְדֵּל</text:span><text:span text:style-name="T581"><text:s/>יְיָ אֱלֹהֵֽינוּ</text:span><text:span text:style-name="T582"><text:s/>בֵּין קֹֽדֶשׁ לְחֹל</text:span><text:span text:style-name="T583"><text:s/>בֵּין אוֹר לְחֽשֶׁךְ</text:span><text:span text:style-name="T584"><text:s/>בֵּין יִשְׂרָאֵל לָעַמִּים</text:span><text:span text:style-name="T585"><text:s/>בֵּין יוֹם הַשְּׁבִיעִי לְשֵֽׁשֶׁת יְמֵי הַמַּעֲשֶׂה. אָבִֽינוּ מַלְכֵּֽנוּ</text:span><text:span text:style-name="T586"><text:s/>הָחֵל עָלֵֽינוּ הַיָּמִים הַבָּאִים לִקְרָאתֵֽנוּ לְשָ</text:span><text:span text:style-name="T587">ׁלוֹם</text:span><text:span text:style-name="T588"><text:s/>חֲשׂוּכִים מִכׇל חֵטְא</text:span><text:span text:style-name="T589"><text:s/>וּמְנֻקִּים מִכׇל עָוֺן</text:span><text:span text:style-name="T590"><text:s/>וּמְדֻבָּקִים בְּיִרְאָתֶֽךָ וְ</text:span><text:span text:style-name="T591">(</text:span><text:span text:style-name="T592">חׇנֵּֽנוּ מֵאִתְּךָ דֵּעָה</text:span><text:span text:style-name="T593"><text:s/>בִּינָה וְהַשְׁכֵּל. בָּרוּךְ אַתָּה</text:span><text:span text:style-name="T594"><text:s/>יְיָ</text:span><text:span text:style-name="T595"><text:s/>חוֹנֵן הַדָּֽעַת.</text:span></text:p>
      <text:p text:style-name="P596"><text:span text:style-name="T597">הֲשִׁיבֵֽנוּ אָבִֽינוּ לְתוֹרָתֶֽךָ</text:span><text:span text:style-name="T598"><text:s/>וְקָרְבֵֽנוּ מַלְכֵּֽנוּ לַעֲבוֹדָתֶֽךָ</text:span><text:span text:style-name="T599"><text:s/>ו</text:span><text:span text:style-name="T600">ְהַחֲזִירֵֽנוּ בִּתְשׁוּבָה שְׁלֵמָה לְפָנֶֽיךָ. בָּרוּךְ אַתָּה</text:span><text:span text:style-name="T601"><text:s/>יְיָ</text:span><text:span text:style-name="T602"><text:s/>הָרוֹצֶה בִּתְשׁוּבָה.</text:span></text:p>
      <text:p text:style-name="P603"><text:span text:style-name="T604">סְלַח לָֽנוּ אָבִֽינוּ כִּי חָטָֽאנוּ</text:span><text:span text:style-name="T605"><text:s/>מְחַל לָֽנוּ מַלְכֵּֽנוּ כִּי פָשָֽׁעְנוּ</text:span><text:span text:style-name="T606"><text:s/>כִּי מוֹחֵל וְסוֹלֵֽחַ אָֽתָּה. בָּרוּךְ אַתָּה</text:span><text:span text:style-name="T607"><text:s/>יְיָ</text:span><text:span text:style-name="T608"><text:s/>חַנּוּן הַמַּרְבֶּה לִסְ</text:span><text:span text:style-name="T609">לֽוֹחַ.</text:span></text:p>
      <text:p text:style-name="P610"><text:span text:style-name="T611">רְאֵה נָא בְעׇנְיֵֽנוּ וְרִיבָה רִיבֵֽנוּ</text:span><text:span text:style-name="T612"><text:s/>וּגְאָלֵֽנוּ מְהֵרָה לְמַֽעַן שְׁמֶֽךָ</text:span><text:span text:style-name="T613"><text:s/>כִּי גּוֹאֵל חָזָק אָֽתָּה. בָּרוּךְ אַתָּה</text:span><text:span text:style-name="T614"><text:s/>יְיָ</text:span><text:span text:style-name="T615"><text:s/>גּוֹאֵל יִשְׂרָאֵל.</text:span></text:p>
      <text:p text:style-name="P616"><text:span text:style-name="T617">רְפָאֵֽנוּ יְיָ וְנֵרָפֵא</text:span><text:span text:style-name="T618"><text:s/>הוֹשִׁיעֵֽנוּ וְנִוָּשֵֽׁעָה</text:span><text:span text:style-name="T619"><text:s/>כִּי תְהִלָּתֵֽנוּ אָֽתָּה</text:span><text:span text:style-name="T620">.</text:span><text:span text:style-name="T621"><text:s/>וְהַעֲלֵה</text:span><text:span text:style-name="T622"><text:s/>רְפוּאָה שְׁלֵמָה לְכׇל מַכּוֹתֵֽינוּ</text:span><text:span text:style-name="T623"><text:s/>כִּי אֵל מֶֽלֶךְ רוֹפֵא נֶאֱמָן וְרַחֲמָן אָֽתָּה. בָּרוּךְ אַתָּה</text:span><text:span text:style-name="T624"><text:s/>יְיָ</text:span><text:span text:style-name="T625"><text:s/>רוֹפֵא חוֹלֵי עַמּוֹ יִשְׂרָאֵל.</text:span></text:p>
      <text:p text:style-name="P626"><text:span text:style-name="T627">בָּרֵךְ עָלֵֽינוּ</text:span><text:span text:style-name="T628"><text:s/>יְיָ אֱלֹהֵֽינוּ</text:span><text:span text:style-name="T629"><text:s/>אֶת הַשָּׁנָה הַזֹּאת וְאֶת כָּל מִינֵי תְבוּאָתָהּ לְטוֹבָה</text:span><text:span text:style-name="T630"><text:s/>בקיץ:‏ וְת</text:span><text:span text:style-name="T631">ֵן בְּרָכָה בחורף:‏ וְתֵן טַל וּמָטָר לִבְרָכָה עַל פְּנֵי הָאֲדָמָה</text:span><text:span text:style-name="T632"><text:s/>וְשַׂבְּעֵֽנוּ מִטּוּבָהּ</text:span><text:span text:style-name="T633">‏ וּבָרֵךְ שְׁנָתֵֽנוּ כַּשָּׁנִים הַטּוֹבוֹת. בָּרוּךְ אַתָּה</text:span><text:span text:style-name="T634"><text:s/>יְיָ</text:span><text:span text:style-name="T635"><text:s/>מְבָרֵךְ הַשָּׁנִים.</text:span></text:p>
      <text:p text:style-name="P636"><text:span text:style-name="T637">תְּקַע בְּשׁוֹפָר גָּדוֹל לְחֵרוּתֵֽנוּ</text:span><text:span text:style-name="T638"><text:s/>וְשָׂא נֵס לְקַבֵּץ גָּלֻיּו</text:span><text:span text:style-name="T639">ֹתֵֽינוּ</text:span><text:span text:style-name="T640"><text:s/>וְקַבְּצֵֽנוּ יַֽחַד מְהֵרָה מֵאַרְבַּע כַּנְפוֹת הָאָֽרֶץ. בָּרוּךְ אַתָּה</text:span><text:span text:style-name="T641"><text:s/>יְיָ</text:span><text:span text:style-name="T642"><text:s/>מְקַבֵּץ נִדְחֵי עַמּוֹ יִשְׂרָאֵל.</text:span></text:p>
      <text:p text:style-name="P643"><text:span text:style-name="T644">הָשִֽׁיבָה שׁוֹפְטֵֽינוּ כְּבָרִאשׁוֹנָה</text:span><text:span text:style-name="T645"><text:s/>וְיוֹעֲצֵֽינוּ כְּבַתְּחִלָּה</text:span><text:span text:style-name="T646">.</text:span><text:span text:style-name="T647"><text:s/>וְהָסֵר מִמֶּֽנּוּ יָגוֹן וַאֲנָחָה</text:span><text:span text:style-name="T648">.</text:span><text:span text:style-name="T649"><text:s/>וּמְלוֹךְ<text:s/></text:span><text:span text:style-name="T650">עָלֵֽינוּ</text:span><text:span text:style-name="T651"><text:s/>אַתָּה יְיָ לְבַדְּךָ</text:span><text:span text:style-name="T652"><text:s/>בְּחֶֽסֶד וּבְרַחֲמִים</text:span><text:span text:style-name="T653"><text:s/>וְצַדְּקֵֽנוּ בַּמִּשְׁפָּט. בָּרוּךְ אַתָּה</text:span><text:span text:style-name="T654"><text:s/>יְיָ</text:span><text:span text:style-name="T655"><text:s/>מֶֽלֶךְ אוֹהֵב צְדָקָה וּמִשְׁפָּט.</text:span></text:p>
      <text:p text:style-name="P656"><text:span text:style-name="T657">וְלַמַּלְשִׁינִים אַל תְּהִי תִקְוָה</text:span><text:span text:style-name="T658"><text:s/>וְכׇל הָרִשְׁעָה כְּרֶֽגַע תֺּאבֵד</text:span><text:span text:style-name="T659"><text:s/>וְכָל אֹיְבֶֽיךָ מְהֵרָה יִכָּרֵֽתוּ</text:span><text:span text:style-name="T660">.</text:span><text:span text:style-name="T661"><text:s/>וְהַזֵּדִים מְהֵרָה תְעַקֵּר וּתְשַׁבֵּר</text:span><text:span text:style-name="T662"><text:s/>וּתְמַגֵּר וְתַכְנִֽיעַ בִּמְהֵרָה בְיָמֵֽינוּ. בָּרוּךְ אַתָּה</text:span><text:span text:style-name="T663"><text:s/>יְיָ</text:span><text:span text:style-name="T664"><text:s/>שׁוֹבֵר אֹיְבִים וּמַכְנִֽיעַ זֵדִים.</text:span></text:p>
      <text:p text:style-name="P665"><text:span text:style-name="T666">עַל הַצַּדִּיקִים וְעַל הַחֲסִידִים</text:span><text:span text:style-name="T667"><text:s/>וְעַל זִקְנֵי עַמְּךָ בֵּית יִשְׂרָאֵל וְעַל פְּלֵיטַת סוֹפְרֵיהֶם</text:span><text:span text:style-name="T668"><text:s/>וְעַל גֵּרֵי הַצֶּֽדֶק וְעָלֵֽינוּ</text:span><text:span text:style-name="T669"><text:s/>יֶהֱמוּ נָא רַחֲמֶֽיךָ</text:span><text:span text:style-name="T670"><text:s/>יְיָ אֱלֹהֵֽינוּ</text:span><text:span text:style-name="T671">.</text:span><text:span text:style-name="T672"><text:s/>וְתֵן שָׂכָר טוֹב לְכׇל הַבּוֹטְחִים בְּשִׁמְךָ בֶּאֱמֶת</text:span><text:span text:style-name="T673"><text:s/>וְשִׂים חֶלְקֵֽנוּ עִמָּהֶם</text:span><text:span text:style-name="T674"><text:s/>וּלְעוֹלָם לֹא נֵבוֹשׁ</text:span><text:span text:style-name="T675"><text:s/>כִּי בְךָ בָטָֽחְנוּ. בָּרוּךְ אַתָּה</text:span><text:span text:style-name="T676"><text:s/>יְיָ</text:span><text:span text:style-name="T677"><text:s/>מִשְׁעָן וּמִבְטָח ל</text:span><text:span text:style-name="T678">ַצַּדִּיקִים.</text:span></text:p>
      <text:p text:style-name="P679"><text:span text:style-name="T680">וְלִירוּשָׁלַֽיִם עִירְךָ בְּרַחֲמִים תָּשׁוּב</text:span><text:span text:style-name="T681"><text:s/>וְתִשְׁכּוֹן בְּתוֹכָהּ כַּאֲשֶׁר דִּבַּֽרְתָּ</text:span><text:span text:style-name="T682">.</text:span><text:span text:style-name="T683"><text:s/>וּבְנֵה אוֹתָהּ בְּקָרוֹב בְּיָמֵֽינוּ בִּנְיַן עוֹלָם</text:span><text:span text:style-name="T684">.</text:span><text:span text:style-name="T685"><text:s/>וְכִסֵּא דָוִד מְהֵרָה לְתוֹכָהּ תָּכִין. בָּרוּךְ אַתָּה</text:span><text:span text:style-name="T686"><text:s/>יְיָ</text:span><text:span text:style-name="T687"><text:s/>בּוֹנֵה יְרוּשָׁלָֽיִם.</text:span></text:p>
      <text:p text:style-name="P688"><text:span text:style-name="T689">א</text:span><text:span text:style-name="T690">ֶת צֶֽמַח דָּוִד עַבְדְּךָ מְהֵרָה תַצְמִֽיחַ</text:span><text:span text:style-name="T691"><text:s/>וְקַרְנוֹ תָּרוּם בִּישׁוּעָתֶֽךָ</text:span><text:span text:style-name="T692"><text:s/>כִּי לִישׁוּעָתְךָ קִוִּינוּ כׇל הַיּוֹם. בָּרוּךְ אַתָּה</text:span><text:span text:style-name="T693"><text:s/>יְיָ</text:span><text:span text:style-name="T694"><text:s/>מַצְמִֽיחַ קֶֽרֶן יְשׁוּעָה.</text:span></text:p>
      <text:p text:style-name="P695"><text:span text:style-name="T696">שְׁמַע קוֹלֵֽנוּ</text:span><text:span text:style-name="T697"><text:s/>יְיָ אֱלֹהֵֽינוּ</text:span><text:span text:style-name="T698">.</text:span><text:span text:style-name="T699"><text:s/>חוּס וְרַחֵם עָלֵֽינוּ</text:span><text:span text:style-name="T700"><text:s/>וְקַבֵּל בְּרַחֲמִים</text:span><text:span text:style-name="T701"><text:s/>וּבְרָצוֹן אֶת תְּפִלָּתֵֽנוּ</text:span><text:span text:style-name="T702"><text:s/>כִּי אֵל שׁוֹמֵֽעַ תְּפִלּוֹת וְתַחֲנוּנִים אָֽתָּה</text:span><text:span text:style-name="T703">.</text:span><text:span text:style-name="T704"><text:s/>וּמִלְּפָנֶֽיךָ מַלְכֵּֽנוּ רֵיקָם אַל תְּשִׁיבֵֽנוּ</text:span><text:span text:style-name="T705"><text:s/>כִּי אַתָּה שׁוֹמֵֽעַ תְּפִלַּת עַמְּךָ יִשְׂרָאֵל בְּרַחֲמִים. בָּרוּךְ אַתָּה</text:span><text:span text:style-name="T706"><text:s/>יְיָ</text:span><text:span text:style-name="T707"><text:s/>שׁוֹמֵֽעַ תְּפִלָּה.</text:span><text:span text:style-name="T708"><text:s/></text:span></text:p>
      <text:p text:style-name="P709"><text:span text:style-name="T710">Continue with “retzei” to the end of the Amidah.</text:span></text:p>
      <text:p text:style-name="P711"><text:span text:style-name="T712">)</text:span><text:span text:style-name="T713">וִיהִי נֹ</text:span><text:span text:style-name="T714">ֽעַם אֲדֹנָי אֱלֹהֵֽינוּ עָלֵֽינוּ</text:span><text:span text:style-name="T715"><text:s/>וּמַעֲשֵׂה יָדֵֽינוּ כּוֹנְנָה עָלֵֽינוּ</text:span><text:span text:style-name="T716"><text:s/>וּמַעֲשֵׂה יָדֵֽינוּ כּוֹנְנֵֽהוּ.י ֹשֵׁב בְּסֵֽתֶר עֶלְיוֹן</text:span><text:span text:style-name="T717"><text:s/>בְּצֵל שַׁדַּי יִתְלוֹנָן. אֹמַר לַייָ</text:span><text:span text:style-name="T718"><text:s/>מַחְסִי וּמְצוּדָתִי</text:span><text:span text:style-name="T719"><text:s/>אֱלֹהַי אֶבְטַח־בּוֹ. כִּי הוּא יַצִּילְךָ מִפַּח יָקו</text:span><text:span text:style-name="T720">ּשׁ</text:span><text:span text:style-name="T721"><text:s/>מִדֶּֽבֶר הַוּוֹת. בְּאֶבְרָתוֹ יָֽסֶךְ לָךְ</text:span><text:span text:style-name="T722"><text:s/>וְתַֽחַת כְּנָפָיו תֶּחְסֶה</text:span><text:span text:style-name="T723">.</text:span><text:span text:style-name="T724"><text:s/>צִנָּה וְסֹחֵרָה אֲמִתּוֹ. לֹא תִירָא מִפַּֽחַד לָֽיְלָה</text:span><text:span text:style-name="T725"><text:s/>מֵחֵץ יָעוּף יוֹמָם. מִדֶּֽבֶר בָּאֹֽפֶל יַהֲלֹךְ</text:span><text:span text:style-name="T726"><text:s/>מִקֶּֽטֶב יָשׁוּד צׇהֳרָֽיִם. יִפֹּל מִצִּדְּךָ אֶֽלֶף</text:span><text:span text:style-name="T727"><text:s/>וּרְבָבָה מ</text:span><text:span text:style-name="T728">ִימִינֶֽךָ</text:span><text:span text:style-name="T729">.</text:span><text:span text:style-name="T730"><text:s/>אֵלֶֽיךָ לֹא יִגָּשׁ. רַק בְּעֵינֶֽיךָ תַבִּיט</text:span><text:span text:style-name="T731"><text:s/>וְשִׁלֻּמַת רְשָׁעִים תִּרְאֶה. כִּי אַתָּה</text:span><text:span text:style-name="T732"><text:s/>יְיָ</text:span><text:span text:style-name="T733"><text:s/>מַחְסִי</text:span><text:span text:style-name="T734">.</text:span><text:span text:style-name="T735"><text:s/>עֶלְיוֹן שַֽׂמְתָּ מְעוֹנֶֽךָ. לֹא תְאֻנֶּה אֵלֶֽיךָ רָעָה</text:span><text:span text:style-name="T736"><text:s/>וְנֶֽגַע לֹא יִקְרַב בְּאׇהֳלֶֽךָ. כִּי מַלְאָכָיו יְצַוֶּה־לָּךְ</text:span><text:span text:style-name="T737"><text:s/>לִשְׁמׇרְ</text:span><text:span text:style-name="T738">ךָ בְּכׇל דְּרָכֶֽיךָ. עַל כַּפַּֽיִם יִשָּׂאֽוּנְךָ</text:span><text:span text:style-name="T739"><text:s/>פֶּן תִּגֹּף בָּאֶֽבֶן רַגְלֶֽךָ. עַל שַֽׁחַל וָפֶֽתֶן תִּדְרֹךְ</text:span><text:span text:style-name="T740"><text:s/>תִּרְמֹס כְּפִיר וְתַנִּין. כִּי בִי חָשַׁק וַאֲפַלְּטֵֽהוּ</text:span><text:span text:style-name="T741">.</text:span><text:span text:style-name="T742"><text:s/>אֲשַׂגְּבֵהוּ כִּי יָדַע שְׁמִי. יִקְרָאֵֽנִי וְאֶעֱנֵֽהוּ</text:span><text:span text:style-name="T743"><text:s/>עִמּוֹ אָנֹכִי<text:s/></text:span><text:span text:style-name="T744">בְצָרָה</text:span><text:span text:style-name="T745">.</text:span><text:span text:style-name="T746"><text:s/>אֲחַלְּצֵֽהוּ וַאֲכַבְּדֵֽהוּ. אֹֽרֶךְ יָמִים אַשְׂבִּיעֵֽהוּ</text:span><text:span text:style-name="T747"><text:s/>וְאַרְאֵֽהוּ בִּישׁוּעָתִי. אֹֽרֶךְ יָמִים אַשְׂבִּיעֵֽהוּ</text:span><text:span text:style-name="T748"><text:s/>וְאַרְאֵֽהוּ בִּישׁוּעָתִי.</text:span><text:span text:style-name="T749"><text:s/>(</text:span></text:p>
      <text:p text:style-name="P750"><text:span text:style-name="T751">At the end of Shabbat, Kedusha deSidra (printed above) is said here.</text:span></text:p>
      <text:p text:style-name="P752"><text:span text:style-name="T753">עָלֵֽינוּ לְשַׁבֵּֽחַ לַאֲדוֹן הַכֹּל</text:span><text:span text:style-name="T754"><text:s/>לָתֵת גְּדֻלָּה לְיוֹצֵר בְּרֵאשִׁית</text:span><text:span text:style-name="T755"><text:s/>שֶׁלֺּא עָשָֽׂנוּ כ</text:span><text:span text:style-name="T756">ְּגוֹיֵי הָאֲרָצוֹת</text:span><text:span text:style-name="T757"><text:s/>וְלֺא שָׂמָֽנוּ כְּמִשְׁפְּחוֹת הָאֲדָמָה</text:span><text:span text:style-name="T758">.</text:span><text:span text:style-name="T759"><text:s/>שֶׁלֺּא שָׂם חֶלְקֵֽנוּ כָּהֶם</text:span><text:span text:style-name="T760"><text:s/>וְגוֹרָלֵֽנוּ כְּכׇל הֲמוֹנָם</text:span><text:span text:style-name="T761">.</text:span><text:span text:style-name="T762"><text:s/>וַאֲנַֽחְנוּ כּוֹרְעִים וּמִשְׁתַּחֲוִים וּמוֹדִים לִפְנֵי מֶֽלֶךְ מַלְכֵי הַמְּלָכִים</text:span><text:span text:style-name="T763"><text:s/>הַקָּדוֹשׁ בָּרוּךְ הוּא</text:span><text:span text:style-name="T764"><text:s/>שֶׁהוּא נוֹטֶה<text:s/></text:span><text:span text:style-name="T765">שָׁמַֽיִם וְיוֹסֵד אָֽרֶץ</text:span><text:span text:style-name="T766"><text:s/>וּמוֹשַׁב יְקָרוֹ בַּשָּׁמַֽיִם מִמַּֽעַל</text:span><text:span text:style-name="T767"><text:s/>וּשְׁכִינַת עֻזּוֹ בְּגָבְהֵי מְרוֹמִים. הוּא אֱלֺהֵֽינוּ</text:span><text:span text:style-name="T768"><text:s/>אֵין עוֹד</text:span><text:span text:style-name="T769">.</text:span><text:span text:style-name="T770"><text:s/>אֱמֶת מַלְכֵּֽנוּ</text:span><text:span text:style-name="T771"><text:s/>אֶֽפֶס זוּלָתוֹ</text:span><text:span text:style-name="T772"><text:s/>כַּכָּתוּב בְּתוֹרָתוֹ: וְיָדַעְתָּ הַיּוֹם וַהֲשֵׁבֹתָ אֶל לְבָבֶֽךָ</text:span><text:span text:style-name="T773"><text:s/>כִּי יְיָ</text:span><text:span text:style-name="T774"><text:s/>הוּא הָאֱלֺהִים בַּשָּׁמַֽיִם מִמַּֽעַל</text:span><text:span text:style-name="T775"><text:s/>וְעַל הָאָֽרֶץ מִתָּֽחַת</text:span><text:span text:style-name="T776"><text:s/>אֵין עוֹד</text:span><text:span text:style-name="T777">.</text:span></text:p>
      <text:p text:style-name="P778"><text:span text:style-name="T779">עַל כֵּן נְקַוֶּה לְךָ</text:span><text:span text:style-name="T780"><text:s/>יְיָ אֱלֺהֵֽינוּ</text:span><text:span text:style-name="T781"><text:s/>לִרְאוֹת מְהֵרָה בְּתִפְאֶֽרֶת עֻזֶּֽךָ</text:span><text:span text:style-name="T782"><text:s/>לְהַעֲבִיר גִּלּוּלִים מִן הָאָֽרֶץ</text:span><text:span text:style-name="T783"><text:s/>וְהָאֱלִילִים כָּרוֹת יִכָּרֵתוּן</text:span><text:span text:style-name="T784">.</text:span><text:span text:style-name="T785"><text:s/>לְתַקֵּן עוֹלָם בְּמַל</text:span><text:span text:style-name="T786">ְכוּת שַׁדַּי</text:span><text:span text:style-name="T787"><text:s/>וְכׇל בְּנֵי בָשָׂר יִקְרְאוּ בִשְׁמֶֽךָ</text:span><text:span text:style-name="T788"><text:s/>לְהַפְנוֹת אֵלֶֽיךָ כׇּל רִשְׁעֵי אָֽרֶץ. יַכִּֽירוּ וְיֵדְעוּ כׇּל יוֹשְׁבֵי תֵבֵל</text:span><text:span text:style-name="T789"><text:s/>כִּי לְךָ תִּכְרַע כׇּל בֶּֽרֶךְ</text:span><text:span text:style-name="T790"><text:s/>תִּשָּׁבַע כׇּל לָשׁוֹן. לְפָנֶֽיךָ</text:span><text:span text:style-name="T791"><text:s/>יְיָ אֱלֺהֵֽינוּ</text:span><text:span text:style-name="T792"><text:s/>יִכְרְעוּ וְיִפֹּֽלוּ</text:span><text:span text:style-name="T793"><text:s/>וְ</text:span><text:span text:style-name="T794">לִכְבוֹד שִׁמְךָ יְקָר יִתֵּֽנוּ</text:span><text:span text:style-name="T795"><text:s/>וִיקַבְּלוּ כֻלָּם אֶת עֹל מַלְכוּתֶֽךָ</text:span><text:span text:style-name="T796"><text:s/>וְתִמְלוֹךְ עֲלֵיהֶם מְהֵרָה לְעוֹלָם וָעֶד</text:span><text:span text:style-name="T797">.</text:span><text:span text:style-name="T798"><text:s/>כִּי הַמַּלְכוּת שֶׁלְּךָ הִיא</text:span><text:span text:style-name="T799"><text:s/>וּלְעֽוֹלְמֵי עַד תִּמְלוֹךְ בְּכָבוֹד</text:span><text:span text:style-name="T800"><text:s/>כַּכָּתוּב בְּתוֹרָתֶֽךָ: יְיָ יִמְלֺךְלְעֹלָם וָעֶד. וְנֶאֱמַר:</text:span><text:span text:style-name="T801"><text:s/>וְהָיָה יְיָ לְמֶֽלֶךְ עַל כׇּל הָאָֽרֶץ</text:span><text:span text:style-name="T802">.</text:span><text:span text:style-name="T803"><text:s/>בַּיּוֹם הַהוּא יִהְיֶה יְיָ אֶחָד וּשְׁמוֹ אֶחָד</text:span><text:span text:style-name="T804">.</text:span></text:p>
      <text:p text:style-name="P805">Text<text:s/>of kaddish</text:p>
      <text:p text:style-name="P806"><text:span text:style-name="T807">יִתְגַּדַּל וְיִתְקַדַּשׁ שְׁמֵהּ רַבָּא בְּעָלְמָא דִּי־בְרָא כִרְעוּתֵהּ</text:span><text:span text:style-name="T808">.</text:span><text:span text:style-name="T809"><text:s/>וְיַמְלִיךְ מַלְכוּתֵהּ בְּחַיֵּיכוֹן וּבְיוֹמֵיכוֹן</text:span><text:span text:style-name="T810"><text:s/>וּבְחַיֵּי דְכׇ</text:span><text:span text:style-name="T811">ל־בֵּית יִשְׂרָאֵל</text:span><text:span text:style-name="T812"><text:s/>בַּעֲגָלָא וּבִזְמַן קָרִיב</text:span><text:span text:style-name="T813"><text:s/>וְאִמְרוּ אָמֵן. יְהֵא שְׁמֵהּ רַבָּא מְבָרַךְ לְעָלַם וּלְעָלְמֵי עָלְמַיָּא. יִתְבָּרַךְ וְיִשְׁתַּבַּח</text:span><text:span text:style-name="T814"><text:s/>וְיִתְפָּאַר וְיִתְרוֹמָם</text:span><text:span text:style-name="T815"><text:s/>וְיִתְנַשֵּׂא וְיִתְהַדָּר</text:span><text:span text:style-name="T816"><text:s/>וְיִתְעַלֶּה וְיִתְהַלָּל שְׁמֵהּ דְּקֻדְשָׁא</text:span><text:span text:style-name="T817"><text:s/>בְּרִיךְ הוּא</text:span><text:span text:style-name="T818"><text:s/>לְעֵֽלָּא מִן כׇּל־בִּרְכָתָא וְשִׁירָתָא</text:span><text:span text:style-name="T819"><text:s/>תֻּשְׁבְּחָתָא וְנֶחֱמָתָא</text:span><text:span text:style-name="T820"><text:s/>דַּאֲמִירָן בְּעָלְמָא</text:span><text:span text:style-name="T821"><text:s/>וְאִמְרוּ אָמֵן.</text:span></text:p>
      <text:p text:style-name="P822"><text:span text:style-name="T823">תִּתְקַבַּל צ</text:span><text:span text:style-name="T824">ְלוֹתְהוֹן וּבָעוּתְהוֹן דְּכׇל־בֵּית יִשְׂרָאֵל קֳדָם אֲבוּהוֹן דִּי בִשְׁמַיָּא</text:span><text:span text:style-name="T825"><text:s/>וְאִמְרוּ אָמֵן.</text:span></text:p>
      <text:p text:style-name="P826"><text:span text:style-name="T827">יְהֵא שְׁלָמָא רַבָּא מִן שְׁמַיָּא</text:span><text:span text:style-name="T828"><text:s/>וְחַיִּים טוֹבִים</text:span><text:span text:style-name="T829"><text:s/>עָלֵֽינוּ וְעַל כׇּל־יִשְׂרָאֵל</text:span><text:span text:style-name="T830"><text:s/>וְאִמְרוּ אָמֵן. עֹשֶׂה שָׁלוֹם בִּמְרוֹמָיו</text:span><text:span text:style-name="T831"><text:s/>הוּא בְּרַחֲמָיו יַעֲ</text:span><text:span text:style-name="T832">שֶׂה שָׁלוֹם עָלֵֽינוּ וְעַל כׇּל־יִשְׂרָאֵל</text:span><text:span text:style-name="T833"><text:s/>וְאִמְרוּ אָמֵן.</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Nachlieli CLM" svg:font-family="Nachlieli CLM" style:font-family-generic="modern" style:font-pitch="variable" svg:panose-1="2 0 6 3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hlomo" svg:font-family="Shlomo" style:font-family-generic="system" style:font-pitch="variable" svg:panose-1="2 0 4 0 0 0 0 0 0 0"/>
    <style:font-face style:name="OpenSymbol" svg:font-family="OpenSymbol" style:font-family-generic="system" style:font-pitch="variable" svg:panose-1="5 1 0 0 0 0 0 0 0 0"/>
    <style:font-face style:name="Taamey Ashkenaz" svg:font-family="Taamey Ashkenaz"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Nachlieli CLM"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style:font-name-complex="Shlomo" fo:font-size="10.5pt" style:font-size-asian="10.5pt" style:font-size-complex="8pt" fo:hyphenate="false"/>
    </style:style>
    <style:style style:name="List" style:display-name="List" style:family="paragraph" style:parent-style-name="Textbody">
      <style:text-properties style:font-name-complex="Nachlieli CLM"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5in" fo:margin-left="0.5in" fo:margin-bottom="0.5in" fo:margin-right="0.5in" style:num-format="1" style:writing-mode="rl-tb">
        <style:columns fo:column-count="2" fo:column-gap="0.1in">
          <style:column-sep/>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athan Kasimer</meta:initial-creator>
    <dc:creator>Kasimer Nathan</dc:creator>
    <meta:creation-date>2020-10-05T21:21:00Z</meta:creation-date>
    <dc:date>2020-10-18T01:25:00Z</dc:date>
    <meta:template xlink:href="Normal.dotm" xlink:type="simple"/>
    <meta:editing-cycles>15</meta:editing-cycles>
    <meta:editing-duration>PT6600S</meta:editing-duration>
    <meta:document-statistic meta:page-count="2" meta:paragraph-count="53" meta:word-count="3984" meta:character-count="26644" meta:row-count="189" meta:non-whitespace-character-count="22713"/>
  </office:meta>
</office:document-meta>
</file>